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950e"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b2b2b2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99"/>
    </style:style>
    <style:style style:name="ce12" style:family="table-cell" style:parent-style-name="Default">
      <style:table-cell-properties fo:background-color="#cccccc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cccccc"/>
      <style:text-properties fo:font-size="11pt" fo:font-weight="bold" style:font-weight-asian="bold" style:font-weight-complex="normal"/>
    </style:style>
    <style:style style:name="ce15" style:family="table-cell" style:parent-style-name="Default">
      <style:text-properties fo:font-size="11pt" fo:font-weight="bold" style:font-weight-asian="bold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number-columns-repeated="10"/>
        </table:table-row>
        <table:table-row table:style-name="ro2">
          <table:table-cell/>
          <table:table-cell table:style-name="ce2" office:value-type="string" calcext:value-type="string" table:number-columns-spanned="8" table:number-rows-spanned="1">
            <text:p>Perft Results</text:p>
          </table:table-cell>
          <table:covered-table-cell table:number-columns-repeated="7"/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 table:number-columns-spanned="8" table:number-rows-spanned="1">
            <text:p>http://webchess.freehostia.com/diag/chessdiag.php?fen=r3k2r/p1ppqpb1/bn2pnp1/3PN3/1p2P3/2N2Q1p/PPPBBPPP/R3K2R w - -&amp;size=large&amp;coord=yes&amp;cap=no&amp;stm=yes&amp;fb=no&amp;theme=classic&amp;color1=E3CEAA&amp;color2=635147&amp;color3=000000</text:p>
          </table:table-cell>
          <table:covered-table-cell table:number-columns-repeated="7"/>
          <table:table-cell/>
        </table:table-row>
        <table:table-row table:style-name="ro1">
          <table:table-cell table:number-columns-repeated="10"/>
        </table:table-row>
        <table:table-row table:style-name="ro3">
          <table:table-cell table:number-columns-repeated="2"/>
          <table:table-cell table:style-name="ce7" office:value-type="string" calcext:value-type="string" table:number-columns-spanned="7" table:number-rows-spanned="1">
            <text:p>r3k2r/p1ppqpb1/bn2pnp1/3PN3/1p2P3/2N2Q1p/PPPBBPPP/R3K2R w KQkq</text:p>
          </table:table-cell>
          <table:covered-table-cell table:number-columns-repeated="6"/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depth</text:p>
          </table:table-cell>
          <table:table-cell table:style-name="ce3"/>
          <table:table-cell table:style-name="ce10" office:value-type="string" calcext:value-type="string">
            <text:p>moves</text:p>
          </table:table-cell>
          <table:table-cell table:style-name="ce10" office:value-type="string" calcext:value-type="string">
            <text:p>capture</text:p>
          </table:table-cell>
          <table:table-cell table:style-name="ce10" office:value-type="string" calcext:value-type="string">
            <text:p>en passant</text:p>
          </table:table-cell>
          <table:table-cell table:style-name="ce10" office:value-type="string" calcext:value-type="string">
            <text:p>promotion</text:p>
          </table:table-cell>
          <table:table-cell table:style-name="ce10" office:value-type="string" calcext:value-type="string">
            <text:p>check</text:p>
          </table:table-cell>
          <table:table-cell table:style-name="ce10" office:value-type="string" calcext:value-type="string">
            <text:p>castle</text:p>
          </table:table-cell>
          <table:table-cell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1" office:value-type="float" office:value="2039" calcext:value-type="float">
            <text:p>2039</text:p>
          </table:table-cell>
          <table:table-cell table:style-name="ce11" office:value-type="float" office:value="351" calcext:value-type="float">
            <text:p>35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91" calcext:value-type="float">
            <text:p>91</text:p>
          </table:table-cell>
          <table:table-cell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11" office:value-type="float" office:value="97862" calcext:value-type="float">
            <text:p>97862</text:p>
          </table:table-cell>
          <table:table-cell table:style-name="ce11" office:value-type="float" office:value="17102" calcext:value-type="float">
            <text:p>17102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93" calcext:value-type="float">
            <text:p>993</text:p>
          </table:table-cell>
          <table:table-cell table:style-name="ce11" office:value-type="float" office:value="3162" calcext:value-type="float">
            <text:p>3162</text:p>
          </table:table-cell>
          <table:table-cell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11" office:value-type="float" office:value="4085603" calcext:value-type="float">
            <text:p>4085603</text:p>
          </table:table-cell>
          <table:table-cell table:style-name="ce11" office:value-type="float" office:value="757163" calcext:value-type="float">
            <text:p>757163</text:p>
          </table:table-cell>
          <table:table-cell table:style-name="ce11" office:value-type="float" office:value="1929" calcext:value-type="float">
            <text:p>1929</text:p>
          </table:table-cell>
          <table:table-cell table:style-name="ce11" office:value-type="float" office:value="15172" calcext:value-type="float">
            <text:p>15172</text:p>
          </table:table-cell>
          <table:table-cell table:style-name="ce11" office:value-type="float" office:value="25523" calcext:value-type="float">
            <text:p>25523</text:p>
          </table:table-cell>
          <table:table-cell table:style-name="ce11" office:value-type="float" office:value="128013" calcext:value-type="float">
            <text:p>128013</text:p>
          </table:table-cell>
          <table:table-cell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11" office:value-type="float" office:value="193690690" calcext:value-type="float">
            <text:p>193690690</text:p>
          </table:table-cell>
          <table:table-cell table:style-name="ce11" office:value-type="float" office:value="35043416" calcext:value-type="float">
            <text:p>35043416</text:p>
          </table:table-cell>
          <table:table-cell table:style-name="ce11" office:value-type="float" office:value="73365" calcext:value-type="float">
            <text:p>73365</text:p>
          </table:table-cell>
          <table:table-cell table:style-name="ce11" office:value-type="float" office:value="8392" calcext:value-type="float">
            <text:p>8392</text:p>
          </table:table-cell>
          <table:table-cell table:style-name="ce11" office:value-type="float" office:value="3309887" calcext:value-type="float">
            <text:p>3309887</text:p>
          </table:table-cell>
          <table:table-cell table:style-name="ce11" office:value-type="float" office:value="4993637" calcext:value-type="float">
            <text:p>4993637</text:p>
          </table:table-cell>
          <table:table-cell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11" office:value-type="float" office:value="8031647685" calcext:value-type="float">
            <text:p>8031647685</text:p>
          </table:table-cell>
          <table:table-cell table:style-name="ce11" office:value-type="float" office:value="1558445089" calcext:value-type="float">
            <text:p>1558445089</text:p>
          </table:table-cell>
          <table:table-cell table:style-name="ce11" office:value-type="float" office:value="3577504" calcext:value-type="float">
            <text:p>3577504</text:p>
          </table:table-cell>
          <table:table-cell table:style-name="ce11" office:value-type="float" office:value="56627920" calcext:value-type="float">
            <text:p>56627920</text:p>
          </table:table-cell>
          <table:table-cell table:style-name="ce11" office:value-type="float" office:value="92238050" calcext:value-type="float">
            <text:p>92238050</text:p>
          </table:table-cell>
          <table:table-cell table:style-name="ce11" office:value-type="float" office:value="184513607" calcext:value-type="float">
            <text:p>184513607</text:p>
          </table:table-cell>
          <table:table-cell/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11" office:value-type="float" office:value="374190009323" calcext:value-type="float">
            <text:p>374190009323</text:p>
          </table:table-cell>
          <table:table-cell table:style-name="ce11" office:value-type="float" office:value="69479646226" calcext:value-type="float">
            <text:p>69479646226</text:p>
          </table:table-cell>
          <table:table-cell table:style-name="ce11" office:value-type="float" office:value="117075132" calcext:value-type="float">
            <text:p>117075132</text:p>
          </table:table-cell>
          <table:table-cell table:style-name="ce11" office:value-type="float" office:value="49612944" calcext:value-type="float">
            <text:p>49612944</text:p>
          </table:table-cell>
          <table:table-cell table:style-name="ce11" office:value-type="float" office:value="4123156735" calcext:value-type="float">
            <text:p>4123156735</text:p>
          </table:table-cell>
          <table:table-cell table:style-name="ce11" office:value-type="float" office:value="3536282056" calcext:value-type="float">
            <text:p>3536282056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3">
          <table:table-cell/>
          <table:table-cell table:style-name="ce5" office:value-type="string" calcext:value-type="string" table:number-columns-spanned="8" table:number-rows-spanned="1">
            <text:p>detail Depth 2</text:p>
          </table:table-cell>
          <table:covered-table-cell table:style-name="ce8" office:value-type="string" calcext:value-type="string">
            <text:p>detail Depth 2</text:p>
          </table:covered-table-cell>
          <table:covered-table-cell table:number-columns-repeated="2" table:style-name="ce12"/>
          <table:covered-table-cell table:style-name="ce14" office:value-type="string" calcext:value-type="string">
            <text:p>Detail Depth 2</text:p>
          </table:covered-table-cell>
          <table:covered-table-cell table:number-columns-repeated="3" table:style-name="ce12"/>
          <table:table-cell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 table:style-name="ce9" office:value-type="string" calcext:value-type="string">
            <text:p>move</text:p>
          </table:table-cell>
          <table:table-cell table:style-name="ce13" office:value-type="string" calcext:value-type="string">
            <text:p>tot</text:p>
          </table:table-cell>
          <table:table-cell table:style-name="ce13" office:value-type="string" calcext:value-type="string">
            <text:p>capture</text:p>
          </table:table-cell>
          <table:table-cell table:style-name="ce13" office:value-type="string" calcext:value-type="string">
            <text:p>en passant</text:p>
          </table:table-cell>
          <table:table-cell table:style-name="ce13" office:value-type="string" calcext:value-type="string">
            <text:p>promotion</text:p>
          </table:table-cell>
          <table:table-cell table:style-name="ce13" office:value-type="string" calcext:value-type="string">
            <text:p>check</text:p>
          </table:table-cell>
          <table:table-cell table:style-name="ce13" office:value-type="string" calcext:value-type="string">
            <text:p>castle</text:p>
          </table:table-cell>
          <table:table-cell table:style-name="ce1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2*h3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B20]+1" office:value-type="float" office:value="2" calcext:value-type="float">
            <text:p>2</text:p>
          </table:table-cell>
          <table:table-cell office:value-type="string" calcext:value-type="string">
            <text:p>Be2-d3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B21]+1" office:value-type="float" office:value="3" calcext:value-type="float">
            <text:p>3</text:p>
          </table:table-cell>
          <table:table-cell office:value-type="string" calcext:value-type="string">
            <text:p>Ra1-b1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B22]+1" office:value-type="float" office:value="4" calcext:value-type="float">
            <text:p>4</text:p>
          </table:table-cell>
          <table:table-cell office:value-type="string" calcext:value-type="string">
            <text:p>Bd2-g5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B23]+1" office:value-type="float" office:value="5" calcext:value-type="float">
            <text:p>5</text:p>
          </table:table-cell>
          <table:table-cell office:value-type="string" calcext:value-type="string">
            <text:p>Qf3*f6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B24]+1" office:value-type="float" office:value="6" calcext:value-type="float">
            <text:p>6</text:p>
          </table:table-cell>
          <table:table-cell office:value-type="string" calcext:value-type="string">
            <text:p>Qf3-g4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B25]+1" office:value-type="float" office:value="7" calcext:value-type="float">
            <text:p>7</text:p>
          </table:table-cell>
          <table:table-cell office:value-type="string" calcext:value-type="string">
            <text:p>d5*e6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B26]+1" office:value-type="float" office:value="8" calcext:value-type="float">
            <text:p>8</text:p>
          </table:table-cell>
          <table:table-cell office:value-type="string" calcext:value-type="string">
            <text:p>a2-a3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B27]+1" office:value-type="float" office:value="9" calcext:value-type="float">
            <text:p>9</text:p>
          </table:table-cell>
          <table:table-cell office:value-type="string" calcext:value-type="string">
            <text:p>Ne5-d3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B28]+1" office:value-type="float" office:value="10" calcext:value-type="float">
            <text:p>10</text:p>
          </table:table-cell>
          <table:table-cell office:value-type="string" calcext:value-type="string">
            <text:p>Be2-c4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B29]+1" office:value-type="float" office:value="11" calcext:value-type="float">
            <text:p>11</text:p>
          </table:table-cell>
          <table:table-cell office:value-type="string" calcext:value-type="string">
            <text:p>Qf3-g3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B30]+1" office:value-type="float" office:value="12" calcext:value-type="float">
            <text:p>12</text:p>
          </table:table-cell>
          <table:table-cell office:value-type="string" calcext:value-type="string">
            <text:p>Bd2-h6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B31]+1" office:value-type="float" office:value="13" calcext:value-type="float">
            <text:p>13</text:p>
          </table:table-cell>
          <table:table-cell office:value-type="string" calcext:value-type="string">
            <text:p>Qf3*h3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B32]+1" office:value-type="float" office:value="14" calcext:value-type="float">
            <text:p>14</text:p>
          </table:table-cell>
          <table:table-cell office:value-type="string" calcext:value-type="string">
            <text:p>Qf3-h5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B33]+1" office:value-type="float" office:value="15" calcext:value-type="float">
            <text:p>15</text:p>
          </table:table-cell>
          <table:table-cell office:value-type="string" calcext:value-type="string">
            <text:p>Ne5*g6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formula="of:=[.B34]+1" office:value-type="float" office:value="16" calcext:value-type="float">
            <text:p>16</text:p>
          </table:table-cell>
          <table:table-cell office:value-type="string" calcext:value-type="string">
            <text:p>Be2-b5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B35]+1" office:value-type="float" office:value="17" calcext:value-type="float">
            <text:p>17</text:p>
          </table:table-cell>
          <table:table-cell office:value-type="string" calcext:value-type="string">
            <text:p>g2-g4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B36]+1" office:value-type="float" office:value="18" calcext:value-type="float">
            <text:p>18</text:p>
          </table:table-cell>
          <table:table-cell office:value-type="string" calcext:value-type="string">
            <text:p>e1g1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B37]+1" office:value-type="float" office:value="19" calcext:value-type="float">
            <text:p>19</text:p>
          </table:table-cell>
          <table:table-cell office:value-type="string" calcext:value-type="string">
            <text:p>e1c1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B38]+1" office:value-type="float" office:value="20" calcext:value-type="float">
            <text:p>20</text:p>
          </table:table-cell>
          <table:table-cell office:value-type="string" calcext:value-type="string">
            <text:p>Ne5*f7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formula="of:=[.B39]+1" office:value-type="float" office:value="21" calcext:value-type="float">
            <text:p>21</text:p>
          </table:table-cell>
          <table:table-cell office:value-type="string" calcext:value-type="string">
            <text:p>Qf3-e3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B40]+1" office:value-type="float" office:value="22" calcext:value-type="float">
            <text:p>22</text:p>
          </table:table-cell>
          <table:table-cell office:value-type="string" calcext:value-type="string">
            <text:p>d5-d6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B41]+1" office:value-type="float" office:value="23" calcext:value-type="float">
            <text:p>23</text:p>
          </table:table-cell>
          <table:table-cell office:value-type="string" calcext:value-type="string">
            <text:p>Be2-f1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B42]+1" office:value-type="float" office:value="24" calcext:value-type="float">
            <text:p>24</text:p>
          </table:table-cell>
          <table:table-cell office:value-type="string" calcext:value-type="string">
            <text:p>a2-a4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B43]+1" office:value-type="float" office:value="25" calcext:value-type="float">
            <text:p>25</text:p>
          </table:table-cell>
          <table:table-cell office:value-type="string" calcext:value-type="string">
            <text:p>Ne5*d7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formula="of:=[.B44]+1" office:value-type="float" office:value="26" calcext:value-type="float">
            <text:p>26</text:p>
          </table:table-cell>
          <table:table-cell office:value-type="string" calcext:value-type="string">
            <text:p>Qf3-d3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B45]+1" office:value-type="float" office:value="27" calcext:value-type="float">
            <text:p>27</text:p>
          </table:table-cell>
          <table:table-cell office:value-type="string" calcext:value-type="string">
            <text:p>Ne5-g4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B46]+1" office:value-type="float" office:value="28" calcext:value-type="float">
            <text:p>28</text:p>
          </table:table-cell>
          <table:table-cell office:value-type="string" calcext:value-type="string">
            <text:p>Bd2-c1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B47]+1" office:value-type="float" office:value="29" calcext:value-type="float">
            <text:p>29</text:p>
          </table:table-cell>
          <table:table-cell office:value-type="string" calcext:value-type="string">
            <text:p>Be2*a6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formula="of:=[.B48]+1" office:value-type="float" office:value="30" calcext:value-type="float">
            <text:p>30</text:p>
          </table:table-cell>
          <table:table-cell office:value-type="string" calcext:value-type="string">
            <text:p>Nc3-d1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B49]+1" office:value-type="float" office:value="31" calcext:value-type="float">
            <text:p>31</text:p>
          </table:table-cell>
          <table:table-cell office:value-type="string" calcext:value-type="string">
            <text:p>Rh1-g1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B50]+1" office:value-type="float" office:value="32" calcext:value-type="float">
            <text:p>32</text:p>
          </table:table-cell>
          <table:table-cell office:value-type="string" calcext:value-type="string">
            <text:p>Be2-d1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B51]+1" office:value-type="float" office:value="33" calcext:value-type="float">
            <text:p>33</text:p>
          </table:table-cell>
          <table:table-cell office:value-type="string" calcext:value-type="string">
            <text:p>g2-g3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B52]+1" office:value-type="float" office:value="34" calcext:value-type="float">
            <text:p>34</text:p>
          </table:table-cell>
          <table:table-cell office:value-type="string" calcext:value-type="string">
            <text:p>Qf3-f4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B53]+1" office:value-type="float" office:value="35" calcext:value-type="float">
            <text:p>35</text:p>
          </table:table-cell>
          <table:table-cell office:value-type="string" calcext:value-type="string">
            <text:p>Ne5-c4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B54]+1" office:value-type="float" office:value="36" calcext:value-type="float">
            <text:p>36</text:p>
          </table:table-cell>
          <table:table-cell office:value-type="string" calcext:value-type="string">
            <text:p>Bd2-e3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B55]+1" office:value-type="float" office:value="37" calcext:value-type="float">
            <text:p>37</text:p>
          </table:table-cell>
          <table:table-cell office:value-type="string" calcext:value-type="string">
            <text:p>Rh1-f1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B56]+1" office:value-type="float" office:value="38" calcext:value-type="float">
            <text:p>38</text:p>
          </table:table-cell>
          <table:table-cell office:value-type="string" calcext:value-type="string">
            <text:p>Nc3-b1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B57]+1" office:value-type="float" office:value="39" calcext:value-type="float">
            <text:p>39</text:p>
          </table:table-cell>
          <table:table-cell office:value-type="string" calcext:value-type="string">
            <text:p>b2-b3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B58]+1" office:value-type="float" office:value="40" calcext:value-type="float">
            <text:p>40</text:p>
          </table:table-cell>
          <table:table-cell office:value-type="string" calcext:value-type="string">
            <text:p>Qf3-f5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B59]+1" office:value-type="float" office:value="41" calcext:value-type="float">
            <text:p>41</text:p>
          </table:table-cell>
          <table:table-cell office:value-type="string" calcext:value-type="string">
            <text:p>Ne5-c6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formula="of:=[.B60]+1" office:value-type="float" office:value="42" calcext:value-type="float">
            <text:p>42</text:p>
          </table:table-cell>
          <table:table-cell office:value-type="string" calcext:value-type="string">
            <text:p>Bd2-f4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B61]+1" office:value-type="float" office:value="43" calcext:value-type="float">
            <text:p>43</text:p>
          </table:table-cell>
          <table:table-cell office:value-type="string" calcext:value-type="string">
            <text:p>Ra1-d1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B62]+1" office:value-type="float" office:value="44" calcext:value-type="float">
            <text:p>44</text:p>
          </table:table-cell>
          <table:table-cell office:value-type="string" calcext:value-type="string">
            <text:p>Nc3-a4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B63]+1" office:value-type="float" office:value="45" calcext:value-type="float">
            <text:p>45</text:p>
          </table:table-cell>
          <table:table-cell office:value-type="string" calcext:value-type="string">
            <text:p>Ke1-f1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B64]+1" office:value-type="float" office:value="46" calcext:value-type="float">
            <text:p>46</text:p>
          </table:table-cell>
          <table:table-cell office:value-type="string" calcext:value-type="string">
            <text:p>Ke1-d1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B65]+1" office:value-type="float" office:value="47" calcext:value-type="float">
            <text:p>47</text:p>
          </table:table-cell>
          <table:table-cell office:value-type="string" calcext:value-type="string">
            <text:p>Ra1-c1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B66]+1" office:value-type="float" office:value="48" calcext:value-type="float">
            <text:p>48</text:p>
          </table:table-cell>
          <table:table-cell office:value-type="string" calcext:value-type="string">
            <text:p>Nc3-b5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3">
          <table:table-cell/>
          <table:table-cell table:style-name="ce5" office:value-type="string" calcext:value-type="string" table:number-columns-spanned="8" table:number-rows-spanned="1">
            <text:p>detail Depth 3</text:p>
          </table:table-cell>
          <table:covered-table-cell table:style-name="ce8" office:value-type="string" calcext:value-type="string">
            <text:p>detail Depth 3</text:p>
          </table:covered-table-cell>
          <table:covered-table-cell table:number-columns-repeated="2" table:style-name="ce12"/>
          <table:covered-table-cell table:style-name="ce14"/>
          <table:covered-table-cell table:number-columns-repeated="3" table:style-name="ce12"/>
          <table:table-cell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 table:style-name="ce9" office:value-type="string" calcext:value-type="string">
            <text:p>move</text:p>
          </table:table-cell>
          <table:table-cell table:style-name="ce13" office:value-type="string" calcext:value-type="string">
            <text:p>tot</text:p>
          </table:table-cell>
          <table:table-cell table:style-name="ce13" office:value-type="string" calcext:value-type="string">
            <text:p>capture</text:p>
          </table:table-cell>
          <table:table-cell table:style-name="ce13" office:value-type="string" calcext:value-type="string">
            <text:p>en passant</text:p>
          </table:table-cell>
          <table:table-cell table:style-name="ce13" office:value-type="string" calcext:value-type="string">
            <text:p>promotion</text:p>
          </table:table-cell>
          <table:table-cell table:style-name="ce13" office:value-type="string" calcext:value-type="string">
            <text:p>check</text:p>
          </table:table-cell>
          <table:table-cell table:style-name="ce13" office:value-type="string" calcext:value-type="string">
            <text:p>castle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2*h3</text:p>
          </table:table-cell>
          <table:table-cell office:value-type="float" office:value="1970" calcext:value-type="float">
            <text:p>1970</text:p>
          </table:table-cell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/>
          <table:table-cell table:formula="of:=[.B73]+1" office:value-type="float" office:value="2" calcext:value-type="float">
            <text:p>2</text:p>
          </table:table-cell>
          <table:table-cell office:value-type="string" calcext:value-type="string">
            <text:p>Qf3*f6</text:p>
          </table:table-cell>
          <table:table-cell office:value-type="float" office:value="2111" calcext:value-type="float">
            <text:p>2111</text:p>
          </table:table-cell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/>
          <table:table-cell table:formula="of:=[.B74]+1" office:value-type="float" office:value="3" calcext:value-type="float">
            <text:p>3</text:p>
          </table:table-cell>
          <table:table-cell office:value-type="string" calcext:value-type="string">
            <text:p>Be2-d3</text:p>
          </table:table-cell>
          <table:table-cell office:value-type="float" office:value="2050" calcext:value-type="float">
            <text:p>2050</text:p>
          </table:table-cell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/>
          <table:table-cell table:formula="of:=[.B75]+1" office:value-type="float" office:value="4" calcext:value-type="float">
            <text:p>4</text:p>
          </table:table-cell>
          <table:table-cell office:value-type="string" calcext:value-type="string">
            <text:p>Qf3-g4</text:p>
          </table:table-cell>
          <table:table-cell office:value-type="float" office:value="2169" calcext:value-type="float">
            <text:p>2169</text:p>
          </table:table-cell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/>
          <table:table-cell table:formula="of:=[.B76]+1" office:value-type="float" office:value="5" calcext:value-type="float">
            <text:p>5</text:p>
          </table:table-cell>
          <table:table-cell office:value-type="string" calcext:value-type="string">
            <text:p>Ra1-b1</text:p>
          </table:table-cell>
          <table:table-cell office:value-type="float" office:value="1969" calcext:value-type="float">
            <text:p>1969</text:p>
          </table:table-cell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/>
          <table:table-cell table:formula="of:=[.B77]+1" office:value-type="float" office:value="6" calcext:value-type="float">
            <text:p>6</text:p>
          </table:table-cell>
          <table:table-cell office:value-type="string" calcext:value-type="string">
            <text:p>Ne5-d3</text:p>
          </table:table-cell>
          <table:table-cell office:value-type="float" office:value="1803" calcext:value-type="float">
            <text:p>1803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/>
          <table:table-cell table:formula="of:=[.B78]+1" office:value-type="float" office:value="7" calcext:value-type="float">
            <text:p>7</text:p>
          </table:table-cell>
          <table:table-cell office:value-type="string" calcext:value-type="string">
            <text:p>Bd2-g5</text:p>
          </table:table-cell>
          <table:table-cell office:value-type="float" office:value="2134" calcext:value-type="float">
            <text:p>2134</text:p>
          </table:table-cell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/>
          <table:table-cell table:formula="of:=[.B79]+1" office:value-type="float" office:value="8" calcext:value-type="float">
            <text:p>8</text:p>
          </table:table-cell>
          <table:table-cell office:value-type="string" calcext:value-type="string">
            <text:p>a2-a3</text:p>
          </table:table-cell>
          <table:table-cell office:value-type="float" office:value="2186" calcext:value-type="float">
            <text:p>2186</text:p>
          </table:table-cell>
          <table:table-cell office:value-type="float" office:value="418" calcext:value-type="float">
            <text:p>4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/>
          <table:table-cell table:formula="of:=[.B80]+1" office:value-type="float" office:value="9" calcext:value-type="float">
            <text:p>9</text:p>
          </table:table-cell>
          <table:table-cell office:value-type="string" calcext:value-type="string">
            <text:p>d5*e6</text:p>
          </table:table-cell>
          <table:table-cell office:value-type="float" office:value="2241" calcext:value-type="float">
            <text:p>2241</text:p>
          </table:table-cell>
          <table:table-cell office:value-type="float" office:value="428" calcext:value-type="float">
            <text:p>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/>
          <table:table-cell table:formula="of:=[.B81]+1" office:value-type="float" office:value="10" calcext:value-type="float">
            <text:p>10</text:p>
          </table:table-cell>
          <table:table-cell office:value-type="string" calcext:value-type="string">
            <text:p>Be2-c4</text:p>
          </table:table-cell>
          <table:table-cell office:value-type="float" office:value="2082" calcext:value-type="float">
            <text:p>2082</text:p>
          </table:table-cell>
          <table:table-cell office:value-type="float" office:value="349" calcext:value-type="float">
            <text:p>3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/>
          <table:table-cell table:formula="of:=[.B82]+1" office:value-type="float" office:value="11" calcext:value-type="float">
            <text:p>11</text:p>
          </table:table-cell>
          <table:table-cell office:value-type="string" calcext:value-type="string">
            <text:p>Qf3*h3</text:p>
          </table:table-cell>
          <table:table-cell office:value-type="float" office:value="2360" calcext:value-type="float">
            <text:p>2360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/>
          <table:table-cell table:formula="of:=[.B83]+1" office:value-type="float" office:value="12" calcext:value-type="float">
            <text:p>12</text:p>
          </table:table-cell>
          <table:table-cell office:value-type="string" calcext:value-type="string">
            <text:p>Ne5-g4</text:p>
          </table:table-cell>
          <table:table-cell office:value-type="float" office:value="1878" calcext:value-type="float">
            <text:p>1878</text:p>
          </table:table-cell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/>
          <table:table-cell table:formula="of:=[.B84]+1" office:value-type="float" office:value="13" calcext:value-type="float">
            <text:p>13</text:p>
          </table:table-cell>
          <table:table-cell office:value-type="string" calcext:value-type="string">
            <text:p>Qf3-g3</text:p>
          </table:table-cell>
          <table:table-cell office:value-type="float" office:value="2214" calcext:value-type="float">
            <text:p>2214</text:p>
          </table:table-cell>
          <table:table-cell office:value-type="float" office:value="367" calcext:value-type="float">
            <text:p>3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/>
          <table:table-cell table:formula="of:=[.B85]+1" office:value-type="float" office:value="14" calcext:value-type="float">
            <text:p>14</text:p>
          </table:table-cell>
          <table:table-cell office:value-type="string" calcext:value-type="string">
            <text:p>Qf3-h5</text:p>
          </table:table-cell>
          <table:table-cell office:value-type="float" office:value="2267" calcext:value-type="float">
            <text:p>2267</text:p>
          </table:table-cell>
          <table:table-cell office:value-type="float" office:value="397" calcext:value-type="float">
            <text:p>3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/>
          <table:table-cell table:formula="of:=[.B86]+1" office:value-type="float" office:value="15" calcext:value-type="float">
            <text:p>15</text:p>
          </table:table-cell>
          <table:table-cell office:value-type="string" calcext:value-type="string">
            <text:p>Bd2-h6</text:p>
          </table:table-cell>
          <table:table-cell office:value-type="float" office:value="2019" calcext:value-type="float">
            <text:p>2019</text:p>
          </table:table-cell>
          <table:table-cell office:value-type="float" office:value="387" calcext:value-type="float">
            <text:p>3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/>
          <table:table-cell table:formula="of:=[.B87]+1" office:value-type="float" office:value="16" calcext:value-type="float">
            <text:p>16</text:p>
          </table:table-cell>
          <table:table-cell office:value-type="string" calcext:value-type="string">
            <text:p>d5-d6</text:p>
          </table:table-cell>
          <table:table-cell office:value-type="float" office:value="1991" calcext:value-type="float">
            <text:p>1991</text:p>
          </table:table-cell>
          <table:table-cell office:value-type="float" office:value="385" calcext:value-type="float">
            <text:p>3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/>
          <table:table-cell table:formula="of:=[.B88]+1" office:value-type="float" office:value="17" calcext:value-type="float">
            <text:p>17</text:p>
          </table:table-cell>
          <table:table-cell office:value-type="string" calcext:value-type="string">
            <text:p>Be2-b5</text:p>
          </table:table-cell>
          <table:table-cell office:value-type="float" office:value="2057" calcext:value-type="float">
            <text:p>2057</text:p>
          </table:table-cell>
          <table:table-cell office:value-type="float" office:value="370" calcext:value-type="float">
            <text:p>3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/>
          <table:table-cell table:formula="of:=[.B89]+1" office:value-type="float" office:value="18" calcext:value-type="float">
            <text:p>18</text:p>
          </table:table-cell>
          <table:table-cell office:value-type="string" calcext:value-type="string">
            <text:p>e1g1</text:p>
          </table:table-cell>
          <table:table-cell office:value-type="float" office:value="2059" calcext:value-type="float">
            <text:p>2059</text:p>
          </table:table-cell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90]+1" office:value-type="float" office:value="19" calcext:value-type="float">
            <text:p>19</text:p>
          </table:table-cell>
          <table:table-cell office:value-type="string" calcext:value-type="string">
            <text:p>Qf3-e3</text:p>
          </table:table-cell>
          <table:table-cell office:value-type="float" office:value="2174" calcext:value-type="float">
            <text:p>2174</text:p>
          </table:table-cell>
          <table:table-cell office:value-type="float" office:value="367" calcext:value-type="float">
            <text:p>3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/>
          <table:table-cell table:formula="of:=[.B91]+1" office:value-type="float" office:value="20" calcext:value-type="float">
            <text:p>20</text:p>
          </table:table-cell>
          <table:table-cell office:value-type="string" calcext:value-type="string">
            <text:p>Rh1-g1</text:p>
          </table:table-cell>
          <table:table-cell office:value-type="float" office:value="2013" calcext:value-type="float">
            <text:p>2013</text:p>
          </table:table-cell>
          <table:table-cell office:value-type="float" office:value="369" calcext:value-type="float">
            <text:p>3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/>
          <table:table-cell table:formula="of:=[.B92]+1" office:value-type="float" office:value="21" calcext:value-type="float">
            <text:p>21</text:p>
          </table:table-cell>
          <table:table-cell office:value-type="string" calcext:value-type="string">
            <text:p>Bd2-c1</text:p>
          </table:table-cell>
          <table:table-cell office:value-type="float" office:value="1963" calcext:value-type="float">
            <text:p>1963</text:p>
          </table:table-cell>
          <table:table-cell office:value-type="float" office:value="367" calcext:value-type="float">
            <text:p>3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/>
          <table:table-cell table:formula="of:=[.B93]+1" office:value-type="float" office:value="22" calcext:value-type="float">
            <text:p>22</text:p>
          </table:table-cell>
          <table:table-cell office:value-type="string" calcext:value-type="string">
            <text:p>Nc3-d1</text:p>
          </table:table-cell>
          <table:table-cell office:value-type="float" office:value="2040" calcext:value-type="float">
            <text:p>2040</text:p>
          </table:table-cell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/>
          <table:table-cell table:formula="of:=[.B94]+1" office:value-type="float" office:value="23" calcext:value-type="float">
            <text:p>23</text:p>
          </table:table-cell>
          <table:table-cell office:value-type="string" calcext:value-type="string">
            <text:p>Qf3-d3</text:p>
          </table:table-cell>
          <table:table-cell office:value-type="float" office:value="2005" calcext:value-type="float">
            <text:p>2005</text:p>
          </table:table-cell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/>
          <table:table-cell table:formula="of:=[.B95]+1" office:value-type="float" office:value="24" calcext:value-type="float">
            <text:p>24</text:p>
          </table:table-cell>
          <table:table-cell office:value-type="string" calcext:value-type="string">
            <text:p>Nc3-b1</text:p>
          </table:table-cell>
          <table:table-cell office:value-type="float" office:value="2038" calcext:value-type="float">
            <text:p>2038</text:p>
          </table:table-cell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/>
          <table:table-cell table:formula="of:=[.B96]+1" office:value-type="float" office:value="25" calcext:value-type="float">
            <text:p>25</text:p>
          </table:table-cell>
          <table:table-cell office:value-type="string" calcext:value-type="string">
            <text:p>e1c1</text:p>
          </table:table-cell>
          <table:table-cell office:value-type="float" office:value="1887" calcext:value-type="float">
            <text:p>1887</text:p>
          </table:table-cell>
          <table:table-cell office:value-type="float" office:value="367" calcext:value-type="float">
            <text:p>3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97]+1" office:value-type="float" office:value="26" calcext:value-type="float">
            <text:p>26</text:p>
          </table:table-cell>
          <table:table-cell office:value-type="string" calcext:value-type="string">
            <text:p>Bd2-e3</text:p>
          </table:table-cell>
          <table:table-cell office:value-type="float" office:value="2136" calcext:value-type="float">
            <text:p>2136</text:p>
          </table:table-cell>
          <table:table-cell office:value-type="float" office:value="408" calcext:value-type="float">
            <text:p>4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/>
          <table:table-cell table:formula="of:=[.B98]+1" office:value-type="float" office:value="27" calcext:value-type="float">
            <text:p>27</text:p>
          </table:table-cell>
          <table:table-cell office:value-type="string" calcext:value-type="string">
            <text:p>Qf3-f4</text:p>
          </table:table-cell>
          <table:table-cell office:value-type="float" office:value="2132" calcext:value-type="float">
            <text:p>2132</text:p>
          </table:table-cell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/>
          <table:table-cell table:formula="of:=[.B99]+1" office:value-type="float" office:value="28" calcext:value-type="float">
            <text:p>28</text:p>
          </table:table-cell>
          <table:table-cell office:value-type="string" calcext:value-type="string">
            <text:p>Nc3-a4</text:p>
          </table:table-cell>
          <table:table-cell office:value-type="float" office:value="2203" calcext:value-type="float">
            <text:p>2203</text:p>
          </table:table-cell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/>
          <table:table-cell table:formula="of:=[.B100]+1" office:value-type="float" office:value="29" calcext:value-type="float">
            <text:p>29</text:p>
          </table:table-cell>
          <table:table-cell office:value-type="string" calcext:value-type="string">
            <text:p>Be2-f1</text:p>
          </table:table-cell>
          <table:table-cell office:value-type="float" office:value="2060" calcext:value-type="float">
            <text:p>2060</text:p>
          </table:table-cell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/>
          <table:table-cell table:formula="of:=[.B101]+1" office:value-type="float" office:value="30" calcext:value-type="float">
            <text:p>30</text:p>
          </table:table-cell>
          <table:table-cell office:value-type="string" calcext:value-type="string">
            <text:p>Qf3-f5</text:p>
          </table:table-cell>
          <table:table-cell office:value-type="float" office:value="2396" calcext:value-type="float">
            <text:p>2396</text:p>
          </table:table-cell>
          <table:table-cell office:value-type="float" office:value="464" calcext:value-type="float">
            <text:p>4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/>
          <table:table-cell table:formula="of:=[.B102]+1" office:value-type="float" office:value="31" calcext:value-type="float">
            <text:p>31</text:p>
          </table:table-cell>
          <table:table-cell office:value-type="string" calcext:value-type="string">
            <text:p>Nc3-b5</text:p>
          </table:table-cell>
          <table:table-cell office:value-type="float" office:value="2138" calcext:value-type="float">
            <text:p>2138</text:p>
          </table:table-cell>
          <table:table-cell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/>
          <table:table-cell table:formula="of:=[.B103]+1" office:value-type="float" office:value="32" calcext:value-type="float">
            <text:p>32</text:p>
          </table:table-cell>
          <table:table-cell office:value-type="string" calcext:value-type="string">
            <text:p>Bd2-f4</text:p>
          </table:table-cell>
          <table:table-cell office:value-type="float" office:value="2000" calcext:value-type="float">
            <text:p>2000</text:p>
          </table:table-cell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/>
          <table:table-cell table:formula="of:=[.B104]+1" office:value-type="float" office:value="33" calcext:value-type="float">
            <text:p>33</text:p>
          </table:table-cell>
          <table:table-cell office:value-type="string" calcext:value-type="string">
            <text:p>Be2-d1</text:p>
          </table:table-cell>
          <table:table-cell office:value-type="float" office:value="1733" calcext:value-type="float">
            <text:p>1733</text:p>
          </table:table-cell>
          <table:table-cell office:value-type="float" office:value="338" calcext:value-type="float">
            <text:p>3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formula="of:=[.B105]+1" office:value-type="float" office:value="34" calcext:value-type="float">
            <text:p>34</text:p>
          </table:table-cell>
          <table:table-cell office:value-type="string" calcext:value-type="string">
            <text:p>Ne5-c4</text:p>
          </table:table-cell>
          <table:table-cell office:value-type="float" office:value="1880" calcext:value-type="float">
            <text:p>1880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/>
          <table:table-cell table:formula="of:=[.B106]+1" office:value-type="float" office:value="35" calcext:value-type="float">
            <text:p>35</text:p>
          </table:table-cell>
          <table:table-cell office:value-type="string" calcext:value-type="string">
            <text:p>g2-g4</text:p>
          </table:table-cell>
          <table:table-cell office:value-type="float" office:value="1843" calcext:value-type="float">
            <text:p>1843</text:p>
          </table:table-cell>
          <table:table-cell office:value-type="float" office:value="319" calcext:value-type="float">
            <text:p>3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/>
          <table:table-cell table:formula="of:=[.B107]+1" office:value-type="float" office:value="36" calcext:value-type="float">
            <text:p>36</text:p>
          </table:table-cell>
          <table:table-cell office:value-type="string" calcext:value-type="string">
            <text:p>Rh1-f1</text:p>
          </table:table-cell>
          <table:table-cell office:value-type="float" office:value="1929" calcext:value-type="float">
            <text:p>1929</text:p>
          </table:table-cell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/>
          <table:table-cell table:formula="of:=[.B108]+1" office:value-type="float" office:value="37" calcext:value-type="float">
            <text:p>37</text:p>
          </table:table-cell>
          <table:table-cell office:value-type="string" calcext:value-type="string">
            <text:p>Ne5-c6</text:p>
          </table:table-cell>
          <table:table-cell office:value-type="float" office:value="2027" calcext:value-type="float">
            <text:p>2027</text:p>
          </table:table-cell>
          <table:table-cell office:value-type="float" office:value="342" calcext:value-type="float">
            <text:p>3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/>
          <table:table-cell table:formula="of:=[.B109]+1" office:value-type="float" office:value="38" calcext:value-type="float">
            <text:p>38</text:p>
          </table:table-cell>
          <table:table-cell office:value-type="string" calcext:value-type="string">
            <text:p>Ra1-d1</text:p>
          </table:table-cell>
          <table:table-cell office:value-type="float" office:value="1885" calcext:value-type="float">
            <text:p>1885</text:p>
          </table:table-cell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/>
          <table:table-cell table:formula="of:=[.B110]+1" office:value-type="float" office:value="39" calcext:value-type="float">
            <text:p>39</text:p>
          </table:table-cell>
          <table:table-cell office:value-type="string" calcext:value-type="string">
            <text:p>Ke1-f1</text:p>
          </table:table-cell>
          <table:table-cell office:value-type="float" office:value="1855" calcext:value-type="float">
            <text:p>1855</text:p>
          </table:table-cell>
          <table:table-cell office:value-type="float" office:value="356" calcext:value-type="float">
            <text:p>3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111]+1" office:value-type="float" office:value="40" calcext:value-type="float">
            <text:p>40</text:p>
          </table:table-cell>
          <table:table-cell office:value-type="string" calcext:value-type="string">
            <text:p>Ra1-c1</text:p>
          </table:table-cell>
          <table:table-cell office:value-type="float" office:value="1968" calcext:value-type="float">
            <text:p>1968</text:p>
          </table:table-cell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/>
          <table:table-cell table:formula="of:=[.B112]+1" office:value-type="float" office:value="41" calcext:value-type="float">
            <text:p>41</text:p>
          </table:table-cell>
          <table:table-cell office:value-type="string" calcext:value-type="string">
            <text:p>Ke1-d1</text:p>
          </table:table-cell>
          <table:table-cell office:value-type="float" office:value="1894" calcext:value-type="float">
            <text:p>1894</text:p>
          </table:table-cell>
          <table:table-cell office:value-type="float" office:value="361" calcext:value-type="float">
            <text:p>3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113]+1" office:value-type="float" office:value="42" calcext:value-type="float">
            <text:p>42</text:p>
          </table:table-cell>
          <table:table-cell office:value-type="string" calcext:value-type="string">
            <text:p>a2-a4</text:p>
          </table:table-cell>
          <table:table-cell office:value-type="float" office:value="2149" calcext:value-type="float">
            <text:p>2149</text:p>
          </table:table-cell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/>
          <table:table-cell table:formula="of:=[.B114]+1" office:value-type="float" office:value="43" calcext:value-type="float">
            <text:p>43</text:p>
          </table:table-cell>
          <table:table-cell office:value-type="string" calcext:value-type="string">
            <text:p>g2-g3</text:p>
          </table:table-cell>
          <table:table-cell office:value-type="float" office:value="1882" calcext:value-type="float">
            <text:p>1882</text:p>
          </table:table-cell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/>
          <table:table-cell table:formula="of:=[.B115]+1" office:value-type="float" office:value="44" calcext:value-type="float">
            <text:p>44</text:p>
          </table:table-cell>
          <table:table-cell office:value-type="string" calcext:value-type="string">
            <text:p>b2-b3</text:p>
          </table:table-cell>
          <table:table-cell office:value-type="float" office:value="1964" calcext:value-type="float">
            <text:p>1964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/>
          <table:table-cell table:formula="of:=[.B116]+1" office:value-type="float" office:value="45" calcext:value-type="float">
            <text:p>45</text:p>
          </table:table-cell>
          <table:table-cell office:value-type="string" calcext:value-type="string">
            <text:p>Ne5*g6</text:p>
          </table:table-cell>
          <table:table-cell office:value-type="float" office:value="1997" calcext:value-type="float">
            <text:p>1997</text:p>
          </table:table-cell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/>
          <table:table-cell table:formula="of:=[.B117]+1" office:value-type="float" office:value="46" calcext:value-type="float">
            <text:p>46</text:p>
          </table:table-cell>
          <table:table-cell office:value-type="string" calcext:value-type="string">
            <text:p>Ne5*f7</text:p>
          </table:table-cell>
          <table:table-cell office:value-type="float" office:value="2080" calcext:value-type="float">
            <text:p>2080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/>
          <table:table-cell table:formula="of:=[.B118]+1" office:value-type="float" office:value="47" calcext:value-type="float">
            <text:p>47</text:p>
          </table:table-cell>
          <table:table-cell office:value-type="string" calcext:value-type="string">
            <text:p>Ne5*d7</text:p>
          </table:table-cell>
          <table:table-cell office:value-type="float" office:value="2124" calcext:value-type="float">
            <text:p>2124</text:p>
          </table:table-cell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/>
          <table:table-cell table:formula="of:=[.B119]+1" office:value-type="float" office:value="48" calcext:value-type="float">
            <text:p>48</text:p>
          </table:table-cell>
          <table:table-cell office:value-type="string" calcext:value-type="string">
            <text:p>Be2*a6</text:p>
          </table:table-cell>
          <table:table-cell office:value-type="float" office:value="1907" calcext:value-type="float">
            <text:p>1907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3">
          <table:table-cell/>
          <table:table-cell table:style-name="ce5" office:value-type="string" calcext:value-type="string" table:number-columns-spanned="8" table:number-rows-spanned="1">
            <text:p>detail Depth 4</text:p>
          </table:table-cell>
          <table:covered-table-cell table:style-name="ce8" office:value-type="string" calcext:value-type="string">
            <text:p>detail Depth 4</text:p>
          </table:covered-table-cell>
          <table:covered-table-cell table:number-columns-repeated="2"/>
          <table:covered-table-cell table:style-name="ce15" office:value-type="string" calcext:value-type="string">
            <text:p>Detail Depth 4</text:p>
          </table:covered-table-cell>
          <table:covered-table-cell table:number-columns-repeated="3"/>
          <table:table-cell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 table:style-name="ce9" office:value-type="string" calcext:value-type="string">
            <text:p>move</text:p>
          </table:table-cell>
          <table:table-cell table:style-name="ce13" office:value-type="string" calcext:value-type="string">
            <text:p>tot</text:p>
          </table:table-cell>
          <table:table-cell table:style-name="ce13" office:value-type="string" calcext:value-type="string">
            <text:p>capture</text:p>
          </table:table-cell>
          <table:table-cell table:style-name="ce13" office:value-type="string" calcext:value-type="string">
            <text:p>en passant</text:p>
          </table:table-cell>
          <table:table-cell table:style-name="ce13" office:value-type="string" calcext:value-type="string">
            <text:p>promotion</text:p>
          </table:table-cell>
          <table:table-cell table:style-name="ce13" office:value-type="string" calcext:value-type="string">
            <text:p>check</text:p>
          </table:table-cell>
          <table:table-cell table:style-name="ce13" office:value-type="string" calcext:value-type="string">
            <text:p>castle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e5-d3</text:p>
          </table:table-cell>
          <table:table-cell office:value-type="float" office:value="77431" calcext:value-type="float">
            <text:p>77431</text:p>
          </table:table-cell>
          <table:table-cell office:value-type="float" office:value="13285" calcext:value-type="float">
            <text:p>13285</text:p>
          </table:table-cell>
          <table:table-cell office:value-type="float" office:value="40" calcext:value-type="float">
            <text:p>40</text:p>
          </table:table-cell>
          <table:table-cell office:value-type="float" office:value="308" calcext:value-type="float">
            <text:p>308</text:p>
          </table:table-cell>
          <table:table-cell office:value-type="float" office:value="355" calcext:value-type="float">
            <text:p>355</text:p>
          </table:table-cell>
          <table:table-cell office:value-type="float" office:value="2624" calcext:value-type="float">
            <text:p>2624</text:p>
          </table:table-cell>
          <table:table-cell/>
        </table:table-row>
        <table:table-row table:style-name="ro1">
          <table:table-cell/>
          <table:table-cell table:formula="of:=[.B126]+1" office:value-type="float" office:value="2" calcext:value-type="float">
            <text:p>2</text:p>
          </table:table-cell>
          <table:table-cell office:value-type="string" calcext:value-type="string">
            <text:p>Qf3*f6</text:p>
          </table:table-cell>
          <table:table-cell office:value-type="float" office:value="77838" calcext:value-type="float">
            <text:p>77838</text:p>
          </table:table-cell>
          <table:table-cell office:value-type="float" office:value="15076" calcext:value-type="float">
            <text:p>15076</text:p>
          </table:table-cell>
          <table:table-cell office:value-type="float" office:value="36" calcext:value-type="float">
            <text:p>36</text:p>
          </table:table-cell>
          <table:table-cell office:value-type="float" office:value="396" calcext:value-type="float">
            <text:p>396</text:p>
          </table:table-cell>
          <table:table-cell office:value-type="float" office:value="507" calcext:value-type="float">
            <text:p>507</text:p>
          </table:table-cell>
          <table:table-cell office:value-type="float" office:value="2594" calcext:value-type="float">
            <text:p>2594</text:p>
          </table:table-cell>
          <table:table-cell/>
        </table:table-row>
        <table:table-row table:style-name="ro1">
          <table:table-cell/>
          <table:table-cell table:formula="of:=[.B127]+1" office:value-type="float" office:value="3" calcext:value-type="float">
            <text:p>3</text:p>
          </table:table-cell>
          <table:table-cell office:value-type="string" calcext:value-type="string">
            <text:p>g2*h3</text:p>
          </table:table-cell>
          <table:table-cell office:value-type="float" office:value="82759" calcext:value-type="float">
            <text:p>82759</text:p>
          </table:table-cell>
          <table:table-cell office:value-type="float" office:value="14544" calcext:value-type="float">
            <text:p>1454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668" calcext:value-type="float">
            <text:p>2668</text:p>
          </table:table-cell>
          <table:table-cell/>
        </table:table-row>
        <table:table-row table:style-name="ro1">
          <table:table-cell/>
          <table:table-cell table:formula="of:=[.B128]+1" office:value-type="float" office:value="4" calcext:value-type="float">
            <text:p>4</text:p>
          </table:table-cell>
          <table:table-cell office:value-type="string" calcext:value-type="string">
            <text:p>a2-a3</text:p>
          </table:table-cell>
          <table:table-cell office:value-type="float" office:value="94405" calcext:value-type="float">
            <text:p>94405</text:p>
          </table:table-cell>
          <table:table-cell office:value-type="float" office:value="18405" calcext:value-type="float">
            <text:p>18405</text:p>
          </table:table-cell>
          <table:table-cell office:value-type="float" office:value="0" calcext:value-type="float">
            <text:p>0</text:p>
          </table:table-cell>
          <table:table-cell office:value-type="float" office:value="372" calcext:value-type="float">
            <text:p>372</text:p>
          </table:table-cell>
          <table:table-cell office:value-type="float" office:value="464" calcext:value-type="float">
            <text:p>464</text:p>
          </table:table-cell>
          <table:table-cell office:value-type="float" office:value="3046" calcext:value-type="float">
            <text:p>3046</text:p>
          </table:table-cell>
          <table:table-cell/>
        </table:table-row>
        <table:table-row table:style-name="ro1">
          <table:table-cell/>
          <table:table-cell table:formula="of:=[.B129]+1" office:value-type="float" office:value="5" calcext:value-type="float">
            <text:p>5</text:p>
          </table:table-cell>
          <table:table-cell office:value-type="string" calcext:value-type="string">
            <text:p>Bd2-g5</text:p>
          </table:table-cell>
          <table:table-cell office:value-type="float" office:value="87951" calcext:value-type="float">
            <text:p>87951</text:p>
          </table:table-cell>
          <table:table-cell office:value-type="float" office:value="16424" calcext:value-type="float">
            <text:p>16424</text:p>
          </table:table-cell>
          <table:table-cell office:value-type="float" office:value="39" calcext:value-type="float">
            <text:p>39</text:p>
          </table:table-cell>
          <table:table-cell office:value-type="float" office:value="380" calcext:value-type="float">
            <text:p>380</text:p>
          </table:table-cell>
          <table:table-cell office:value-type="float" office:value="598" calcext:value-type="float">
            <text:p>598</text:p>
          </table:table-cell>
          <table:table-cell office:value-type="float" office:value="2914" calcext:value-type="float">
            <text:p>2914</text:p>
          </table:table-cell>
          <table:table-cell/>
        </table:table-row>
        <table:table-row table:style-name="ro1">
          <table:table-cell/>
          <table:table-cell table:formula="of:=[.B130]+1" office:value-type="float" office:value="6" calcext:value-type="float">
            <text:p>6</text:p>
          </table:table-cell>
          <table:table-cell office:value-type="string" calcext:value-type="string">
            <text:p>Be2-d3</text:p>
          </table:table-cell>
          <table:table-cell office:value-type="float" office:value="85119" calcext:value-type="float">
            <text:p>85119</text:p>
          </table:table-cell>
          <table:table-cell office:value-type="float" office:value="15500" calcext:value-type="float">
            <text:p>15500</text:p>
          </table:table-cell>
          <table:table-cell office:value-type="float" office:value="39" calcext:value-type="float">
            <text:p>39</text:p>
          </table:table-cell>
          <table:table-cell office:value-type="float" office:value="364" calcext:value-type="float">
            <text:p>364</text:p>
          </table:table-cell>
          <table:table-cell office:value-type="float" office:value="527" calcext:value-type="float">
            <text:p>527</text:p>
          </table:table-cell>
          <table:table-cell office:value-type="float" office:value="2806" calcext:value-type="float">
            <text:p>2806</text:p>
          </table:table-cell>
          <table:table-cell/>
        </table:table-row>
        <table:table-row table:style-name="ro1">
          <table:table-cell/>
          <table:table-cell table:formula="of:=[.B131]+1" office:value-type="float" office:value="7" calcext:value-type="float">
            <text:p>7</text:p>
          </table:table-cell>
          <table:table-cell office:value-type="string" calcext:value-type="string">
            <text:p>Ra1-b1</text:p>
          </table:table-cell>
          <table:table-cell office:value-type="float" office:value="83348" calcext:value-type="float">
            <text:p>83348</text:p>
          </table:table-cell>
          <table:table-cell office:value-type="float" office:value="14988" calcext:value-type="float">
            <text:p>14988</text:p>
          </table:table-cell>
          <table:table-cell office:value-type="float" office:value="40" calcext:value-type="float">
            <text:p>40</text:p>
          </table:table-cell>
          <table:table-cell office:value-type="float" office:value="340" calcext:value-type="float">
            <text:p>340</text:p>
          </table:table-cell>
          <table:table-cell office:value-type="float" office:value="439" calcext:value-type="float">
            <text:p>439</text:p>
          </table:table-cell>
          <table:table-cell office:value-type="float" office:value="2709" calcext:value-type="float">
            <text:p>2709</text:p>
          </table:table-cell>
          <table:table-cell/>
        </table:table-row>
        <table:table-row table:style-name="ro1">
          <table:table-cell/>
          <table:table-cell table:formula="of:=[.B132]+1" office:value-type="float" office:value="8" calcext:value-type="float">
            <text:p>8</text:p>
          </table:table-cell>
          <table:table-cell office:value-type="string" calcext:value-type="string">
            <text:p>Qf3-g4</text:p>
          </table:table-cell>
          <table:table-cell office:value-type="float" office:value="92037" calcext:value-type="float">
            <text:p>92037</text:p>
          </table:table-cell>
          <table:table-cell office:value-type="float" office:value="17957" calcext:value-type="float">
            <text:p>17957</text:p>
          </table:table-cell>
          <table:table-cell office:value-type="float" office:value="40" calcext:value-type="float">
            <text:p>40</text:p>
          </table:table-cell>
          <table:table-cell office:value-type="float" office:value="388" calcext:value-type="float">
            <text:p>388</text:p>
          </table:table-cell>
          <table:table-cell office:value-type="float" office:value="481" calcext:value-type="float">
            <text:p>481</text:p>
          </table:table-cell>
          <table:table-cell office:value-type="float" office:value="2999" calcext:value-type="float">
            <text:p>2999</text:p>
          </table:table-cell>
          <table:table-cell/>
        </table:table-row>
        <table:table-row table:style-name="ro1">
          <table:table-cell/>
          <table:table-cell table:formula="of:=[.B133]+1" office:value-type="float" office:value="9" calcext:value-type="float">
            <text:p>9</text:p>
          </table:table-cell>
          <table:table-cell office:value-type="string" calcext:value-type="string">
            <text:p>Ne5-g4</text:p>
          </table:table-cell>
          <table:table-cell office:value-type="float" office:value="79912" calcext:value-type="float">
            <text:p>79912</text:p>
          </table:table-cell>
          <table:table-cell office:value-type="float" office:value="14871" calcext:value-type="float">
            <text:p>14871</text:p>
          </table:table-cell>
          <table:table-cell office:value-type="float" office:value="41" calcext:value-type="float">
            <text:p>41</text:p>
          </table:table-cell>
          <table:table-cell office:value-type="float" office:value="316" calcext:value-type="float">
            <text:p>316</text:p>
          </table:table-cell>
          <table:table-cell office:value-type="float" office:value="442" calcext:value-type="float">
            <text:p>442</text:p>
          </table:table-cell>
          <table:table-cell office:value-type="float" office:value="2628" calcext:value-type="float">
            <text:p>2628</text:p>
          </table:table-cell>
          <table:table-cell/>
        </table:table-row>
        <table:table-row table:style-name="ro1">
          <table:table-cell/>
          <table:table-cell table:formula="of:=[.B134]+1" office:value-type="float" office:value="10" calcext:value-type="float">
            <text:p>10</text:p>
          </table:table-cell>
          <table:table-cell office:value-type="string" calcext:value-type="string">
            <text:p>Be2-c4</text:p>
          </table:table-cell>
          <table:table-cell office:value-type="float" office:value="84835" calcext:value-type="float">
            <text:p>84835</text:p>
          </table:table-cell>
          <table:table-cell office:value-type="float" office:value="17184" calcext:value-type="float">
            <text:p>17184</text:p>
          </table:table-cell>
          <table:table-cell office:value-type="float" office:value="38" calcext:value-type="float">
            <text:p>38</text:p>
          </table:table-cell>
          <table:table-cell office:value-type="float" office:value="380" calcext:value-type="float">
            <text:p>380</text:p>
          </table:table-cell>
          <table:table-cell office:value-type="float" office:value="553" calcext:value-type="float">
            <text:p>553</text:p>
          </table:table-cell>
          <table:table-cell office:value-type="float" office:value="2828" calcext:value-type="float">
            <text:p>2828</text:p>
          </table:table-cell>
          <table:table-cell/>
        </table:table-row>
        <table:table-row table:style-name="ro1">
          <table:table-cell/>
          <table:table-cell table:formula="of:=[.B135]+1" office:value-type="float" office:value="11" calcext:value-type="float">
            <text:p>11</text:p>
          </table:table-cell>
          <table:table-cell office:value-type="string" calcext:value-type="string">
            <text:p>Qf3*h3</text:p>
          </table:table-cell>
          <table:table-cell office:value-type="float" office:value="98524" calcext:value-type="float">
            <text:p>98524</text:p>
          </table:table-cell>
          <table:table-cell office:value-type="float" office:value="17277" calcext:value-type="float">
            <text:p>1727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3160" calcext:value-type="float">
            <text:p>3160</text:p>
          </table:table-cell>
          <table:table-cell/>
        </table:table-row>
        <table:table-row table:style-name="ro1">
          <table:table-cell/>
          <table:table-cell table:formula="of:=[.B136]+1" office:value-type="float" office:value="12" calcext:value-type="float">
            <text:p>12</text:p>
          </table:table-cell>
          <table:table-cell office:value-type="string" calcext:value-type="string">
            <text:p>d5-d6</text:p>
          </table:table-cell>
          <table:table-cell office:value-type="float" office:value="79551" calcext:value-type="float">
            <text:p>79551</text:p>
          </table:table-cell>
          <table:table-cell office:value-type="float" office:value="13442" calcext:value-type="float">
            <text:p>13442</text:p>
          </table:table-cell>
          <table:table-cell office:value-type="float" office:value="38" calcext:value-type="float">
            <text:p>38</text:p>
          </table:table-cell>
          <table:table-cell office:value-type="float" office:value="364" calcext:value-type="float">
            <text:p>364</text:p>
          </table:table-cell>
          <table:table-cell office:value-type="float" office:value="437" calcext:value-type="float">
            <text:p>437</text:p>
          </table:table-cell>
          <table:table-cell office:value-type="float" office:value="2619" calcext:value-type="float">
            <text:p>2619</text:p>
          </table:table-cell>
          <table:table-cell/>
        </table:table-row>
        <table:table-row table:style-name="ro1">
          <table:table-cell/>
          <table:table-cell table:formula="of:=[.B137]+1" office:value-type="float" office:value="13" calcext:value-type="float">
            <text:p>13</text:p>
          </table:table-cell>
          <table:table-cell office:value-type="string" calcext:value-type="string">
            <text:p>Bd2-h6</text:p>
          </table:table-cell>
          <table:table-cell office:value-type="float" office:value="82323" calcext:value-type="float">
            <text:p>82323</text:p>
          </table:table-cell>
          <table:table-cell office:value-type="float" office:value="18123" calcext:value-type="float">
            <text:p>18123</text:p>
          </table:table-cell>
          <table:table-cell office:value-type="float" office:value="38" calcext:value-type="float">
            <text:p>38</text:p>
          </table:table-cell>
          <table:table-cell office:value-type="float" office:value="372" calcext:value-type="float">
            <text:p>372</text:p>
          </table:table-cell>
          <table:table-cell office:value-type="float" office:value="680" calcext:value-type="float">
            <text:p>680</text:p>
          </table:table-cell>
          <table:table-cell office:value-type="float" office:value="2800" calcext:value-type="float">
            <text:p>2800</text:p>
          </table:table-cell>
          <table:table-cell/>
        </table:table-row>
        <table:table-row table:style-name="ro1">
          <table:table-cell/>
          <table:table-cell table:formula="of:=[.B138]+1" office:value-type="float" office:value="14" calcext:value-type="float">
            <text:p>14</text:p>
          </table:table-cell>
          <table:table-cell office:value-type="string" calcext:value-type="string">
            <text:p>d5*e6</text:p>
          </table:table-cell>
          <table:table-cell office:value-type="float" office:value="97464" calcext:value-type="float">
            <text:p>97464</text:p>
          </table:table-cell>
          <table:table-cell office:value-type="float" office:value="16495" calcext:value-type="float">
            <text:p>16495</text:p>
          </table:table-cell>
          <table:table-cell office:value-type="float" office:value="43" calcext:value-type="float">
            <text:p>43</text:p>
          </table:table-cell>
          <table:table-cell office:value-type="float" office:value="348" calcext:value-type="float">
            <text:p>348</text:p>
          </table:table-cell>
          <table:table-cell office:value-type="float" office:value="496" calcext:value-type="float">
            <text:p>496</text:p>
          </table:table-cell>
          <table:table-cell office:value-type="float" office:value="3032" calcext:value-type="float">
            <text:p>3032</text:p>
          </table:table-cell>
          <table:table-cell/>
        </table:table-row>
        <table:table-row table:style-name="ro1">
          <table:table-cell/>
          <table:table-cell table:formula="of:=[.B139]+1" office:value-type="float" office:value="15" calcext:value-type="float">
            <text:p>15</text:p>
          </table:table-cell>
          <table:table-cell office:value-type="string" calcext:value-type="string">
            <text:p>Qf3-g3</text:p>
          </table:table-cell>
          <table:table-cell office:value-type="float" office:value="94461" calcext:value-type="float">
            <text:p>94461</text:p>
          </table:table-cell>
          <table:table-cell office:value-type="float" office:value="16809" calcext:value-type="float">
            <text:p>16809</text:p>
          </table:table-cell>
          <table:table-cell office:value-type="float" office:value="40" calcext:value-type="float">
            <text:p>40</text:p>
          </table:table-cell>
          <table:table-cell office:value-type="float" office:value="404" calcext:value-type="float">
            <text:p>404</text:p>
          </table:table-cell>
          <table:table-cell office:value-type="float" office:value="489" calcext:value-type="float">
            <text:p>489</text:p>
          </table:table-cell>
          <table:table-cell office:value-type="float" office:value="3075" calcext:value-type="float">
            <text:p>3075</text:p>
          </table:table-cell>
          <table:table-cell/>
        </table:table-row>
        <table:table-row table:style-name="ro1">
          <table:table-cell/>
          <table:table-cell table:formula="of:=[.B140]+1" office:value-type="float" office:value="16" calcext:value-type="float">
            <text:p>16</text:p>
          </table:table-cell>
          <table:table-cell office:value-type="string" calcext:value-type="string">
            <text:p>Qf3-h5</text:p>
          </table:table-cell>
          <table:table-cell office:value-type="float" office:value="95034" calcext:value-type="float">
            <text:p>95034</text:p>
          </table:table-cell>
          <table:table-cell office:value-type="float" office:value="21556" calcext:value-type="float">
            <text:p>21556</text:p>
          </table:table-cell>
          <table:table-cell office:value-type="float" office:value="40" calcext:value-type="float">
            <text:p>40</text:p>
          </table:table-cell>
          <table:table-cell office:value-type="float" office:value="396" calcext:value-type="float">
            <text:p>396</text:p>
          </table:table-cell>
          <table:table-cell office:value-type="float" office:value="492" calcext:value-type="float">
            <text:p>492</text:p>
          </table:table-cell>
          <table:table-cell office:value-type="float" office:value="3120" calcext:value-type="float">
            <text:p>3120</text:p>
          </table:table-cell>
          <table:table-cell/>
        </table:table-row>
        <table:table-row table:style-name="ro1">
          <table:table-cell/>
          <table:table-cell table:formula="of:=[.B141]+1" office:value-type="float" office:value="17" calcext:value-type="float">
            <text:p>17</text:p>
          </table:table-cell>
          <table:table-cell office:value-type="string" calcext:value-type="string">
            <text:p>Be2-b5</text:p>
          </table:table-cell>
          <table:table-cell office:value-type="float" office:value="79739" calcext:value-type="float">
            <text:p>79739</text:p>
          </table:table-cell>
          <table:table-cell office:value-type="float" office:value="15301" calcext:value-type="float">
            <text:p>15301</text:p>
          </table:table-cell>
          <table:table-cell office:value-type="float" office:value="36" calcext:value-type="float">
            <text:p>36</text:p>
          </table:table-cell>
          <table:table-cell office:value-type="float" office:value="388" calcext:value-type="float">
            <text:p>388</text:p>
          </table:table-cell>
          <table:table-cell office:value-type="float" office:value="551" calcext:value-type="float">
            <text:p>551</text:p>
          </table:table-cell>
          <table:table-cell office:value-type="float" office:value="2691" calcext:value-type="float">
            <text:p>2691</text:p>
          </table:table-cell>
          <table:table-cell/>
        </table:table-row>
        <table:table-row table:style-name="ro1">
          <table:table-cell/>
          <table:table-cell table:formula="of:=[.B142]+1" office:value-type="float" office:value="18" calcext:value-type="float">
            <text:p>18</text:p>
          </table:table-cell>
          <table:table-cell office:value-type="string" calcext:value-type="string">
            <text:p>Ne5-c4</text:p>
          </table:table-cell>
          <table:table-cell office:value-type="float" office:value="77752" calcext:value-type="float">
            <text:p>77752</text:p>
          </table:table-cell>
          <table:table-cell office:value-type="float" office:value="15092" calcext:value-type="float">
            <text:p>15092</text:p>
          </table:table-cell>
          <table:table-cell office:value-type="float" office:value="39" calcext:value-type="float">
            <text:p>39</text:p>
          </table:table-cell>
          <table:table-cell office:value-type="float" office:value="324" calcext:value-type="float">
            <text:p>324</text:p>
          </table:table-cell>
          <table:table-cell office:value-type="float" office:value="366" calcext:value-type="float">
            <text:p>366</text:p>
          </table:table-cell>
          <table:table-cell office:value-type="float" office:value="2622" calcext:value-type="float">
            <text:p>2622</text:p>
          </table:table-cell>
          <table:table-cell/>
        </table:table-row>
        <table:table-row table:style-name="ro1">
          <table:table-cell/>
          <table:table-cell table:formula="of:=[.B143]+1" office:value-type="float" office:value="19" calcext:value-type="float">
            <text:p>19</text:p>
          </table:table-cell>
          <table:table-cell office:value-type="string" calcext:value-type="string">
            <text:p>Rh1-g1</text:p>
          </table:table-cell>
          <table:table-cell office:value-type="float" office:value="84876" calcext:value-type="float">
            <text:p>84876</text:p>
          </table:table-cell>
          <table:table-cell office:value-type="float" office:value="15102" calcext:value-type="float">
            <text:p>15102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287" calcext:value-type="float">
            <text:p>287</text:p>
          </table:table-cell>
          <table:table-cell office:value-type="float" office:value="2774" calcext:value-type="float">
            <text:p>2774</text:p>
          </table:table-cell>
          <table:table-cell/>
        </table:table-row>
        <table:table-row table:style-name="ro1">
          <table:table-cell/>
          <table:table-cell table:formula="of:=[.B144]+1" office:value-type="float" office:value="20" calcext:value-type="float">
            <text:p>20</text:p>
          </table:table-cell>
          <table:table-cell office:value-type="string" calcext:value-type="string">
            <text:p>Nc3-d1</text:p>
          </table:table-cell>
          <table:table-cell office:value-type="float" office:value="84782" calcext:value-type="float">
            <text:p>84782</text:p>
          </table:table-cell>
          <table:table-cell office:value-type="float" office:value="13807" calcext:value-type="float">
            <text:p>13807</text:p>
          </table:table-cell>
          <table:table-cell office:value-type="float" office:value="79" calcext:value-type="float">
            <text:p>79</text:p>
          </table:table-cell>
          <table:table-cell office:value-type="float" office:value="364" calcext:value-type="float">
            <text:p>364</text:p>
          </table:table-cell>
          <table:table-cell office:value-type="float" office:value="411" calcext:value-type="float">
            <text:p>411</text:p>
          </table:table-cell>
          <table:table-cell office:value-type="float" office:value="2786" calcext:value-type="float">
            <text:p>2786</text:p>
          </table:table-cell>
          <table:table-cell/>
        </table:table-row>
        <table:table-row table:style-name="ro1">
          <table:table-cell/>
          <table:table-cell table:formula="of:=[.B145]+1" office:value-type="float" office:value="21" calcext:value-type="float">
            <text:p>21</text:p>
          </table:table-cell>
          <table:table-cell office:value-type="string" calcext:value-type="string">
            <text:p>e1g1</text:p>
          </table:table-cell>
          <table:table-cell office:value-type="float" office:value="86975" calcext:value-type="float">
            <text:p>86975</text:p>
          </table:table-cell>
          <table:table-cell office:value-type="float" office:value="15667" calcext:value-type="float">
            <text:p>15667</text:p>
          </table:table-cell>
          <table:table-cell office:value-type="float" office:value="40" calcext:value-type="float">
            <text:p>40</text:p>
          </table:table-cell>
          <table:table-cell office:value-type="float" office:value="168" calcext:value-type="float">
            <text:p>168</text:p>
          </table:table-cell>
          <table:table-cell office:value-type="float" office:value="191" calcext:value-type="float">
            <text:p>191</text:p>
          </table:table-cell>
          <table:table-cell office:value-type="float" office:value="2843" calcext:value-type="float">
            <text:p>2843</text:p>
          </table:table-cell>
          <table:table-cell/>
        </table:table-row>
        <table:table-row table:style-name="ro1">
          <table:table-cell/>
          <table:table-cell table:formula="of:=[.B146]+1" office:value-type="float" office:value="22" calcext:value-type="float">
            <text:p>22</text:p>
          </table:table-cell>
          <table:table-cell office:value-type="string" calcext:value-type="string">
            <text:p>Ne5*g6</text:p>
          </table:table-cell>
          <table:table-cell office:value-type="float" office:value="83866" calcext:value-type="float">
            <text:p>83866</text:p>
          </table:table-cell>
          <table:table-cell office:value-type="float" office:value="16557" calcext:value-type="float">
            <text:p>16557</text:p>
          </table:table-cell>
          <table:table-cell office:value-type="float" office:value="39" calcext:value-type="float">
            <text:p>39</text:p>
          </table:table-cell>
          <table:table-cell office:value-type="float" office:value="356" calcext:value-type="float">
            <text:p>356</text:p>
          </table:table-cell>
          <table:table-cell office:value-type="float" office:value="482" calcext:value-type="float">
            <text:p>482</text:p>
          </table:table-cell>
          <table:table-cell office:value-type="float" office:value="1673" calcext:value-type="float">
            <text:p>1673</text:p>
          </table:table-cell>
          <table:table-cell/>
        </table:table-row>
        <table:table-row table:style-name="ro1">
          <table:table-cell/>
          <table:table-cell table:formula="of:=[.B147]+1" office:value-type="float" office:value="23" calcext:value-type="float">
            <text:p>23</text:p>
          </table:table-cell>
          <table:table-cell office:value-type="string" calcext:value-type="string">
            <text:p>Ne5-c6</text:p>
          </table:table-cell>
          <table:table-cell office:value-type="float" office:value="83885" calcext:value-type="float">
            <text:p>83885</text:p>
          </table:table-cell>
          <table:table-cell office:value-type="float" office:value="16815" calcext:value-type="float">
            <text:p>16815</text:p>
          </table:table-cell>
          <table:table-cell office:value-type="float" office:value="38" calcext:value-type="float">
            <text:p>38</text:p>
          </table:table-cell>
          <table:table-cell office:value-type="float" office:value="372" calcext:value-type="float">
            <text:p>372</text:p>
          </table:table-cell>
          <table:table-cell office:value-type="float" office:value="493" calcext:value-type="float">
            <text:p>493</text:p>
          </table:table-cell>
          <table:table-cell office:value-type="float" office:value="1611" calcext:value-type="float">
            <text:p>1611</text:p>
          </table:table-cell>
          <table:table-cell/>
        </table:table-row>
        <table:table-row table:style-name="ro1">
          <table:table-cell/>
          <table:table-cell table:formula="of:=[.B148]+1" office:value-type="float" office:value="24" calcext:value-type="float">
            <text:p>24</text:p>
          </table:table-cell>
          <table:table-cell office:value-type="string" calcext:value-type="string">
            <text:p>Bd2-c1</text:p>
          </table:table-cell>
          <table:table-cell office:value-type="float" office:value="83037" calcext:value-type="float">
            <text:p>83037</text:p>
          </table:table-cell>
          <table:table-cell office:value-type="float" office:value="14784" calcext:value-type="float">
            <text:p>14784</text:p>
          </table:table-cell>
          <table:table-cell office:value-type="float" office:value="40" calcext:value-type="float">
            <text:p>40</text:p>
          </table:table-cell>
          <table:table-cell office:value-type="float" office:value="340" calcext:value-type="float">
            <text:p>340</text:p>
          </table:table-cell>
          <table:table-cell office:value-type="float" office:value="636" calcext:value-type="float">
            <text:p>636</text:p>
          </table:table-cell>
          <table:table-cell office:value-type="float" office:value="2697" calcext:value-type="float">
            <text:p>2697</text:p>
          </table:table-cell>
          <table:table-cell/>
        </table:table-row>
        <table:table-row table:style-name="ro1">
          <table:table-cell/>
          <table:table-cell table:formula="of:=[.B149]+1" office:value-type="float" office:value="25" calcext:value-type="float">
            <text:p>25</text:p>
          </table:table-cell>
          <table:table-cell office:value-type="string" calcext:value-type="string">
            <text:p>Rh1-f1</text:p>
          </table:table-cell>
          <table:table-cell office:value-type="float" office:value="81563" calcext:value-type="float">
            <text:p>81563</text:p>
          </table:table-cell>
          <table:table-cell office:value-type="float" office:value="14724" calcext:value-type="float">
            <text:p>14724</text:p>
          </table:table-cell>
          <table:table-cell office:value-type="float" office:value="40" calcext:value-type="float">
            <text:p>40</text:p>
          </table:table-cell>
          <table:table-cell office:value-type="float" office:value="344" calcext:value-type="float">
            <text:p>344</text:p>
          </table:table-cell>
          <table:table-cell office:value-type="float" office:value="271" calcext:value-type="float">
            <text:p>271</text:p>
          </table:table-cell>
          <table:table-cell office:value-type="float" office:value="2652" calcext:value-type="float">
            <text:p>2652</text:p>
          </table:table-cell>
          <table:table-cell/>
        </table:table-row>
        <table:table-row table:style-name="ro1">
          <table:table-cell/>
          <table:table-cell table:formula="of:=[.B150]+1" office:value-type="float" office:value="26" calcext:value-type="float">
            <text:p>26</text:p>
          </table:table-cell>
          <table:table-cell office:value-type="string" calcext:value-type="string">
            <text:p>Qf3-e3</text:p>
          </table:table-cell>
          <table:table-cell office:value-type="float" office:value="92505" calcext:value-type="float">
            <text:p>92505</text:p>
          </table:table-cell>
          <table:table-cell office:value-type="float" office:value="16503" calcext:value-type="float">
            <text:p>16503</text:p>
          </table:table-cell>
          <table:table-cell office:value-type="float" office:value="40" calcext:value-type="float">
            <text:p>40</text:p>
          </table:table-cell>
          <table:table-cell office:value-type="float" office:value="380" calcext:value-type="float">
            <text:p>380</text:p>
          </table:table-cell>
          <table:table-cell office:value-type="float" office:value="403" calcext:value-type="float">
            <text:p>403</text:p>
          </table:table-cell>
          <table:table-cell office:value-type="float" office:value="3014" calcext:value-type="float">
            <text:p>3014</text:p>
          </table:table-cell>
          <table:table-cell/>
        </table:table-row>
        <table:table-row table:style-name="ro1">
          <table:table-cell/>
          <table:table-cell table:formula="of:=[.B151]+1" office:value-type="float" office:value="27" calcext:value-type="float">
            <text:p>27</text:p>
          </table:table-cell>
          <table:table-cell office:value-type="string" calcext:value-type="string">
            <text:p>g2-g4</text:p>
          </table:table-cell>
          <table:table-cell office:value-type="float" office:value="75677" calcext:value-type="float">
            <text:p>75677</text:p>
          </table:table-cell>
          <table:table-cell office:value-type="float" office:value="13488" calcext:value-type="float">
            <text:p>13488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2507" calcext:value-type="float">
            <text:p>2507</text:p>
          </table:table-cell>
          <table:table-cell/>
        </table:table-row>
        <table:table-row table:style-name="ro1">
          <table:table-cell/>
          <table:table-cell table:formula="of:=[.B152]+1" office:value-type="float" office:value="28" calcext:value-type="float">
            <text:p>28</text:p>
          </table:table-cell>
          <table:table-cell office:value-type="string" calcext:value-type="string">
            <text:p>Nc3-b1</text:p>
          </table:table-cell>
          <table:table-cell office:value-type="float" office:value="84773" calcext:value-type="float">
            <text:p>84773</text:p>
          </table:table-cell>
          <table:table-cell office:value-type="float" office:value="13758" calcext:value-type="float">
            <text:p>13758</text:p>
          </table:table-cell>
          <table:table-cell office:value-type="float" office:value="79" calcext:value-type="float">
            <text:p>79</text:p>
          </table:table-cell>
          <table:table-cell office:value-type="float" office:value="364" calcext:value-type="float">
            <text:p>364</text:p>
          </table:table-cell>
          <table:table-cell office:value-type="float" office:value="466" calcext:value-type="float">
            <text:p>466</text:p>
          </table:table-cell>
          <table:table-cell office:value-type="float" office:value="2782" calcext:value-type="float">
            <text:p>2782</text:p>
          </table:table-cell>
          <table:table-cell/>
        </table:table-row>
        <table:table-row table:style-name="ro1">
          <table:table-cell/>
          <table:table-cell table:formula="of:=[.B153]+1" office:value-type="float" office:value="29" calcext:value-type="float">
            <text:p>29</text:p>
          </table:table-cell>
          <table:table-cell office:value-type="string" calcext:value-type="string">
            <text:p>e1c1</text:p>
          </table:table-cell>
          <table:table-cell office:value-type="float" office:value="79803" calcext:value-type="float">
            <text:p>79803</text:p>
          </table:table-cell>
          <table:table-cell office:value-type="float" office:value="14464" calcext:value-type="float">
            <text:p>14464</text:p>
          </table:table-cell>
          <table:table-cell office:value-type="float" office:value="40" calcext:value-type="float">
            <text:p>40</text:p>
          </table:table-cell>
          <table:table-cell office:value-type="float" office:value="336" calcext:value-type="float">
            <text:p>336</text:p>
          </table:table-cell>
          <table:table-cell office:value-type="float" office:value="238" calcext:value-type="float">
            <text:p>238</text:p>
          </table:table-cell>
          <table:table-cell office:value-type="float" office:value="2591" calcext:value-type="float">
            <text:p>2591</text:p>
          </table:table-cell>
          <table:table-cell/>
        </table:table-row>
        <table:table-row table:style-name="ro1">
          <table:table-cell/>
          <table:table-cell table:formula="of:=[.B154]+1" office:value-type="float" office:value="30" calcext:value-type="float">
            <text:p>30</text:p>
          </table:table-cell>
          <table:table-cell office:value-type="string" calcext:value-type="string">
            <text:p>Ke1-f1</text:p>
          </table:table-cell>
          <table:table-cell office:value-type="float" office:value="77887" calcext:value-type="float">
            <text:p>77887</text:p>
          </table:table-cell>
          <table:table-cell office:value-type="float" office:value="13972" calcext:value-type="float">
            <text:p>13972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3465" calcext:value-type="float">
            <text:p>3465</text:p>
          </table:table-cell>
          <table:table-cell office:value-type="float" office:value="2512" calcext:value-type="float">
            <text:p>2512</text:p>
          </table:table-cell>
          <table:table-cell/>
        </table:table-row>
        <table:table-row table:style-name="ro1">
          <table:table-cell/>
          <table:table-cell table:formula="of:=[.B155]+1" office:value-type="float" office:value="31" calcext:value-type="float">
            <text:p>31</text:p>
          </table:table-cell>
          <table:table-cell office:value-type="string" calcext:value-type="string">
            <text:p>Bd2-e3</text:p>
          </table:table-cell>
          <table:table-cell office:value-type="float" office:value="90274" calcext:value-type="float">
            <text:p>90274</text:p>
          </table:table-cell>
          <table:table-cell office:value-type="float" office:value="16292" calcext:value-type="float">
            <text:p>16292</text:p>
          </table:table-cell>
          <table:table-cell office:value-type="float" office:value="40" calcext:value-type="float">
            <text:p>40</text:p>
          </table:table-cell>
          <table:table-cell office:value-type="float" office:value="372" calcext:value-type="float">
            <text:p>372</text:p>
          </table:table-cell>
          <table:table-cell office:value-type="float" office:value="540" calcext:value-type="float">
            <text:p>540</text:p>
          </table:table-cell>
          <table:table-cell office:value-type="float" office:value="2947" calcext:value-type="float">
            <text:p>2947</text:p>
          </table:table-cell>
          <table:table-cell/>
        </table:table-row>
        <table:table-row table:style-name="ro1">
          <table:table-cell/>
          <table:table-cell table:formula="of:=[.B156]+1" office:value-type="float" office:value="32" calcext:value-type="float">
            <text:p>32</text:p>
          </table:table-cell>
          <table:table-cell office:value-type="string" calcext:value-type="string">
            <text:p>Ra1-d1</text:p>
          </table:table-cell>
          <table:table-cell office:value-type="float" office:value="79695" calcext:value-type="float">
            <text:p>79695</text:p>
          </table:table-cell>
          <table:table-cell office:value-type="float" office:value="14439" calcext:value-type="float">
            <text:p>14439</text:p>
          </table:table-cell>
          <table:table-cell office:value-type="float" office:value="40" calcext:value-type="float">
            <text:p>40</text:p>
          </table:table-cell>
          <table:table-cell office:value-type="float" office:value="324" calcext:value-type="float">
            <text:p>324</text:p>
          </table:table-cell>
          <table:table-cell office:value-type="float" office:value="373" calcext:value-type="float">
            <text:p>373</text:p>
          </table:table-cell>
          <table:table-cell office:value-type="float" office:value="2587" calcext:value-type="float">
            <text:p>2587</text:p>
          </table:table-cell>
          <table:table-cell/>
        </table:table-row>
        <table:table-row table:style-name="ro1">
          <table:table-cell/>
          <table:table-cell table:formula="of:=[.B157]+1" office:value-type="float" office:value="33" calcext:value-type="float">
            <text:p>33</text:p>
          </table:table-cell>
          <table:table-cell office:value-type="string" calcext:value-type="string">
            <text:p>Ne5*f7</text:p>
          </table:table-cell>
          <table:table-cell office:value-type="float" office:value="88799" calcext:value-type="float">
            <text:p>88799</text:p>
          </table:table-cell>
          <table:table-cell office:value-type="float" office:value="18307" calcext:value-type="float">
            <text:p>18307</text:p>
          </table:table-cell>
          <table:table-cell office:value-type="float" office:value="41" calcext:value-type="float">
            <text:p>41</text:p>
          </table:table-cell>
          <table:table-cell office:value-type="float" office:value="348" calcext:value-type="float">
            <text:p>348</text:p>
          </table:table-cell>
          <table:table-cell office:value-type="float" office:value="480" calcext:value-type="float">
            <text:p>480</text:p>
          </table:table-cell>
          <table:table-cell office:value-type="float" office:value="1576" calcext:value-type="float">
            <text:p>1576</text:p>
          </table:table-cell>
          <table:table-cell/>
        </table:table-row>
        <table:table-row table:style-name="ro1">
          <table:table-cell/>
          <table:table-cell table:formula="of:=[.B158]+1" office:value-type="float" office:value="34" calcext:value-type="float">
            <text:p>34</text:p>
          </table:table-cell>
          <table:table-cell office:value-type="string" calcext:value-type="string">
            <text:p>Qf3-d3</text:p>
          </table:table-cell>
          <table:table-cell office:value-type="float" office:value="83727" calcext:value-type="float">
            <text:p>83727</text:p>
          </table:table-cell>
          <table:table-cell office:value-type="float" office:value="15188" calcext:value-type="float">
            <text:p>15188</text:p>
          </table:table-cell>
          <table:table-cell office:value-type="float" office:value="39" calcext:value-type="float">
            <text:p>39</text:p>
          </table:table-cell>
          <table:table-cell office:value-type="float" office:value="356" calcext:value-type="float">
            <text:p>356</text:p>
          </table:table-cell>
          <table:table-cell office:value-type="float" office:value="382" calcext:value-type="float">
            <text:p>382</text:p>
          </table:table-cell>
          <table:table-cell office:value-type="float" office:value="2754" calcext:value-type="float">
            <text:p>2754</text:p>
          </table:table-cell>
          <table:table-cell/>
        </table:table-row>
        <table:table-row table:style-name="ro1">
          <table:table-cell/>
          <table:table-cell table:formula="of:=[.B159]+1" office:value-type="float" office:value="35" calcext:value-type="float">
            <text:p>35</text:p>
          </table:table-cell>
          <table:table-cell office:value-type="string" calcext:value-type="string">
            <text:p>Be2-f1</text:p>
          </table:table-cell>
          <table:table-cell office:value-type="float" office:value="88728" calcext:value-type="float">
            <text:p>88728</text:p>
          </table:table-cell>
          <table:table-cell office:value-type="float" office:value="15808" calcext:value-type="float">
            <text:p>15808</text:p>
          </table:table-cell>
          <table:table-cell office:value-type="float" office:value="41" calcext:value-type="float">
            <text:p>41</text:p>
          </table:table-cell>
          <table:table-cell office:value-type="float" office:value="524" calcext:value-type="float">
            <text:p>524</text:p>
          </table:table-cell>
          <table:table-cell office:value-type="float" office:value="377" calcext:value-type="float">
            <text:p>377</text:p>
          </table:table-cell>
          <table:table-cell office:value-type="float" office:value="2863" calcext:value-type="float">
            <text:p>2863</text:p>
          </table:table-cell>
          <table:table-cell/>
        </table:table-row>
        <table:table-row table:style-name="ro1">
          <table:table-cell/>
          <table:table-cell table:formula="of:=[.B160]+1" office:value-type="float" office:value="36" calcext:value-type="float">
            <text:p>36</text:p>
          </table:table-cell>
          <table:table-cell office:value-type="string" calcext:value-type="string">
            <text:p>Ke1-d1</text:p>
          </table:table-cell>
          <table:table-cell office:value-type="float" office:value="79989" calcext:value-type="float">
            <text:p>79989</text:p>
          </table:table-cell>
          <table:table-cell office:value-type="float" office:value="14469" calcext:value-type="float">
            <text:p>14469</text:p>
          </table:table-cell>
          <table:table-cell office:value-type="float" office:value="39" calcext:value-type="float">
            <text:p>39</text:p>
          </table:table-cell>
          <table:table-cell office:value-type="float" office:value="344" calcext:value-type="float">
            <text:p>344</text:p>
          </table:table-cell>
          <table:table-cell office:value-type="float" office:value="2120" calcext:value-type="float">
            <text:p>2120</text:p>
          </table:table-cell>
          <table:table-cell office:value-type="float" office:value="2586" calcext:value-type="float">
            <text:p>2586</text:p>
          </table:table-cell>
          <table:table-cell/>
        </table:table-row>
        <table:table-row table:style-name="ro1">
          <table:table-cell/>
          <table:table-cell table:formula="of:=[.B161]+1" office:value-type="float" office:value="37" calcext:value-type="float">
            <text:p>37</text:p>
          </table:table-cell>
          <table:table-cell office:value-type="string" calcext:value-type="string">
            <text:p>Nc3-a4</text:p>
          </table:table-cell>
          <table:table-cell office:value-type="float" office:value="91447" calcext:value-type="float">
            <text:p>91447</text:p>
          </table:table-cell>
          <table:table-cell office:value-type="float" office:value="16676" calcext:value-type="float">
            <text:p>16676</text:p>
          </table:table-cell>
          <table:table-cell office:value-type="float" office:value="39" calcext:value-type="float">
            <text:p>39</text:p>
          </table:table-cell>
          <table:table-cell office:value-type="float" office:value="396" calcext:value-type="float">
            <text:p>396</text:p>
          </table:table-cell>
          <table:table-cell office:value-type="float" office:value="485" calcext:value-type="float">
            <text:p>485</text:p>
          </table:table-cell>
          <table:table-cell office:value-type="float" office:value="2989" calcext:value-type="float">
            <text:p>2989</text:p>
          </table:table-cell>
          <table:table-cell/>
        </table:table-row>
        <table:table-row table:style-name="ro1">
          <table:table-cell/>
          <table:table-cell table:formula="of:=[.B162]+1" office:value-type="float" office:value="38" calcext:value-type="float">
            <text:p>38</text:p>
          </table:table-cell>
          <table:table-cell office:value-type="string" calcext:value-type="string">
            <text:p>Bd2-f4</text:p>
          </table:table-cell>
          <table:table-cell office:value-type="float" office:value="84869" calcext:value-type="float">
            <text:p>84869</text:p>
          </table:table-cell>
          <table:table-cell office:value-type="float" office:value="15161" calcext:value-type="float">
            <text:p>15161</text:p>
          </table:table-cell>
          <table:table-cell office:value-type="float" office:value="40" calcext:value-type="float">
            <text:p>40</text:p>
          </table:table-cell>
          <table:table-cell office:value-type="float" office:value="348" calcext:value-type="float">
            <text:p>348</text:p>
          </table:table-cell>
          <table:table-cell office:value-type="float" office:value="562" calcext:value-type="float">
            <text:p>562</text:p>
          </table:table-cell>
          <table:table-cell office:value-type="float" office:value="2763" calcext:value-type="float">
            <text:p>2763</text:p>
          </table:table-cell>
          <table:table-cell/>
        </table:table-row>
        <table:table-row table:style-name="ro1">
          <table:table-cell/>
          <table:table-cell table:formula="of:=[.B163]+1" office:value-type="float" office:value="39" calcext:value-type="float">
            <text:p>39</text:p>
          </table:table-cell>
          <table:table-cell office:value-type="string" calcext:value-type="string">
            <text:p>Ra1-c1</text:p>
          </table:table-cell>
          <table:table-cell office:value-type="float" office:value="83263" calcext:value-type="float">
            <text:p>83263</text:p>
          </table:table-cell>
          <table:table-cell office:value-type="float" office:value="14938" calcext:value-type="float">
            <text:p>14938</text:p>
          </table:table-cell>
          <table:table-cell office:value-type="float" office:value="40" calcext:value-type="float">
            <text:p>40</text:p>
          </table:table-cell>
          <table:table-cell office:value-type="float" office:value="340" calcext:value-type="float">
            <text:p>340</text:p>
          </table:table-cell>
          <table:table-cell office:value-type="float" office:value="438" calcext:value-type="float">
            <text:p>438</text:p>
          </table:table-cell>
          <table:table-cell office:value-type="float" office:value="2707" calcext:value-type="float">
            <text:p>2707</text:p>
          </table:table-cell>
          <table:table-cell/>
        </table:table-row>
        <table:table-row table:style-name="ro1">
          <table:table-cell/>
          <table:table-cell table:formula="of:=[.B164]+1" office:value-type="float" office:value="40" calcext:value-type="float">
            <text:p>40</text:p>
          </table:table-cell>
          <table:table-cell office:value-type="string" calcext:value-type="string">
            <text:p>a2-a4</text:p>
          </table:table-cell>
          <table:table-cell office:value-type="float" office:value="90978" calcext:value-type="float">
            <text:p>90978</text:p>
          </table:table-cell>
          <table:table-cell office:value-type="float" office:value="17958" calcext:value-type="float">
            <text:p>17958</text:p>
          </table:table-cell>
          <table:table-cell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  <table:table-cell office:value-type="float" office:value="459" calcext:value-type="float">
            <text:p>459</text:p>
          </table:table-cell>
          <table:table-cell office:value-type="float" office:value="2995" calcext:value-type="float">
            <text:p>2995</text:p>
          </table:table-cell>
          <table:table-cell/>
        </table:table-row>
        <table:table-row table:style-name="ro1">
          <table:table-cell/>
          <table:table-cell table:formula="of:=[.B165]+1" office:value-type="float" office:value="41" calcext:value-type="float">
            <text:p>41</text:p>
          </table:table-cell>
          <table:table-cell office:value-type="string" calcext:value-type="string">
            <text:p>Qf3-f4</text:p>
          </table:table-cell>
          <table:table-cell office:value-type="float" office:value="90488" calcext:value-type="float">
            <text:p>90488</text:p>
          </table:table-cell>
          <table:table-cell office:value-type="float" office:value="16238" calcext:value-type="float">
            <text:p>16238</text:p>
          </table:table-cell>
          <table:table-cell office:value-type="float" office:value="40" calcext:value-type="float">
            <text:p>40</text:p>
          </table:table-cell>
          <table:table-cell office:value-type="float" office:value="372" calcext:value-type="float">
            <text:p>372</text:p>
          </table:table-cell>
          <table:table-cell office:value-type="float" office:value="431" calcext:value-type="float">
            <text:p>431</text:p>
          </table:table-cell>
          <table:table-cell office:value-type="float" office:value="2943" calcext:value-type="float">
            <text:p>2943</text:p>
          </table:table-cell>
          <table:table-cell/>
        </table:table-row>
        <table:table-row table:style-name="ro1">
          <table:table-cell/>
          <table:table-cell table:formula="of:=[.B166]+1" office:value-type="float" office:value="42" calcext:value-type="float">
            <text:p>42</text:p>
          </table:table-cell>
          <table:table-cell office:value-type="string" calcext:value-type="string">
            <text:p>Be2-d1</text:p>
          </table:table-cell>
          <table:table-cell office:value-type="float" office:value="74963" calcext:value-type="float">
            <text:p>74963</text:p>
          </table:table-cell>
          <table:table-cell office:value-type="float" office:value="12093" calcext:value-type="float">
            <text:p>12093</text:p>
          </table:table-cell>
          <table:table-cell office:value-type="float" office:value="41" calcext:value-type="float">
            <text:p>41</text:p>
          </table:table-cell>
          <table:table-cell office:value-type="float" office:value="296" calcext:value-type="float">
            <text:p>296</text:p>
          </table:table-cell>
          <table:table-cell office:value-type="float" office:value="350" calcext:value-type="float">
            <text:p>350</text:p>
          </table:table-cell>
          <table:table-cell office:value-type="float" office:value="2420" calcext:value-type="float">
            <text:p>2420</text:p>
          </table:table-cell>
          <table:table-cell/>
        </table:table-row>
        <table:table-row table:style-name="ro1">
          <table:table-cell/>
          <table:table-cell table:formula="of:=[.B167]+1" office:value-type="float" office:value="43" calcext:value-type="float">
            <text:p>43</text:p>
          </table:table-cell>
          <table:table-cell office:value-type="string" calcext:value-type="string">
            <text:p>g2-g3</text:p>
          </table:table-cell>
          <table:table-cell office:value-type="float" office:value="77468" calcext:value-type="float">
            <text:p>77468</text:p>
          </table:table-cell>
          <table:table-cell office:value-type="float" office:value="12486" calcext:value-type="float">
            <text:p>12486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2562" calcext:value-type="float">
            <text:p>2562</text:p>
          </table:table-cell>
          <table:table-cell/>
        </table:table-row>
        <table:table-row table:style-name="ro1">
          <table:table-cell/>
          <table:table-cell table:formula="of:=[.B168]+1" office:value-type="float" office:value="44" calcext:value-type="float">
            <text:p>44</text:p>
          </table:table-cell>
          <table:table-cell office:value-type="string" calcext:value-type="string">
            <text:p>Ne5*d7</text:p>
          </table:table-cell>
          <table:table-cell office:value-type="float" office:value="93913" calcext:value-type="float">
            <text:p>93913</text:p>
          </table:table-cell>
          <table:table-cell office:value-type="float" office:value="21872" calcext:value-type="float">
            <text:p>21872</text:p>
          </table:table-cell>
          <table:table-cell office:value-type="float" office:value="42" calcext:value-type="float">
            <text:p>42</text:p>
          </table:table-cell>
          <table:table-cell office:value-type="float" office:value="348" calcext:value-type="float">
            <text:p>348</text:p>
          </table:table-cell>
          <table:table-cell office:value-type="float" office:value="490" calcext:value-type="float">
            <text:p>490</text:p>
          </table:table-cell>
          <table:table-cell office:value-type="float" office:value="1804" calcext:value-type="float">
            <text:p>1804</text:p>
          </table:table-cell>
          <table:table-cell/>
        </table:table-row>
        <table:table-row table:style-name="ro1">
          <table:table-cell/>
          <table:table-cell table:formula="of:=[.B169]+1" office:value-type="float" office:value="45" calcext:value-type="float">
            <text:p>45</text:p>
          </table:table-cell>
          <table:table-cell office:value-type="string" calcext:value-type="string">
            <text:p>Nc3-b5</text:p>
          </table:table-cell>
          <table:table-cell office:value-type="float" office:value="81498" calcext:value-type="float">
            <text:p>81498</text:p>
          </table:table-cell>
          <table:table-cell office:value-type="float" office:value="14077" calcext:value-type="float">
            <text:p>14077</text:p>
          </table:table-cell>
          <table:table-cell office:value-type="float" office:value="74" calcext:value-type="float">
            <text:p>74</text:p>
          </table:table-cell>
          <table:table-cell office:value-type="float" office:value="396" calcext:value-type="float">
            <text:p>396</text:p>
          </table:table-cell>
          <table:table-cell office:value-type="float" office:value="402" calcext:value-type="float">
            <text:p>402</text:p>
          </table:table-cell>
          <table:table-cell office:value-type="float" office:value="2750" calcext:value-type="float">
            <text:p>2750</text:p>
          </table:table-cell>
          <table:table-cell/>
        </table:table-row>
        <table:table-row table:style-name="ro1">
          <table:table-cell/>
          <table:table-cell table:formula="of:=[.B170]+1" office:value-type="float" office:value="46" calcext:value-type="float">
            <text:p>46</text:p>
          </table:table-cell>
          <table:table-cell office:value-type="string" calcext:value-type="string">
            <text:p>b2-b3</text:p>
          </table:table-cell>
          <table:table-cell office:value-type="float" office:value="81066" calcext:value-type="float">
            <text:p>81066</text:p>
          </table:table-cell>
          <table:table-cell office:value-type="float" office:value="14736" calcext:value-type="float">
            <text:p>14736</text:p>
          </table:table-cell>
          <table:table-cell office:value-type="float" office:value="40" calcext:value-type="float">
            <text:p>40</text:p>
          </table:table-cell>
          <table:table-cell office:value-type="float" office:value="348" calcext:value-type="float">
            <text:p>348</text:p>
          </table:table-cell>
          <table:table-cell office:value-type="float" office:value="437" calcext:value-type="float">
            <text:p>437</text:p>
          </table:table-cell>
          <table:table-cell office:value-type="float" office:value="2681" calcext:value-type="float">
            <text:p>2681</text:p>
          </table:table-cell>
          <table:table-cell/>
        </table:table-row>
        <table:table-row table:style-name="ro1">
          <table:table-cell/>
          <table:table-cell table:formula="of:=[.B171]+1" office:value-type="float" office:value="47" calcext:value-type="float">
            <text:p>47</text:p>
          </table:table-cell>
          <table:table-cell office:value-type="string" calcext:value-type="string">
            <text:p>Qf3-f5</text:p>
          </table:table-cell>
          <table:table-cell office:value-type="float" office:value="104992" calcext:value-type="float">
            <text:p>104992</text:p>
          </table:table-cell>
          <table:table-cell office:value-type="float" office:value="21824" calcext:value-type="float">
            <text:p>21824</text:p>
          </table:table-cell>
          <table:table-cell office:value-type="float" office:value="42" calcext:value-type="float">
            <text:p>42</text:p>
          </table:table-cell>
          <table:table-cell office:value-type="float" office:value="404" calcext:value-type="float">
            <text:p>404</text:p>
          </table:table-cell>
          <table:table-cell office:value-type="float" office:value="514" calcext:value-type="float">
            <text:p>514</text:p>
          </table:table-cell>
          <table:table-cell office:value-type="float" office:value="3358" calcext:value-type="float">
            <text:p>3358</text:p>
          </table:table-cell>
          <table:table-cell/>
        </table:table-row>
        <table:table-row table:style-name="ro1">
          <table:table-cell/>
          <table:table-cell table:formula="of:=[.B172]+1" office:value-type="float" office:value="48" calcext:value-type="float">
            <text:p>48</text:p>
          </table:table-cell>
          <table:table-cell office:value-type="string" calcext:value-type="string">
            <text:p>Be2*a6</text:p>
          </table:table-cell>
          <table:table-cell office:value-type="float" office:value="69334" calcext:value-type="float">
            <text:p>69334</text:p>
          </table:table-cell>
          <table:table-cell office:value-type="float" office:value="12631" calcext:value-type="float">
            <text:p>12631</text:p>
          </table:table-cell>
          <table:table-cell office:value-type="float" office:value="33" calcext:value-type="float">
            <text:p>33</text:p>
          </table:table-cell>
          <table:table-cell office:value-type="float" office:value="396" calcext:value-type="float">
            <text:p>396</text:p>
          </table:table-cell>
          <table:table-cell office:value-type="float" office:value="487" calcext:value-type="float">
            <text:p>487</text:p>
          </table:table-cell>
          <table:table-cell office:value-type="float" office:value="1351" calcext:value-type="float">
            <text:p>1351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3">
          <table:table-cell/>
          <table:table-cell table:style-name="ce5" office:value-type="string" calcext:value-type="string" table:number-columns-spanned="8" table:number-rows-spanned="1">
            <text:p>detail Depth 5</text:p>
          </table:table-cell>
          <table:covered-table-cell table:style-name="ce8" office:value-type="string" calcext:value-type="string">
            <text:p>detail Depth 5</text:p>
          </table:covered-table-cell>
          <table:covered-table-cell table:number-columns-repeated="2"/>
          <table:covered-table-cell table:style-name="ce15" office:value-type="string" calcext:value-type="string">
            <text:p>Detail Depth 5</text:p>
          </table:covered-table-cell>
          <table:covered-table-cell table:number-columns-repeated="3"/>
          <table:table-cell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 table:style-name="ce9" office:value-type="string" calcext:value-type="string">
            <text:p>move</text:p>
          </table:table-cell>
          <table:table-cell table:style-name="ce13" office:value-type="string" calcext:value-type="string">
            <text:p>tot</text:p>
          </table:table-cell>
          <table:table-cell table:style-name="ce13" office:value-type="string" calcext:value-type="string">
            <text:p>capture</text:p>
          </table:table-cell>
          <table:table-cell table:style-name="ce13" office:value-type="string" calcext:value-type="string">
            <text:p>en passant</text:p>
          </table:table-cell>
          <table:table-cell table:style-name="ce13" office:value-type="string" calcext:value-type="string">
            <text:p>promotion</text:p>
          </table:table-cell>
          <table:table-cell table:style-name="ce13" office:value-type="string" calcext:value-type="string">
            <text:p>check</text:p>
          </table:table-cell>
          <table:table-cell table:style-name="ce13" office:value-type="string" calcext:value-type="string">
            <text:p>castle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2*h3</text:p>
          </table:table-cell>
          <table:table-cell office:value-type="float" office:value="3819456" calcext:value-type="float">
            <text:p>3819456</text:p>
          </table:table-cell>
          <table:table-cell office:value-type="float" office:value="587193" calcext:value-type="float">
            <text:p>587193</text:p>
          </table:table-cell>
          <table:table-cell office:value-type="float" office:value="1575" calcext:value-type="float">
            <text:p>1575</text:p>
          </table:table-cell>
          <table:table-cell office:value-type="float" office:value="0" calcext:value-type="float">
            <text:p>0</text:p>
          </table:table-cell>
          <table:table-cell office:value-type="float" office:value="54471" calcext:value-type="float">
            <text:p>54471</text:p>
          </table:table-cell>
          <table:table-cell office:value-type="float" office:value="124824" calcext:value-type="float">
            <text:p>124824</text:p>
          </table:table-cell>
          <table:table-cell/>
        </table:table-row>
        <table:table-row table:style-name="ro1">
          <table:table-cell/>
          <table:table-cell table:formula="of:=[.B179]+1" office:value-type="float" office:value="2" calcext:value-type="float">
            <text:p>2</text:p>
          </table:table-cell>
          <table:table-cell office:value-type="string" calcext:value-type="string">
            <text:p>Ra1-b1</text:p>
          </table:table-cell>
          <table:table-cell office:value-type="float" office:value="3827454" calcext:value-type="float">
            <text:p>3827454</text:p>
          </table:table-cell>
          <table:table-cell office:value-type="float" office:value="727832" calcext:value-type="float">
            <text:p>727832</text:p>
          </table:table-cell>
          <table:table-cell office:value-type="float" office:value="1574" calcext:value-type="float">
            <text:p>1574</text:p>
          </table:table-cell>
          <table:table-cell office:value-type="float" office:value="0" calcext:value-type="float">
            <text:p>0</text:p>
          </table:table-cell>
          <table:table-cell office:value-type="float" office:value="56000" calcext:value-type="float">
            <text:p>56000</text:p>
          </table:table-cell>
          <table:table-cell office:value-type="float" office:value="64166" calcext:value-type="float">
            <text:p>64166</text:p>
          </table:table-cell>
          <table:table-cell/>
        </table:table-row>
        <table:table-row table:style-name="ro1">
          <table:table-cell/>
          <table:table-cell table:formula="of:=[.B180]+1" office:value-type="float" office:value="3" calcext:value-type="float">
            <text:p>3</text:p>
          </table:table-cell>
          <table:table-cell office:value-type="string" calcext:value-type="string">
            <text:p>Qf3-g3</text:p>
          </table:table-cell>
          <table:table-cell office:value-type="float" office:value="4669768" calcext:value-type="float">
            <text:p>4669768</text:p>
          </table:table-cell>
          <table:table-cell office:value-type="float" office:value="825372" calcext:value-type="float">
            <text:p>825372</text:p>
          </table:table-cell>
          <table:table-cell office:value-type="float" office:value="1789" calcext:value-type="float">
            <text:p>1789</text:p>
          </table:table-cell>
          <table:table-cell office:value-type="float" office:value="0" calcext:value-type="float">
            <text:p>0</text:p>
          </table:table-cell>
          <table:table-cell office:value-type="float" office:value="43901" calcext:value-type="float">
            <text:p>43901</text:p>
          </table:table-cell>
          <table:table-cell office:value-type="float" office:value="138810" calcext:value-type="float">
            <text:p>138810</text:p>
          </table:table-cell>
          <table:table-cell/>
        </table:table-row>
        <table:table-row table:style-name="ro1">
          <table:table-cell/>
          <table:table-cell table:formula="of:=[.B181]+1" office:value-type="float" office:value="4" calcext:value-type="float">
            <text:p>4</text:p>
          </table:table-cell>
          <table:table-cell office:value-type="string" calcext:value-type="string">
            <text:p>d5*e6</text:p>
          </table:table-cell>
          <table:table-cell office:value-type="float" office:value="4727437" calcext:value-type="float">
            <text:p>4727437</text:p>
          </table:table-cell>
          <table:table-cell office:value-type="float" office:value="906365" calcext:value-type="float">
            <text:p>906365</text:p>
          </table:table-cell>
          <table:table-cell office:value-type="float" office:value="3" calcext:value-type="float">
            <text:p>3</text:p>
          </table:table-cell>
          <table:table-cell office:value-type="float" office:value="1400" calcext:value-type="float">
            <text:p>1400</text:p>
          </table:table-cell>
          <table:table-cell office:value-type="float" office:value="208498" calcext:value-type="float">
            <text:p>208498</text:p>
          </table:table-cell>
          <table:table-cell office:value-type="float" office:value="144759" calcext:value-type="float">
            <text:p>144759</text:p>
          </table:table-cell>
          <table:table-cell/>
        </table:table-row>
        <table:table-row table:style-name="ro1">
          <table:table-cell/>
          <table:table-cell table:formula="of:=[.B182]+1" office:value-type="float" office:value="5" calcext:value-type="float">
            <text:p>5</text:p>
          </table:table-cell>
          <table:table-cell office:value-type="string" calcext:value-type="string">
            <text:p>Qf3-e3</text:p>
          </table:table-cell>
          <table:table-cell office:value-type="float" office:value="4477772" calcext:value-type="float">
            <text:p>4477772</text:p>
          </table:table-cell>
          <table:table-cell office:value-type="float" office:value="792976" calcext:value-type="float">
            <text:p>792976</text:p>
          </table:table-cell>
          <table:table-cell office:value-type="float" office:value="1718" calcext:value-type="float">
            <text:p>1718</text:p>
          </table:table-cell>
          <table:table-cell office:value-type="float" office:value="0" calcext:value-type="float">
            <text:p>0</text:p>
          </table:table-cell>
          <table:table-cell office:value-type="float" office:value="42904" calcext:value-type="float">
            <text:p>42904</text:p>
          </table:table-cell>
          <table:table-cell office:value-type="float" office:value="135717" calcext:value-type="float">
            <text:p>135717</text:p>
          </table:table-cell>
          <table:table-cell/>
        </table:table-row>
        <table:table-row table:style-name="ro1">
          <table:table-cell/>
          <table:table-cell table:formula="of:=[.B183]+1" office:value-type="float" office:value="6" calcext:value-type="float">
            <text:p>6</text:p>
          </table:table-cell>
          <table:table-cell office:value-type="string" calcext:value-type="string">
            <text:p>Ne5*g6</text:p>
          </table:table-cell>
          <table:table-cell office:value-type="float" office:value="3949417" calcext:value-type="float">
            <text:p>3949417</text:p>
          </table:table-cell>
          <table:table-cell office:value-type="float" office:value="628936" calcext:value-type="float">
            <text:p>628936</text:p>
          </table:table-cell>
          <table:table-cell office:value-type="float" office:value="1637" calcext:value-type="float">
            <text:p>1637</text:p>
          </table:table-cell>
          <table:table-cell office:value-type="float" office:value="0" calcext:value-type="float">
            <text:p>0</text:p>
          </table:table-cell>
          <table:table-cell office:value-type="float" office:value="43244" calcext:value-type="float">
            <text:p>43244</text:p>
          </table:table-cell>
          <table:table-cell office:value-type="float" office:value="124177" calcext:value-type="float">
            <text:p>124177</text:p>
          </table:table-cell>
          <table:table-cell/>
        </table:table-row>
        <table:table-row table:style-name="ro1">
          <table:table-cell/>
          <table:table-cell table:formula="of:=[.B184]+1" office:value-type="float" office:value="7" calcext:value-type="float">
            <text:p>7</text:p>
          </table:table-cell>
          <table:table-cell office:value-type="string" calcext:value-type="string">
            <text:p>Qf3-d3</text:p>
          </table:table-cell>
          <table:table-cell office:value-type="float" office:value="3949570" calcext:value-type="float">
            <text:p>3949570</text:p>
          </table:table-cell>
          <table:table-cell office:value-type="float" office:value="656471" calcext:value-type="float">
            <text:p>656471</text:p>
          </table:table-cell>
          <table:table-cell office:value-type="float" office:value="1604" calcext:value-type="float">
            <text:p>1604</text:p>
          </table:table-cell>
          <table:table-cell office:value-type="float" office:value="0" calcext:value-type="float">
            <text:p>0</text:p>
          </table:table-cell>
          <table:table-cell office:value-type="float" office:value="38231" calcext:value-type="float">
            <text:p>38231</text:p>
          </table:table-cell>
          <table:table-cell office:value-type="float" office:value="130209" calcext:value-type="float">
            <text:p>130209</text:p>
          </table:table-cell>
          <table:table-cell/>
        </table:table-row>
        <table:table-row table:style-name="ro1">
          <table:table-cell/>
          <table:table-cell table:formula="of:=[.B185]+1" office:value-type="float" office:value="8" calcext:value-type="float">
            <text:p>8</text:p>
          </table:table-cell>
          <table:table-cell office:value-type="string" calcext:value-type="string">
            <text:p>Ne5*f7</text:p>
          </table:table-cell>
          <table:table-cell office:value-type="float" office:value="4164923" calcext:value-type="float">
            <text:p>4164923</text:p>
          </table:table-cell>
          <table:table-cell office:value-type="float" office:value="601241" calcext:value-type="float">
            <text:p>601241</text:p>
          </table:table-cell>
          <table:table-cell office:value-type="float" office:value="1683" calcext:value-type="float">
            <text:p>1683</text:p>
          </table:table-cell>
          <table:table-cell office:value-type="float" office:value="0" calcext:value-type="float">
            <text:p>0</text:p>
          </table:table-cell>
          <table:table-cell office:value-type="float" office:value="100900" calcext:value-type="float">
            <text:p>100900</text:p>
          </table:table-cell>
          <table:table-cell office:value-type="float" office:value="131212" calcext:value-type="float">
            <text:p>131212</text:p>
          </table:table-cell>
          <table:table-cell/>
        </table:table-row>
        <table:table-row table:style-name="ro1">
          <table:table-cell/>
          <table:table-cell table:formula="of:=[.B186]+1" office:value-type="float" office:value="9" calcext:value-type="float">
            <text:p>9</text:p>
          </table:table-cell>
          <table:table-cell office:value-type="string" calcext:value-type="string">
            <text:p>Qf3-f4</text:p>
          </table:table-cell>
          <table:table-cell office:value-type="float" office:value="4327936" calcext:value-type="float">
            <text:p>4327936</text:p>
          </table:table-cell>
          <table:table-cell office:value-type="float" office:value="735213" calcext:value-type="float">
            <text:p>735213</text:p>
          </table:table-cell>
          <table:table-cell office:value-type="float" office:value="1713" calcext:value-type="float">
            <text:p>1713</text:p>
          </table:table-cell>
          <table:table-cell office:value-type="float" office:value="0" calcext:value-type="float">
            <text:p>0</text:p>
          </table:table-cell>
          <table:table-cell office:value-type="float" office:value="62464" calcext:value-type="float">
            <text:p>62464</text:p>
          </table:table-cell>
          <table:table-cell office:value-type="float" office:value="131757" calcext:value-type="float">
            <text:p>131757</text:p>
          </table:table-cell>
          <table:table-cell/>
        </table:table-row>
        <table:table-row table:style-name="ro1">
          <table:table-cell/>
          <table:table-cell table:formula="of:=[.B187]+1" office:value-type="float" office:value="10" calcext:value-type="float">
            <text:p>10</text:p>
          </table:table-cell>
          <table:table-cell office:value-type="string" calcext:value-type="string">
            <text:p>Ne5*d7</text:p>
          </table:table-cell>
          <table:table-cell office:value-type="float" office:value="4404043" calcext:value-type="float">
            <text:p>4404043</text:p>
          </table:table-cell>
          <table:table-cell office:value-type="float" office:value="702356" calcext:value-type="float">
            <text:p>702356</text:p>
          </table:table-cell>
          <table:table-cell office:value-type="float" office:value="1689" calcext:value-type="float">
            <text:p>1689</text:p>
          </table:table-cell>
          <table:table-cell office:value-type="float" office:value="0" calcext:value-type="float">
            <text:p>0</text:p>
          </table:table-cell>
          <table:table-cell office:value-type="float" office:value="124524" calcext:value-type="float">
            <text:p>124524</text:p>
          </table:table-cell>
          <table:table-cell office:value-type="float" office:value="138943" calcext:value-type="float">
            <text:p>138943</text:p>
          </table:table-cell>
          <table:table-cell/>
        </table:table-row>
        <table:table-row table:style-name="ro1">
          <table:table-cell/>
          <table:table-cell table:formula="of:=[.B188]+1" office:value-type="float" office:value="11" calcext:value-type="float">
            <text:p>11</text:p>
          </table:table-cell>
          <table:table-cell office:value-type="string" calcext:value-type="string">
            <text:p>Qf3-f5</text:p>
          </table:table-cell>
          <table:table-cell office:value-type="float" office:value="5271134" calcext:value-type="float">
            <text:p>5271134</text:p>
          </table:table-cell>
          <table:table-cell office:value-type="float" office:value="1049250" calcext:value-type="float">
            <text:p>1049250</text:p>
          </table:table-cell>
          <table:table-cell office:value-type="float" office:value="1944" calcext:value-type="float">
            <text:p>1944</text:p>
          </table:table-cell>
          <table:table-cell office:value-type="float" office:value="0" calcext:value-type="float">
            <text:p>0</text:p>
          </table:table-cell>
          <table:table-cell office:value-type="float" office:value="89984" calcext:value-type="float">
            <text:p>89984</text:p>
          </table:table-cell>
          <table:table-cell office:value-type="float" office:value="155435" calcext:value-type="float">
            <text:p>155435</text:p>
          </table:table-cell>
          <table:table-cell/>
        </table:table-row>
        <table:table-row table:style-name="ro1">
          <table:table-cell/>
          <table:table-cell table:formula="of:=[.B189]+1" office:value-type="float" office:value="12" calcext:value-type="float">
            <text:p>12</text:p>
          </table:table-cell>
          <table:table-cell office:value-type="string" calcext:value-type="string">
            <text:p>Be2*a6</text:p>
          </table:table-cell>
          <table:table-cell office:value-type="float" office:value="3553501" calcext:value-type="float">
            <text:p>3553501</text:p>
          </table:table-cell>
          <table:table-cell office:value-type="float" office:value="546412" calcext:value-type="float">
            <text:p>546412</text:p>
          </table:table-cell>
          <table:table-cell office:value-type="float" office:value="1492" calcext:value-type="float">
            <text:p>1492</text:p>
          </table:table-cell>
          <table:table-cell office:value-type="float" office:value="0" calcext:value-type="float">
            <text:p>0</text:p>
          </table:table-cell>
          <table:table-cell office:value-type="float" office:value="48898" calcext:value-type="float">
            <text:p>48898</text:p>
          </table:table-cell>
          <table:table-cell office:value-type="float" office:value="107692" calcext:value-type="float">
            <text:p>107692</text:p>
          </table:table-cell>
          <table:table-cell/>
        </table:table-row>
        <table:table-row table:style-name="ro1">
          <table:table-cell/>
          <table:table-cell table:formula="of:=[.B190]+1" office:value-type="float" office:value="13" calcext:value-type="float">
            <text:p>13</text:p>
          </table:table-cell>
          <table:table-cell office:value-type="string" calcext:value-type="string">
            <text:p>Qf3-g4</text:p>
          </table:table-cell>
          <table:table-cell office:value-type="float" office:value="4514010" calcext:value-type="float">
            <text:p>4514010</text:p>
          </table:table-cell>
          <table:table-cell office:value-type="float" office:value="864621" calcext:value-type="float">
            <text:p>864621</text:p>
          </table:table-cell>
          <table:table-cell office:value-type="float" office:value="1746" calcext:value-type="float">
            <text:p>1746</text:p>
          </table:table-cell>
          <table:table-cell office:value-type="float" office:value="0" calcext:value-type="float">
            <text:p>0</text:p>
          </table:table-cell>
          <table:table-cell office:value-type="float" office:value="61040" calcext:value-type="float">
            <text:p>61040</text:p>
          </table:table-cell>
          <table:table-cell office:value-type="float" office:value="137083" calcext:value-type="float">
            <text:p>137083</text:p>
          </table:table-cell>
          <table:table-cell/>
        </table:table-row>
        <table:table-row table:style-name="ro1">
          <table:table-cell/>
          <table:table-cell table:formula="of:=[.B191]+1" office:value-type="float" office:value="14" calcext:value-type="float">
            <text:p>14</text:p>
          </table:table-cell>
          <table:table-cell office:value-type="string" calcext:value-type="string">
            <text:p>Qf3*f6</text:p>
          </table:table-cell>
          <table:table-cell office:value-type="float" office:value="3975992" calcext:value-type="float">
            <text:p>3975992</text:p>
          </table:table-cell>
          <table:table-cell office:value-type="float" office:value="811865" calcext:value-type="float">
            <text:p>811865</text:p>
          </table:table-cell>
          <table:table-cell office:value-type="float" office:value="1658" calcext:value-type="float">
            <text:p>1658</text:p>
          </table:table-cell>
          <table:table-cell office:value-type="float" office:value="0" calcext:value-type="float">
            <text:p>0</text:p>
          </table:table-cell>
          <table:table-cell office:value-type="float" office:value="182019" calcext:value-type="float">
            <text:p>182019</text:p>
          </table:table-cell>
          <table:table-cell office:value-type="float" office:value="114390" calcext:value-type="float">
            <text:p>114390</text:p>
          </table:table-cell>
          <table:table-cell/>
        </table:table-row>
        <table:table-row table:style-name="ro1">
          <table:table-cell/>
          <table:table-cell table:formula="of:=[.B192]+1" office:value-type="float" office:value="15" calcext:value-type="float">
            <text:p>15</text:p>
          </table:table-cell>
          <table:table-cell office:value-type="string" calcext:value-type="string">
            <text:p>Qf3-h5</text:p>
          </table:table-cell>
          <table:table-cell office:value-type="float" office:value="4743335" calcext:value-type="float">
            <text:p>4743335</text:p>
          </table:table-cell>
          <table:table-cell office:value-type="float" office:value="866822" calcext:value-type="float">
            <text:p>866822</text:p>
          </table:table-cell>
          <table:table-cell office:value-type="float" office:value="1804" calcext:value-type="float">
            <text:p>1804</text:p>
          </table:table-cell>
          <table:table-cell office:value-type="float" office:value="0" calcext:value-type="float">
            <text:p>0</text:p>
          </table:table-cell>
          <table:table-cell office:value-type="float" office:value="91949" calcext:value-type="float">
            <text:p>91949</text:p>
          </table:table-cell>
          <table:table-cell office:value-type="float" office:value="141198" calcext:value-type="float">
            <text:p>141198</text:p>
          </table:table-cell>
          <table:table-cell/>
        </table:table-row>
        <table:table-row table:style-name="ro1">
          <table:table-cell/>
          <table:table-cell table:formula="of:=[.B193]+1" office:value-type="float" office:value="16" calcext:value-type="float">
            <text:p>16</text:p>
          </table:table-cell>
          <table:table-cell office:value-type="string" calcext:value-type="string">
            <text:p>Qf3*h3</text:p>
          </table:table-cell>
          <table:table-cell office:value-type="float" office:value="5067173" calcext:value-type="float">
            <text:p>5067173</text:p>
          </table:table-cell>
          <table:table-cell office:value-type="float" office:value="738834" calcext:value-type="float">
            <text:p>738834</text:p>
          </table:table-cell>
          <table:table-cell office:value-type="float" office:value="1883" calcext:value-type="float">
            <text:p>1883</text:p>
          </table:table-cell>
          <table:table-cell office:value-type="float" office:value="0" calcext:value-type="float">
            <text:p>0</text:p>
          </table:table-cell>
          <table:table-cell office:value-type="float" office:value="102191" calcext:value-type="float">
            <text:p>102191</text:p>
          </table:table-cell>
          <table:table-cell office:value-type="float" office:value="150330" calcext:value-type="float">
            <text:p>150330</text:p>
          </table:table-cell>
          <table:table-cell/>
        </table:table-row>
        <table:table-row table:style-name="ro1">
          <table:table-cell/>
          <table:table-cell table:formula="of:=[.B194]+1" office:value-type="float" office:value="17" calcext:value-type="float">
            <text:p>17</text:p>
          </table:table-cell>
          <table:table-cell office:value-type="string" calcext:value-type="string">
            <text:p>g2-g4</text:p>
          </table:table-cell>
          <table:table-cell office:value-type="float" office:value="3338154" calcext:value-type="float">
            <text:p>3338154</text:p>
          </table:table-cell>
          <table:table-cell office:value-type="float" office:value="599927" calcext:value-type="float">
            <text:p>599927</text:p>
          </table:table-cell>
          <table:table-cell office:value-type="float" office:value="1468" calcext:value-type="float">
            <text:p>1468</text:p>
          </table:table-cell>
          <table:table-cell office:value-type="float" office:value="0" calcext:value-type="float">
            <text:p>0</text:p>
          </table:table-cell>
          <table:table-cell office:value-type="float" office:value="49567" calcext:value-type="float">
            <text:p>49567</text:p>
          </table:table-cell>
          <table:table-cell office:value-type="float" office:value="112915" calcext:value-type="float">
            <text:p>112915</text:p>
          </table:table-cell>
          <table:table-cell/>
        </table:table-row>
        <table:table-row table:style-name="ro1">
          <table:table-cell/>
          <table:table-cell table:formula="of:=[.B195]+1" office:value-type="float" office:value="18" calcext:value-type="float">
            <text:p>18</text:p>
          </table:table-cell>
          <table:table-cell office:value-type="string" calcext:value-type="string">
            <text:p>e1g1</text:p>
          </table:table-cell>
          <table:table-cell office:value-type="float" office:value="4119629" calcext:value-type="float">
            <text:p>4119629</text:p>
          </table:table-cell>
          <table:table-cell office:value-type="float" office:value="764112" calcext:value-type="float">
            <text:p>764112</text:p>
          </table:table-cell>
          <table:table-cell office:value-type="float" office:value="1652" calcext:value-type="float">
            <text:p>1652</text:p>
          </table:table-cell>
          <table:table-cell office:value-type="float" office:value="0" calcext:value-type="float">
            <text:p>0</text:p>
          </table:table-cell>
          <table:table-cell office:value-type="float" office:value="57852" calcext:value-type="float">
            <text:p>578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196]+1" office:value-type="float" office:value="19" calcext:value-type="float">
            <text:p>19</text:p>
          </table:table-cell>
          <table:table-cell office:value-type="string" calcext:value-type="string">
            <text:p>a2-a4</text:p>
          </table:table-cell>
          <table:table-cell office:value-type="float" office:value="4387586" calcext:value-type="float">
            <text:p>4387586</text:p>
          </table:table-cell>
          <table:table-cell office:value-type="float" office:value="803098" calcext:value-type="float">
            <text:p>803098</text:p>
          </table:table-cell>
          <table:table-cell office:value-type="float" office:value="1735" calcext:value-type="float">
            <text:p>1735</text:p>
          </table:table-cell>
          <table:table-cell office:value-type="float" office:value="0" calcext:value-type="float">
            <text:p>0</text:p>
          </table:table-cell>
          <table:table-cell office:value-type="float" office:value="59658" calcext:value-type="float">
            <text:p>59658</text:p>
          </table:table-cell>
          <table:table-cell office:value-type="float" office:value="132613" calcext:value-type="float">
            <text:p>132613</text:p>
          </table:table-cell>
          <table:table-cell/>
        </table:table-row>
        <table:table-row table:style-name="ro1">
          <table:table-cell/>
          <table:table-cell table:formula="of:=[.B197]+1" office:value-type="float" office:value="20" calcext:value-type="float">
            <text:p>20</text:p>
          </table:table-cell>
          <table:table-cell office:value-type="string" calcext:value-type="string">
            <text:p>e1c1</text:p>
          </table:table-cell>
          <table:table-cell office:value-type="float" office:value="3551583" calcext:value-type="float">
            <text:p>3551583</text:p>
          </table:table-cell>
          <table:table-cell office:value-type="float" office:value="697335" calcext:value-type="float">
            <text:p>697335</text:p>
          </table:table-cell>
          <table:table-cell office:value-type="float" office:value="1504" calcext:value-type="float">
            <text:p>1504</text:p>
          </table:table-cell>
          <table:table-cell office:value-type="float" office:value="0" calcext:value-type="float">
            <text:p>0</text:p>
          </table:table-cell>
          <table:table-cell office:value-type="float" office:value="54407" calcext:value-type="float">
            <text:p>544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198]+1" office:value-type="float" office:value="21" calcext:value-type="float">
            <text:p>21</text:p>
          </table:table-cell>
          <table:table-cell office:value-type="string" calcext:value-type="string">
            <text:p>g2-g3</text:p>
          </table:table-cell>
          <table:table-cell office:value-type="float" office:value="3472039" calcext:value-type="float">
            <text:p>3472039</text:p>
          </table:table-cell>
          <table:table-cell office:value-type="float" office:value="554960" calcext:value-type="float">
            <text:p>554960</text:p>
          </table:table-cell>
          <table:table-cell office:value-type="float" office:value="1496" calcext:value-type="float">
            <text:p>1496</text:p>
          </table:table-cell>
          <table:table-cell office:value-type="float" office:value="0" calcext:value-type="float">
            <text:p>0</text:p>
          </table:table-cell>
          <table:table-cell office:value-type="float" office:value="52202" calcext:value-type="float">
            <text:p>52202</text:p>
          </table:table-cell>
          <table:table-cell office:value-type="float" office:value="116295" calcext:value-type="float">
            <text:p>116295</text:p>
          </table:table-cell>
          <table:table-cell/>
        </table:table-row>
        <table:table-row table:style-name="ro1">
          <table:table-cell/>
          <table:table-cell table:formula="of:=[.B199]+1" office:value-type="float" office:value="22" calcext:value-type="float">
            <text:p>22</text:p>
          </table:table-cell>
          <table:table-cell office:value-type="string" calcext:value-type="string">
            <text:p>b2-b3</text:p>
          </table:table-cell>
          <table:table-cell office:value-type="float" office:value="3768824" calcext:value-type="float">
            <text:p>3768824</text:p>
          </table:table-cell>
          <table:table-cell office:value-type="float" office:value="709572" calcext:value-type="float">
            <text:p>709572</text:p>
          </table:table-cell>
          <table:table-cell office:value-type="float" office:value="1566" calcext:value-type="float">
            <text:p>1566</text:p>
          </table:table-cell>
          <table:table-cell office:value-type="float" office:value="0" calcext:value-type="float">
            <text:p>0</text:p>
          </table:table-cell>
          <table:table-cell office:value-type="float" office:value="54865" calcext:value-type="float">
            <text:p>54865</text:p>
          </table:table-cell>
          <table:table-cell office:value-type="float" office:value="119882" calcext:value-type="float">
            <text:p>119882</text:p>
          </table:table-cell>
          <table:table-cell/>
        </table:table-row>
        <table:table-row table:style-name="ro1">
          <table:table-cell/>
          <table:table-cell table:formula="of:=[.B200]+1" office:value-type="float" office:value="23" calcext:value-type="float">
            <text:p>23</text:p>
          </table:table-cell>
          <table:table-cell office:value-type="string" calcext:value-type="string">
            <text:p>Be2-f1</text:p>
          </table:table-cell>
          <table:table-cell office:value-type="float" office:value="4095479" calcext:value-type="float">
            <text:p>4095479</text:p>
          </table:table-cell>
          <table:table-cell office:value-type="float" office:value="778227" calcext:value-type="float">
            <text:p>778227</text:p>
          </table:table-cell>
          <table:table-cell office:value-type="float" office:value="1656" calcext:value-type="float">
            <text:p>1656</text:p>
          </table:table-cell>
          <table:table-cell office:value-type="float" office:value="0" calcext:value-type="float">
            <text:p>0</text:p>
          </table:table-cell>
          <table:table-cell office:value-type="float" office:value="57579" calcext:value-type="float">
            <text:p>57579</text:p>
          </table:table-cell>
          <table:table-cell office:value-type="float" office:value="75484" calcext:value-type="float">
            <text:p>75484</text:p>
          </table:table-cell>
          <table:table-cell/>
        </table:table-row>
        <table:table-row table:style-name="ro1">
          <table:table-cell/>
          <table:table-cell table:formula="of:=[.B201]+1" office:value-type="float" office:value="24" calcext:value-type="float">
            <text:p>24</text:p>
          </table:table-cell>
          <table:table-cell office:value-type="string" calcext:value-type="string">
            <text:p>Be2-d1</text:p>
          </table:table-cell>
          <table:table-cell office:value-type="float" office:value="3074219" calcext:value-type="float">
            <text:p>3074219</text:p>
          </table:table-cell>
          <table:table-cell office:value-type="float" office:value="601631" calcext:value-type="float">
            <text:p>601631</text:p>
          </table:table-cell>
          <table:table-cell office:value-type="float" office:value="1379" calcext:value-type="float">
            <text:p>1379</text:p>
          </table:table-cell>
          <table:table-cell office:value-type="float" office:value="0" calcext:value-type="float">
            <text:p>0</text:p>
          </table:table-cell>
          <table:table-cell office:value-type="float" office:value="46050" calcext:value-type="float">
            <text:p>46050</text:p>
          </table:table-cell>
          <table:table-cell office:value-type="float" office:value="19815" calcext:value-type="float">
            <text:p>19815</text:p>
          </table:table-cell>
          <table:table-cell/>
        </table:table-row>
        <table:table-row table:style-name="ro1">
          <table:table-cell/>
          <table:table-cell table:formula="of:=[.B202]+1" office:value-type="float" office:value="25" calcext:value-type="float">
            <text:p>25</text:p>
          </table:table-cell>
          <table:table-cell office:value-type="string" calcext:value-type="string">
            <text:p>a2-a3</text:p>
          </table:table-cell>
          <table:table-cell office:value-type="float" office:value="4627439" calcext:value-type="float">
            <text:p>4627439</text:p>
          </table:table-cell>
          <table:table-cell office:value-type="float" office:value="910233" calcext:value-type="float">
            <text:p>910233</text:p>
          </table:table-cell>
          <table:table-cell office:value-type="float" office:value="1764" calcext:value-type="float">
            <text:p>1764</text:p>
          </table:table-cell>
          <table:table-cell office:value-type="float" office:value="0" calcext:value-type="float">
            <text:p>0</text:p>
          </table:table-cell>
          <table:table-cell office:value-type="float" office:value="61533" calcext:value-type="float">
            <text:p>61533</text:p>
          </table:table-cell>
          <table:table-cell office:value-type="float" office:value="140127" calcext:value-type="float">
            <text:p>140127</text:p>
          </table:table-cell>
          <table:table-cell/>
        </table:table-row>
        <table:table-row table:style-name="ro1">
          <table:table-cell/>
          <table:table-cell table:formula="of:=[.B203]+1" office:value-type="float" office:value="26" calcext:value-type="float">
            <text:p>26</text:p>
          </table:table-cell>
          <table:table-cell office:value-type="string" calcext:value-type="string">
            <text:p>Be2-d3</text:p>
          </table:table-cell>
          <table:table-cell office:value-type="float" office:value="4066966" calcext:value-type="float">
            <text:p>4066966</text:p>
          </table:table-cell>
          <table:table-cell office:value-type="float" office:value="738691" calcext:value-type="float">
            <text:p>738691</text:p>
          </table:table-cell>
          <table:table-cell office:value-type="float" office:value="1640" calcext:value-type="float">
            <text:p>1640</text:p>
          </table:table-cell>
          <table:table-cell office:value-type="float" office:value="0" calcext:value-type="float">
            <text:p>0</text:p>
          </table:table-cell>
          <table:table-cell office:value-type="float" office:value="57179" calcext:value-type="float">
            <text:p>57179</text:p>
          </table:table-cell>
          <table:table-cell office:value-type="float" office:value="127522" calcext:value-type="float">
            <text:p>127522</text:p>
          </table:table-cell>
          <table:table-cell/>
        </table:table-row>
        <table:table-row table:style-name="ro1">
          <table:table-cell/>
          <table:table-cell table:formula="of:=[.B204]+1" office:value-type="float" office:value="27" calcext:value-type="float">
            <text:p>27</text:p>
          </table:table-cell>
          <table:table-cell office:value-type="string" calcext:value-type="string">
            <text:p>d5-d6</text:p>
          </table:table-cell>
          <table:table-cell office:value-type="float" office:value="3835265" calcext:value-type="float">
            <text:p>3835265</text:p>
          </table:table-cell>
          <table:table-cell office:value-type="float" office:value="754968" calcext:value-type="float">
            <text:p>754968</text:p>
          </table:table-cell>
          <table:table-cell office:value-type="float" office:value="2" calcext:value-type="float">
            <text:p>2</text:p>
          </table:table-cell>
          <table:table-cell office:value-type="float" office:value="6992" calcext:value-type="float">
            <text:p>6992</text:p>
          </table:table-cell>
          <table:table-cell office:value-type="float" office:value="58716" calcext:value-type="float">
            <text:p>58716</text:p>
          </table:table-cell>
          <table:table-cell office:value-type="float" office:value="117998" calcext:value-type="float">
            <text:p>117998</text:p>
          </table:table-cell>
          <table:table-cell/>
        </table:table-row>
        <table:table-row table:style-name="ro1">
          <table:table-cell/>
          <table:table-cell table:formula="of:=[.B205]+1" office:value-type="float" office:value="28" calcext:value-type="float">
            <text:p>28</text:p>
          </table:table-cell>
          <table:table-cell office:value-type="string" calcext:value-type="string">
            <text:p>Be2-c4</text:p>
          </table:table-cell>
          <table:table-cell office:value-type="float" office:value="4182989" calcext:value-type="float">
            <text:p>4182989</text:p>
          </table:table-cell>
          <table:table-cell office:value-type="float" office:value="737175" calcext:value-type="float">
            <text:p>737175</text:p>
          </table:table-cell>
          <table:table-cell office:value-type="float" office:value="1660" calcext:value-type="float">
            <text:p>1660</text:p>
          </table:table-cell>
          <table:table-cell office:value-type="float" office:value="0" calcext:value-type="float">
            <text:p>0</text:p>
          </table:table-cell>
          <table:table-cell office:value-type="float" office:value="55677" calcext:value-type="float">
            <text:p>55677</text:p>
          </table:table-cell>
          <table:table-cell office:value-type="float" office:value="126819" calcext:value-type="float">
            <text:p>126819</text:p>
          </table:table-cell>
          <table:table-cell/>
        </table:table-row>
        <table:table-row table:style-name="ro1">
          <table:table-cell/>
          <table:table-cell table:formula="of:=[.B206]+1" office:value-type="float" office:value="29" calcext:value-type="float">
            <text:p>29</text:p>
          </table:table-cell>
          <table:table-cell office:value-type="string" calcext:value-type="string">
            <text:p>Nc3-d1</text:p>
          </table:table-cell>
          <table:table-cell office:value-type="float" office:value="3995761" calcext:value-type="float">
            <text:p>3995761</text:p>
          </table:table-cell>
          <table:table-cell office:value-type="float" office:value="776984" calcext:value-type="float">
            <text:p>776984</text:p>
          </table:table-cell>
          <table:table-cell office:value-type="float" office:value="1633" calcext:value-type="float">
            <text:p>1633</text:p>
          </table:table-cell>
          <table:table-cell office:value-type="float" office:value="0" calcext:value-type="float">
            <text:p>0</text:p>
          </table:table-cell>
          <table:table-cell office:value-type="float" office:value="53236" calcext:value-type="float">
            <text:p>53236</text:p>
          </table:table-cell>
          <table:table-cell office:value-type="float" office:value="72062" calcext:value-type="float">
            <text:p>72062</text:p>
          </table:table-cell>
          <table:table-cell/>
        </table:table-row>
        <table:table-row table:style-name="ro1">
          <table:table-cell/>
          <table:table-cell table:formula="of:=[.B207]+1" office:value-type="float" office:value="30" calcext:value-type="float">
            <text:p>30</text:p>
          </table:table-cell>
          <table:table-cell office:value-type="string" calcext:value-type="string">
            <text:p>Nc3-b1</text:p>
          </table:table-cell>
          <table:table-cell office:value-type="float" office:value="3996171" calcext:value-type="float">
            <text:p>3996171</text:p>
          </table:table-cell>
          <table:table-cell office:value-type="float" office:value="774802" calcext:value-type="float">
            <text:p>774802</text:p>
          </table:table-cell>
          <table:table-cell office:value-type="float" office:value="1631" calcext:value-type="float">
            <text:p>1631</text:p>
          </table:table-cell>
          <table:table-cell office:value-type="float" office:value="0" calcext:value-type="float">
            <text:p>0</text:p>
          </table:table-cell>
          <table:table-cell office:value-type="float" office:value="53097" calcext:value-type="float">
            <text:p>53097</text:p>
          </table:table-cell>
          <table:table-cell office:value-type="float" office:value="69182" calcext:value-type="float">
            <text:p>69182</text:p>
          </table:table-cell>
          <table:table-cell/>
        </table:table-row>
        <table:table-row table:style-name="ro1">
          <table:table-cell/>
          <table:table-cell table:formula="of:=[.B208]+1" office:value-type="float" office:value="31" calcext:value-type="float">
            <text:p>31</text:p>
          </table:table-cell>
          <table:table-cell office:value-type="string" calcext:value-type="string">
            <text:p>Be2-b5</text:p>
          </table:table-cell>
          <table:table-cell office:value-type="float" office:value="4032348" calcext:value-type="float">
            <text:p>4032348</text:p>
          </table:table-cell>
          <table:table-cell office:value-type="float" office:value="746630" calcext:value-type="float">
            <text:p>746630</text:p>
          </table:table-cell>
          <table:table-cell office:value-type="float" office:value="1572" calcext:value-type="float">
            <text:p>1572</text:p>
          </table:table-cell>
          <table:table-cell office:value-type="float" office:value="0" calcext:value-type="float">
            <text:p>0</text:p>
          </table:table-cell>
          <table:table-cell office:value-type="float" office:value="105401" calcext:value-type="float">
            <text:p>105401</text:p>
          </table:table-cell>
          <table:table-cell office:value-type="float" office:value="118454" calcext:value-type="float">
            <text:p>118454</text:p>
          </table:table-cell>
          <table:table-cell/>
        </table:table-row>
        <table:table-row table:style-name="ro1">
          <table:table-cell/>
          <table:table-cell table:formula="of:=[.B209]+1" office:value-type="float" office:value="32" calcext:value-type="float">
            <text:p>32</text:p>
          </table:table-cell>
          <table:table-cell office:value-type="string" calcext:value-type="string">
            <text:p>Bd2-c1</text:p>
          </table:table-cell>
          <table:table-cell office:value-type="float" office:value="3793390" calcext:value-type="float">
            <text:p>3793390</text:p>
          </table:table-cell>
          <table:table-cell office:value-type="float" office:value="714460" calcext:value-type="float">
            <text:p>714460</text:p>
          </table:table-cell>
          <table:table-cell office:value-type="float" office:value="1566" calcext:value-type="float">
            <text:p>1566</text:p>
          </table:table-cell>
          <table:table-cell office:value-type="float" office:value="0" calcext:value-type="float">
            <text:p>0</text:p>
          </table:table-cell>
          <table:table-cell office:value-type="float" office:value="55720" calcext:value-type="float">
            <text:p>55720</text:p>
          </table:table-cell>
          <table:table-cell office:value-type="float" office:value="70839" calcext:value-type="float">
            <text:p>70839</text:p>
          </table:table-cell>
          <table:table-cell/>
        </table:table-row>
        <table:table-row table:style-name="ro1">
          <table:table-cell/>
          <table:table-cell table:formula="of:=[.B210]+1" office:value-type="float" office:value="33" calcext:value-type="float">
            <text:p>33</text:p>
          </table:table-cell>
          <table:table-cell office:value-type="string" calcext:value-type="string">
            <text:p>Nc3-a4</text:p>
          </table:table-cell>
          <table:table-cell office:value-type="float" office:value="4628497" calcext:value-type="float">
            <text:p>4628497</text:p>
          </table:table-cell>
          <table:table-cell office:value-type="float" office:value="922214" calcext:value-type="float">
            <text:p>922214</text:p>
          </table:table-cell>
          <table:table-cell office:value-type="float" office:value="1736" calcext:value-type="float">
            <text:p>1736</text:p>
          </table:table-cell>
          <table:table-cell office:value-type="float" office:value="0" calcext:value-type="float">
            <text:p>0</text:p>
          </table:table-cell>
          <table:table-cell office:value-type="float" office:value="60131" calcext:value-type="float">
            <text:p>60131</text:p>
          </table:table-cell>
          <table:table-cell office:value-type="float" office:value="141831" calcext:value-type="float">
            <text:p>141831</text:p>
          </table:table-cell>
          <table:table-cell/>
        </table:table-row>
        <table:table-row table:style-name="ro1">
          <table:table-cell/>
          <table:table-cell table:formula="of:=[.B211]+1" office:value-type="float" office:value="34" calcext:value-type="float">
            <text:p>34</text:p>
          </table:table-cell>
          <table:table-cell office:value-type="string" calcext:value-type="string">
            <text:p>Bd2-e3</text:p>
          </table:table-cell>
          <table:table-cell office:value-type="float" office:value="4407041" calcext:value-type="float">
            <text:p>4407041</text:p>
          </table:table-cell>
          <table:table-cell office:value-type="float" office:value="859600" calcext:value-type="float">
            <text:p>859600</text:p>
          </table:table-cell>
          <table:table-cell office:value-type="float" office:value="1678" calcext:value-type="float">
            <text:p>1678</text:p>
          </table:table-cell>
          <table:table-cell office:value-type="float" office:value="0" calcext:value-type="float">
            <text:p>0</text:p>
          </table:table-cell>
          <table:table-cell office:value-type="float" office:value="60788" calcext:value-type="float">
            <text:p>60788</text:p>
          </table:table-cell>
          <table:table-cell office:value-type="float" office:value="131921" calcext:value-type="float">
            <text:p>131921</text:p>
          </table:table-cell>
          <table:table-cell/>
        </table:table-row>
        <table:table-row table:style-name="ro1">
          <table:table-cell/>
          <table:table-cell table:formula="of:=[.B212]+1" office:value-type="float" office:value="35" calcext:value-type="float">
            <text:p>35</text:p>
          </table:table-cell>
          <table:table-cell office:value-type="string" calcext:value-type="string">
            <text:p>Nc3-b5</text:p>
          </table:table-cell>
          <table:table-cell office:value-type="float" office:value="4317482" calcext:value-type="float">
            <text:p>4317482</text:p>
          </table:table-cell>
          <table:table-cell office:value-type="float" office:value="824017" calcext:value-type="float">
            <text:p>824017</text:p>
          </table:table-cell>
          <table:table-cell office:value-type="float" office:value="1644" calcext:value-type="float">
            <text:p>1644</text:p>
          </table:table-cell>
          <table:table-cell office:value-type="float" office:value="0" calcext:value-type="float">
            <text:p>0</text:p>
          </table:table-cell>
          <table:table-cell office:value-type="float" office:value="167741" calcext:value-type="float">
            <text:p>167741</text:p>
          </table:table-cell>
          <table:table-cell office:value-type="float" office:value="132798" calcext:value-type="float">
            <text:p>132798</text:p>
          </table:table-cell>
          <table:table-cell/>
        </table:table-row>
        <table:table-row table:style-name="ro1">
          <table:table-cell/>
          <table:table-cell table:formula="of:=[.B213]+1" office:value-type="float" office:value="36" calcext:value-type="float">
            <text:p>36</text:p>
          </table:table-cell>
          <table:table-cell office:value-type="string" calcext:value-type="string">
            <text:p>Bd2-f4</text:p>
          </table:table-cell>
          <table:table-cell office:value-type="float" office:value="3941257" calcext:value-type="float">
            <text:p>3941257</text:p>
          </table:table-cell>
          <table:table-cell office:value-type="float" office:value="677032" calcext:value-type="float">
            <text:p>677032</text:p>
          </table:table-cell>
          <table:table-cell office:value-type="float" office:value="1603" calcext:value-type="float">
            <text:p>1603</text:p>
          </table:table-cell>
          <table:table-cell office:value-type="float" office:value="0" calcext:value-type="float">
            <text:p>0</text:p>
          </table:table-cell>
          <table:table-cell office:value-type="float" office:value="38775" calcext:value-type="float">
            <text:p>38775</text:p>
          </table:table-cell>
          <table:table-cell office:value-type="float" office:value="122161" calcext:value-type="float">
            <text:p>122161</text:p>
          </table:table-cell>
          <table:table-cell/>
        </table:table-row>
        <table:table-row table:style-name="ro1">
          <table:table-cell/>
          <table:table-cell table:formula="of:=[.B214]+1" office:value-type="float" office:value="37" calcext:value-type="float">
            <text:p>37</text:p>
          </table:table-cell>
          <table:table-cell office:value-type="string" calcext:value-type="string">
            <text:p>Ne5-d3</text:p>
          </table:table-cell>
          <table:table-cell office:value-type="float" office:value="3288812" calcext:value-type="float">
            <text:p>3288812</text:p>
          </table:table-cell>
          <table:table-cell office:value-type="float" office:value="490559" calcext:value-type="float">
            <text:p>490559</text:p>
          </table:table-cell>
          <table:table-cell office:value-type="float" office:value="1444" calcext:value-type="float">
            <text:p>1444</text:p>
          </table:table-cell>
          <table:table-cell office:value-type="float" office:value="0" calcext:value-type="float">
            <text:p>0</text:p>
          </table:table-cell>
          <table:table-cell office:value-type="float" office:value="32344" calcext:value-type="float">
            <text:p>32344</text:p>
          </table:table-cell>
          <table:table-cell office:value-type="float" office:value="115011" calcext:value-type="float">
            <text:p>115011</text:p>
          </table:table-cell>
          <table:table-cell/>
        </table:table-row>
        <table:table-row table:style-name="ro1">
          <table:table-cell/>
          <table:table-cell table:formula="of:=[.B215]+1" office:value-type="float" office:value="38" calcext:value-type="float">
            <text:p>38</text:p>
          </table:table-cell>
          <table:table-cell office:value-type="string" calcext:value-type="string">
            <text:p>Ne5-g4</text:p>
          </table:table-cell>
          <table:table-cell office:value-type="float" office:value="3415992" calcext:value-type="float">
            <text:p>3415992</text:p>
          </table:table-cell>
          <table:table-cell office:value-type="float" office:value="539339" calcext:value-type="float">
            <text:p>539339</text:p>
          </table:table-cell>
          <table:table-cell office:value-type="float" office:value="1510" calcext:value-type="float">
            <text:p>1510</text:p>
          </table:table-cell>
          <table:table-cell office:value-type="float" office:value="0" calcext:value-type="float">
            <text:p>0</text:p>
          </table:table-cell>
          <table:table-cell office:value-type="float" office:value="99470" calcext:value-type="float">
            <text:p>99470</text:p>
          </table:table-cell>
          <table:table-cell office:value-type="float" office:value="114746" calcext:value-type="float">
            <text:p>114746</text:p>
          </table:table-cell>
          <table:table-cell/>
        </table:table-row>
        <table:table-row table:style-name="ro1">
          <table:table-cell/>
          <table:table-cell table:formula="of:=[.B216]+1" office:value-type="float" office:value="39" calcext:value-type="float">
            <text:p>39</text:p>
          </table:table-cell>
          <table:table-cell office:value-type="string" calcext:value-type="string">
            <text:p>Bd2-g5</text:p>
          </table:table-cell>
          <table:table-cell office:value-type="float" office:value="4370915" calcext:value-type="float">
            <text:p>4370915</text:p>
          </table:table-cell>
          <table:table-cell office:value-type="float" office:value="833151" calcext:value-type="float">
            <text:p>833151</text:p>
          </table:table-cell>
          <table:table-cell office:value-type="float" office:value="1709" calcext:value-type="float">
            <text:p>1709</text:p>
          </table:table-cell>
          <table:table-cell office:value-type="float" office:value="0" calcext:value-type="float">
            <text:p>0</text:p>
          </table:table-cell>
          <table:table-cell office:value-type="float" office:value="59243" calcext:value-type="float">
            <text:p>59243</text:p>
          </table:table-cell>
          <table:table-cell office:value-type="float" office:value="128965" calcext:value-type="float">
            <text:p>128965</text:p>
          </table:table-cell>
          <table:table-cell/>
        </table:table-row>
        <table:table-row table:style-name="ro1">
          <table:table-cell/>
          <table:table-cell table:formula="of:=[.B217]+1" office:value-type="float" office:value="40" calcext:value-type="float">
            <text:p>40</text:p>
          </table:table-cell>
          <table:table-cell office:value-type="string" calcext:value-type="string">
            <text:p>Ne5-c4</text:p>
          </table:table-cell>
          <table:table-cell office:value-type="float" office:value="3494887" calcext:value-type="float">
            <text:p>3494887</text:p>
          </table:table-cell>
          <table:table-cell office:value-type="float" office:value="479500" calcext:value-type="float">
            <text:p>479500</text:p>
          </table:table-cell>
          <table:table-cell office:value-type="float" office:value="1509" calcext:value-type="float">
            <text:p>1509</text:p>
          </table:table-cell>
          <table:table-cell office:value-type="float" office:value="0" calcext:value-type="float">
            <text:p>0</text:p>
          </table:table-cell>
          <table:table-cell office:value-type="float" office:value="87357" calcext:value-type="float">
            <text:p>87357</text:p>
          </table:table-cell>
          <table:table-cell office:value-type="float" office:value="118800" calcext:value-type="float">
            <text:p>118800</text:p>
          </table:table-cell>
          <table:table-cell/>
        </table:table-row>
        <table:table-row table:style-name="ro1">
          <table:table-cell/>
          <table:table-cell table:formula="of:=[.B218]+1" office:value-type="float" office:value="41" calcext:value-type="float">
            <text:p>41</text:p>
          </table:table-cell>
          <table:table-cell office:value-type="string" calcext:value-type="string">
            <text:p>Bd2-h6</text:p>
          </table:table-cell>
          <table:table-cell office:value-type="float" office:value="3967365" calcext:value-type="float">
            <text:p>3967365</text:p>
          </table:table-cell>
          <table:table-cell office:value-type="float" office:value="766991" calcext:value-type="float">
            <text:p>766991</text:p>
          </table:table-cell>
          <table:table-cell office:value-type="float" office:value="1603" calcext:value-type="float">
            <text:p>1603</text:p>
          </table:table-cell>
          <table:table-cell office:value-type="float" office:value="0" calcext:value-type="float">
            <text:p>0</text:p>
          </table:table-cell>
          <table:table-cell office:value-type="float" office:value="55913" calcext:value-type="float">
            <text:p>55913</text:p>
          </table:table-cell>
          <table:table-cell office:value-type="float" office:value="117675" calcext:value-type="float">
            <text:p>117675</text:p>
          </table:table-cell>
          <table:table-cell/>
        </table:table-row>
        <table:table-row table:style-name="ro1">
          <table:table-cell/>
          <table:table-cell table:formula="of:=[.B219]+1" office:value-type="float" office:value="42" calcext:value-type="float">
            <text:p>42</text:p>
          </table:table-cell>
          <table:table-cell office:value-type="string" calcext:value-type="string">
            <text:p>Ne5-c6</text:p>
          </table:table-cell>
          <table:table-cell office:value-type="float" office:value="4083458" calcext:value-type="float">
            <text:p>4083458</text:p>
          </table:table-cell>
          <table:table-cell office:value-type="float" office:value="712328" calcext:value-type="float">
            <text:p>712328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float" office:value="37503" calcext:value-type="float">
            <text:p>37503</text:p>
          </table:table-cell>
          <table:table-cell office:value-type="float" office:value="125471" calcext:value-type="float">
            <text:p>125471</text:p>
          </table:table-cell>
          <table:table-cell/>
        </table:table-row>
        <table:table-row table:style-name="ro1">
          <table:table-cell/>
          <table:table-cell table:formula="of:=[.B220]+1" office:value-type="float" office:value="43" calcext:value-type="float">
            <text:p>43</text:p>
          </table:table-cell>
          <table:table-cell office:value-type="string" calcext:value-type="string">
            <text:p>Rh1-g1</text:p>
          </table:table-cell>
          <table:table-cell office:value-type="float" office:value="3989454" calcext:value-type="float">
            <text:p>3989454</text:p>
          </table:table-cell>
          <table:table-cell office:value-type="float" office:value="749350" calcext:value-type="float">
            <text:p>749350</text:p>
          </table:table-cell>
          <table:table-cell office:value-type="float" office:value="1612" calcext:value-type="float">
            <text:p>1612</text:p>
          </table:table-cell>
          <table:table-cell office:value-type="float" office:value="0" calcext:value-type="float">
            <text:p>0</text:p>
          </table:table-cell>
          <table:table-cell office:value-type="float" office:value="56858" calcext:value-type="float">
            <text:p>56858</text:p>
          </table:table-cell>
          <table:table-cell office:value-type="float" office:value="63574" calcext:value-type="float">
            <text:p>63574</text:p>
          </table:table-cell>
          <table:table-cell/>
        </table:table-row>
        <table:table-row table:style-name="ro1">
          <table:table-cell/>
          <table:table-cell table:formula="of:=[.B221]+1" office:value-type="float" office:value="44" calcext:value-type="float">
            <text:p>44</text:p>
          </table:table-cell>
          <table:table-cell office:value-type="string" calcext:value-type="string">
            <text:p>Rh1-f1</text:p>
          </table:table-cell>
          <table:table-cell office:value-type="float" office:value="3685756" calcext:value-type="float">
            <text:p>3685756</text:p>
          </table:table-cell>
          <table:table-cell office:value-type="float" office:value="713892" calcext:value-type="float">
            <text:p>713892</text:p>
          </table:table-cell>
          <table:table-cell office:value-type="float" office:value="1540" calcext:value-type="float">
            <text:p>1540</text:p>
          </table:table-cell>
          <table:table-cell office:value-type="float" office:value="0" calcext:value-type="float">
            <text:p>0</text:p>
          </table:table-cell>
          <table:table-cell office:value-type="float" office:value="55161" calcext:value-type="float">
            <text:p>55161</text:p>
          </table:table-cell>
          <table:table-cell office:value-type="float" office:value="61942" calcext:value-type="float">
            <text:p>61942</text:p>
          </table:table-cell>
          <table:table-cell/>
        </table:table-row>
        <table:table-row table:style-name="ro1">
          <table:table-cell/>
          <table:table-cell table:formula="of:=[.B222]+1" office:value-type="float" office:value="45" calcext:value-type="float">
            <text:p>45</text:p>
          </table:table-cell>
          <table:table-cell office:value-type="string" calcext:value-type="string">
            <text:p>Ke1-f1</text:p>
          </table:table-cell>
          <table:table-cell office:value-type="float" office:value="3377351" calcext:value-type="float">
            <text:p>3377351</text:p>
          </table:table-cell>
          <table:table-cell office:value-type="float" office:value="659702" calcext:value-type="float">
            <text:p>659702</text:p>
          </table:table-cell>
          <table:table-cell office:value-type="float" office:value="1472" calcext:value-type="float">
            <text:p>1472</text:p>
          </table:table-cell>
          <table:table-cell office:value-type="float" office:value="0" calcext:value-type="float">
            <text:p>0</text:p>
          </table:table-cell>
          <table:table-cell office:value-type="float" office:value="50797" calcext:value-type="float">
            <text:p>507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223]+1" office:value-type="float" office:value="46" calcext:value-type="float">
            <text:p>46</text:p>
          </table:table-cell>
          <table:table-cell office:value-type="string" calcext:value-type="string">
            <text:p>Ra1-d1</text:p>
          </table:table-cell>
          <table:table-cell office:value-type="float" office:value="3568344" calcext:value-type="float">
            <text:p>3568344</text:p>
          </table:table-cell>
          <table:table-cell office:value-type="float" office:value="698615" calcext:value-type="float">
            <text:p>698615</text:p>
          </table:table-cell>
          <table:table-cell office:value-type="float" office:value="1502" calcext:value-type="float">
            <text:p>1502</text:p>
          </table:table-cell>
          <table:table-cell office:value-type="float" office:value="0" calcext:value-type="float">
            <text:p>0</text:p>
          </table:table-cell>
          <table:table-cell office:value-type="float" office:value="54345" calcext:value-type="float">
            <text:p>54345</text:p>
          </table:table-cell>
          <table:table-cell office:value-type="float" office:value="63947" calcext:value-type="float">
            <text:p>63947</text:p>
          </table:table-cell>
          <table:table-cell/>
        </table:table-row>
        <table:table-row table:style-name="ro1">
          <table:table-cell/>
          <table:table-cell table:formula="of:=[.B224]+1" office:value-type="float" office:value="47" calcext:value-type="float">
            <text:p>47</text:p>
          </table:table-cell>
          <table:table-cell office:value-type="string" calcext:value-type="string">
            <text:p>Ra1-c1</text:p>
          </table:table-cell>
          <table:table-cell office:value-type="float" office:value="3814203" calcext:value-type="float">
            <text:p>3814203</text:p>
          </table:table-cell>
          <table:table-cell office:value-type="float" office:value="728110" calcext:value-type="float">
            <text:p>728110</text:p>
          </table:table-cell>
          <table:table-cell office:value-type="float" office:value="1573" calcext:value-type="float">
            <text:p>1573</text:p>
          </table:table-cell>
          <table:table-cell office:value-type="float" office:value="0" calcext:value-type="float">
            <text:p>0</text:p>
          </table:table-cell>
          <table:table-cell office:value-type="float" office:value="55978" calcext:value-type="float">
            <text:p>55978</text:p>
          </table:table-cell>
          <table:table-cell office:value-type="float" office:value="64086" calcext:value-type="float">
            <text:p>64086</text:p>
          </table:table-cell>
          <table:table-cell/>
        </table:table-row>
        <table:table-row table:style-name="ro1">
          <table:table-cell/>
          <table:table-cell table:formula="of:=[.B225]+1" office:value-type="float" office:value="48" calcext:value-type="float">
            <text:p>48</text:p>
          </table:table-cell>
          <table:table-cell office:value-type="string" calcext:value-type="string">
            <text:p>Ke1-d1</text:p>
          </table:table-cell>
          <table:table-cell office:value-type="float" office:value="3559113" calcext:value-type="float">
            <text:p>3559113</text:p>
          </table:table-cell>
          <table:table-cell office:value-type="float" office:value="684452" calcext:value-type="float">
            <text:p>684452</text:p>
          </table:table-cell>
          <table:table-cell office:value-type="float" office:value="1502" calcext:value-type="float">
            <text:p>1502</text:p>
          </table:table-cell>
          <table:table-cell office:value-type="float" office:value="0" calcext:value-type="float">
            <text:p>0</text:p>
          </table:table-cell>
          <table:table-cell office:value-type="float" office:value="53526" calcext:value-type="float">
            <text:p>535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3">
          <table:table-cell/>
          <table:table-cell table:style-name="ce5" office:value-type="string" calcext:value-type="string" table:number-columns-spanned="8" table:number-rows-spanned="1">
            <text:p>detail Depth 6</text:p>
          </table:table-cell>
          <table:covered-table-cell table:style-name="ce8" office:value-type="string" calcext:value-type="string">
            <text:p>detail Depth 6</text:p>
          </table:covered-table-cell>
          <table:covered-table-cell table:number-columns-repeated="2"/>
          <table:covered-table-cell table:style-name="ce15" office:value-type="string" calcext:value-type="string">
            <text:p>Detail Depth 6</text:p>
          </table:covered-table-cell>
          <table:covered-table-cell table:number-columns-repeated="3"/>
          <table:table-cell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 table:style-name="ce9" office:value-type="string" calcext:value-type="string">
            <text:p>move</text:p>
          </table:table-cell>
          <table:table-cell table:style-name="ce13" office:value-type="string" calcext:value-type="string">
            <text:p>tot</text:p>
          </table:table-cell>
          <table:table-cell table:style-name="ce13" office:value-type="string" calcext:value-type="string">
            <text:p>capture</text:p>
          </table:table-cell>
          <table:table-cell table:style-name="ce13" office:value-type="string" calcext:value-type="string">
            <text:p>en passant</text:p>
          </table:table-cell>
          <table:table-cell table:style-name="ce13" office:value-type="string" calcext:value-type="string">
            <text:p>promotion</text:p>
          </table:table-cell>
          <table:table-cell table:style-name="ce13" office:value-type="string" calcext:value-type="string">
            <text:p>check</text:p>
          </table:table-cell>
          <table:table-cell table:style-name="ce13" office:value-type="string" calcext:value-type="string">
            <text:p>castle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2*h3</text:p>
          </table:table-cell>
          <table:table-cell office:value-type="float" office:value="158328615" calcext:value-type="float">
            <text:p>158328615</text:p>
          </table:table-cell>
          <table:table-cell office:value-type="float" office:value="29178632" calcext:value-type="float">
            <text:p>29178632</text:p>
          </table:table-cell>
          <table:table-cell office:value-type="float" office:value="72821" calcext:value-type="float">
            <text:p>72821</text:p>
          </table:table-cell>
          <table:table-cell office:value-type="float" office:value="25928" calcext:value-type="float">
            <text:p>25928</text:p>
          </table:table-cell>
          <table:table-cell office:value-type="float" office:value="1086238" calcext:value-type="float">
            <text:p>1086238</text:p>
          </table:table-cell>
          <table:table-cell office:value-type="float" office:value="3708823" calcext:value-type="float">
            <text:p>3708823</text:p>
          </table:table-cell>
          <table:table-cell/>
        </table:table-row>
        <table:table-row table:style-name="ro1">
          <table:table-cell/>
          <table:table-cell table:formula="of:=[.B232]+1" office:value-type="float" office:value="2" calcext:value-type="float">
            <text:p>2</text:p>
          </table:table-cell>
          <table:table-cell office:value-type="string" calcext:value-type="string">
            <text:p>Ra1-b1</text:p>
          </table:table-cell>
          <table:table-cell office:value-type="float" office:value="160413321" calcext:value-type="float">
            <text:p>160413321</text:p>
          </table:table-cell>
          <table:table-cell office:value-type="float" office:value="30628751" calcext:value-type="float">
            <text:p>30628751</text:p>
          </table:table-cell>
          <table:table-cell office:value-type="float" office:value="71620" calcext:value-type="float">
            <text:p>71620</text:p>
          </table:table-cell>
          <table:table-cell office:value-type="float" office:value="1238656" calcext:value-type="float">
            <text:p>1238656</text:p>
          </table:table-cell>
          <table:table-cell office:value-type="float" office:value="1706436" calcext:value-type="float">
            <text:p>1706436</text:p>
          </table:table-cell>
          <table:table-cell office:value-type="float" office:value="3817246" calcext:value-type="float">
            <text:p>3817246</text:p>
          </table:table-cell>
          <table:table-cell/>
        </table:table-row>
        <table:table-row table:style-name="ro1">
          <table:table-cell/>
          <table:table-cell table:formula="of:=[.B233]+1" office:value-type="float" office:value="3" calcext:value-type="float">
            <text:p>3</text:p>
          </table:table-cell>
          <table:table-cell office:value-type="string" calcext:value-type="string">
            <text:p>Qf3-g3</text:p>
          </table:table-cell>
          <table:table-cell office:value-type="float" office:value="198078522" calcext:value-type="float">
            <text:p>198078522</text:p>
          </table:table-cell>
          <table:table-cell office:value-type="float" office:value="37418312" calcext:value-type="float">
            <text:p>37418312</text:p>
          </table:table-cell>
          <table:table-cell office:value-type="float" office:value="82871" calcext:value-type="float">
            <text:p>82871</text:p>
          </table:table-cell>
          <table:table-cell office:value-type="float" office:value="1642928" calcext:value-type="float">
            <text:p>1642928</text:p>
          </table:table-cell>
          <table:table-cell office:value-type="float" office:value="2119152" calcext:value-type="float">
            <text:p>2119152</text:p>
          </table:table-cell>
          <table:table-cell office:value-type="float" office:value="4718244" calcext:value-type="float">
            <text:p>4718244</text:p>
          </table:table-cell>
          <table:table-cell/>
        </table:table-row>
        <table:table-row table:style-name="ro1">
          <table:table-cell/>
          <table:table-cell table:formula="of:=[.B234]+1" office:value-type="float" office:value="4" calcext:value-type="float">
            <text:p>4</text:p>
          </table:table-cell>
          <table:table-cell office:value-type="string" calcext:value-type="string">
            <text:p>d5*e6</text:p>
          </table:table-cell>
          <table:table-cell office:value-type="float" office:value="203255191" calcext:value-type="float">
            <text:p>203255191</text:p>
          </table:table-cell>
          <table:table-cell office:value-type="float" office:value="36637213" calcext:value-type="float">
            <text:p>36637213</text:p>
          </table:table-cell>
          <table:table-cell office:value-type="float" office:value="88064" calcext:value-type="float">
            <text:p>88064</text:p>
          </table:table-cell>
          <table:table-cell office:value-type="float" office:value="1377388" calcext:value-type="float">
            <text:p>1377388</text:p>
          </table:table-cell>
          <table:table-cell office:value-type="float" office:value="2108970" calcext:value-type="float">
            <text:p>2108970</text:p>
          </table:table-cell>
          <table:table-cell office:value-type="float" office:value="4675540" calcext:value-type="float">
            <text:p>4675540</text:p>
          </table:table-cell>
          <table:table-cell/>
        </table:table-row>
        <table:table-row table:style-name="ro1">
          <table:table-cell/>
          <table:table-cell table:formula="of:=[.B235]+1" office:value-type="float" office:value="5" calcext:value-type="float">
            <text:p>5</text:p>
          </table:table-cell>
          <table:table-cell office:value-type="string" calcext:value-type="string">
            <text:p>Ne5*g6</text:p>
          </table:table-cell>
          <table:table-cell office:value-type="float" office:value="165477768" calcext:value-type="float">
            <text:p>165477768</text:p>
          </table:table-cell>
          <table:table-cell office:value-type="float" office:value="33429847" calcext:value-type="float">
            <text:p>33429847</text:p>
          </table:table-cell>
          <table:table-cell office:value-type="float" office:value="73499" calcext:value-type="float">
            <text:p>73499</text:p>
          </table:table-cell>
          <table:table-cell office:value-type="float" office:value="1296780" calcext:value-type="float">
            <text:p>1296780</text:p>
          </table:table-cell>
          <table:table-cell office:value-type="float" office:value="1959339" calcext:value-type="float">
            <text:p>1959339</text:p>
          </table:table-cell>
          <table:table-cell office:value-type="float" office:value="2733000" calcext:value-type="float">
            <text:p>2733000</text:p>
          </table:table-cell>
          <table:table-cell/>
        </table:table-row>
        <table:table-row table:style-name="ro1">
          <table:table-cell/>
          <table:table-cell table:formula="of:=[.B236]+1" office:value-type="float" office:value="6" calcext:value-type="float">
            <text:p>6</text:p>
          </table:table-cell>
          <table:table-cell office:value-type="string" calcext:value-type="string">
            <text:p>Qf3-e3</text:p>
          </table:table-cell>
          <table:table-cell office:value-type="float" office:value="189120807" calcext:value-type="float">
            <text:p>189120807</text:p>
          </table:table-cell>
          <table:table-cell office:value-type="float" office:value="35741293" calcext:value-type="float">
            <text:p>35741293</text:p>
          </table:table-cell>
          <table:table-cell office:value-type="float" office:value="81254" calcext:value-type="float">
            <text:p>81254</text:p>
          </table:table-cell>
          <table:table-cell office:value-type="float" office:value="1468056" calcext:value-type="float">
            <text:p>1468056</text:p>
          </table:table-cell>
          <table:table-cell office:value-type="float" office:value="1731298" calcext:value-type="float">
            <text:p>1731298</text:p>
          </table:table-cell>
          <table:table-cell office:value-type="float" office:value="4519428" calcext:value-type="float">
            <text:p>4519428</text:p>
          </table:table-cell>
          <table:table-cell/>
        </table:table-row>
        <table:table-row table:style-name="ro1">
          <table:table-cell/>
          <table:table-cell table:formula="of:=[.B237]+1" office:value-type="float" office:value="7" calcext:value-type="float">
            <text:p>7</text:p>
          </table:table-cell>
          <table:table-cell office:value-type="string" calcext:value-type="string">
            <text:p>Qf3-d3</text:p>
          </table:table-cell>
          <table:table-cell office:value-type="float" office:value="164583144" calcext:value-type="float">
            <text:p>164583144</text:p>
          </table:table-cell>
          <table:table-cell office:value-type="float" office:value="31332982" calcext:value-type="float">
            <text:p>31332982</text:p>
          </table:table-cell>
          <table:table-cell office:value-type="float" office:value="73376" calcext:value-type="float">
            <text:p>73376</text:p>
          </table:table-cell>
          <table:table-cell office:value-type="float" office:value="1309844" calcext:value-type="float">
            <text:p>1309844</text:p>
          </table:table-cell>
          <table:table-cell office:value-type="float" office:value="1657314" calcext:value-type="float">
            <text:p>1657314</text:p>
          </table:table-cell>
          <table:table-cell office:value-type="float" office:value="3936608" calcext:value-type="float">
            <text:p>3936608</text:p>
          </table:table-cell>
          <table:table-cell/>
        </table:table-row>
        <table:table-row table:style-name="ro1">
          <table:table-cell/>
          <table:table-cell table:formula="of:=[.B238]+1" office:value-type="float" office:value="8" calcext:value-type="float">
            <text:p>8</text:p>
          </table:table-cell>
          <table:table-cell office:value-type="string" calcext:value-type="string">
            <text:p>Ne5*f7</text:p>
          </table:table-cell>
          <table:table-cell office:value-type="float" office:value="176070755" calcext:value-type="float">
            <text:p>176070755</text:p>
          </table:table-cell>
          <table:table-cell office:value-type="float" office:value="36578841" calcext:value-type="float">
            <text:p>36578841</text:p>
          </table:table-cell>
          <table:table-cell office:value-type="float" office:value="78242" calcext:value-type="float">
            <text:p>78242</text:p>
          </table:table-cell>
          <table:table-cell office:value-type="float" office:value="1306424" calcext:value-type="float">
            <text:p>1306424</text:p>
          </table:table-cell>
          <table:table-cell office:value-type="float" office:value="1982026" calcext:value-type="float">
            <text:p>1982026</text:p>
          </table:table-cell>
          <table:table-cell office:value-type="float" office:value="2470577" calcext:value-type="float">
            <text:p>2470577</text:p>
          </table:table-cell>
          <table:table-cell/>
        </table:table-row>
        <table:table-row table:style-name="ro1">
          <table:table-cell/>
          <table:table-cell table:formula="of:=[.B239]+1" office:value-type="float" office:value="9" calcext:value-type="float">
            <text:p>9</text:p>
          </table:table-cell>
          <table:table-cell office:value-type="string" calcext:value-type="string">
            <text:p>Qf3-f4</text:p>
          </table:table-cell>
          <table:table-cell office:value-type="float" office:value="181938761" calcext:value-type="float">
            <text:p>181938761</text:p>
          </table:table-cell>
          <table:table-cell office:value-type="float" office:value="34769050" calcext:value-type="float">
            <text:p>34769050</text:p>
          </table:table-cell>
          <table:table-cell office:value-type="float" office:value="79470" calcext:value-type="float">
            <text:p>79470</text:p>
          </table:table-cell>
          <table:table-cell office:value-type="float" office:value="1429736" calcext:value-type="float">
            <text:p>1429736</text:p>
          </table:table-cell>
          <table:table-cell office:value-type="float" office:value="1787275" calcext:value-type="float">
            <text:p>1787275</text:p>
          </table:table-cell>
          <table:table-cell office:value-type="float" office:value="4324690" calcext:value-type="float">
            <text:p>4324690</text:p>
          </table:table-cell>
          <table:table-cell/>
        </table:table-row>
        <table:table-row table:style-name="ro1">
          <table:table-cell/>
          <table:table-cell table:formula="of:=[.B240]+1" office:value-type="float" office:value="10" calcext:value-type="float">
            <text:p>10</text:p>
          </table:table-cell>
          <table:table-cell office:value-type="string" calcext:value-type="string">
            <text:p>Ne5*d7</text:p>
          </table:table-cell>
          <table:table-cell office:value-type="float" office:value="193856446" calcext:value-type="float">
            <text:p>193856446</text:p>
          </table:table-cell>
          <table:table-cell office:value-type="float" office:value="43537096" calcext:value-type="float">
            <text:p>43537096</text:p>
          </table:table-cell>
          <table:table-cell office:value-type="float" office:value="83286" calcext:value-type="float">
            <text:p>83286</text:p>
          </table:table-cell>
          <table:table-cell office:value-type="float" office:value="1331268" calcext:value-type="float">
            <text:p>1331268</text:p>
          </table:table-cell>
          <table:table-cell office:value-type="float" office:value="2096697" calcext:value-type="float">
            <text:p>2096697</text:p>
          </table:table-cell>
          <table:table-cell office:value-type="float" office:value="3121280" calcext:value-type="float">
            <text:p>3121280</text:p>
          </table:table-cell>
          <table:table-cell/>
        </table:table-row>
        <table:table-row table:style-name="ro1">
          <table:table-cell/>
          <table:table-cell table:formula="of:=[.B241]+1" office:value-type="float" office:value="11" calcext:value-type="float">
            <text:p>11</text:p>
          </table:table-cell>
          <table:table-cell office:value-type="string" calcext:value-type="string">
            <text:p>Be2*a6</text:p>
          </table:table-cell>
          <table:table-cell office:value-type="float" office:value="130642863" calcext:value-type="float">
            <text:p>130642863</text:p>
          </table:table-cell>
          <table:table-cell office:value-type="float" office:value="25053852" calcext:value-type="float">
            <text:p>25053852</text:p>
          </table:table-cell>
          <table:table-cell office:value-type="float" office:value="60540" calcext:value-type="float">
            <text:p>60540</text:p>
          </table:table-cell>
          <table:table-cell office:value-type="float" office:value="1368444" calcext:value-type="float">
            <text:p>1368444</text:p>
          </table:table-cell>
          <table:table-cell office:value-type="float" office:value="1858747" calcext:value-type="float">
            <text:p>1858747</text:p>
          </table:table-cell>
          <table:table-cell office:value-type="float" office:value="1905741" calcext:value-type="float">
            <text:p>1905741</text:p>
          </table:table-cell>
          <table:table-cell/>
        </table:table-row>
        <table:table-row table:style-name="ro1">
          <table:table-cell/>
          <table:table-cell table:formula="of:=[.B242]+1" office:value-type="float" office:value="12" calcext:value-type="float">
            <text:p>12</text:p>
          </table:table-cell>
          <table:table-cell office:value-type="string" calcext:value-type="string">
            <text:p>Qf3-f5</text:p>
          </table:table-cell>
          <table:table-cell office:value-type="float" office:value="226135507" calcext:value-type="float">
            <text:p>226135507</text:p>
          </table:table-cell>
          <table:table-cell office:value-type="float" office:value="48118623" calcext:value-type="float">
            <text:p>48118623</text:p>
          </table:table-cell>
          <table:table-cell office:value-type="float" office:value="92742" calcext:value-type="float">
            <text:p>92742</text:p>
          </table:table-cell>
          <table:table-cell office:value-type="float" office:value="1680144" calcext:value-type="float">
            <text:p>1680144</text:p>
          </table:table-cell>
          <table:table-cell office:value-type="float" office:value="2350494" calcext:value-type="float">
            <text:p>2350494</text:p>
          </table:table-cell>
          <table:table-cell office:value-type="float" office:value="5362947" calcext:value-type="float">
            <text:p>5362947</text:p>
          </table:table-cell>
          <table:table-cell/>
        </table:table-row>
        <table:table-row table:style-name="ro1">
          <table:table-cell/>
          <table:table-cell table:formula="of:=[.B243]+1" office:value-type="float" office:value="13" calcext:value-type="float">
            <text:p>13</text:p>
          </table:table-cell>
          <table:table-cell office:value-type="string" calcext:value-type="string">
            <text:p>Qf3*f6</text:p>
          </table:table-cell>
          <table:table-cell office:value-type="float" office:value="146338070" calcext:value-type="float">
            <text:p>146338070</text:p>
          </table:table-cell>
          <table:table-cell office:value-type="float" office:value="29562020" calcext:value-type="float">
            <text:p>29562020</text:p>
          </table:table-cell>
          <table:table-cell office:value-type="float" office:value="66869" calcext:value-type="float">
            <text:p>66869</text:p>
          </table:table-cell>
          <table:table-cell office:value-type="float" office:value="1444728" calcext:value-type="float">
            <text:p>1444728</text:p>
          </table:table-cell>
          <table:table-cell office:value-type="float" office:value="1865885" calcext:value-type="float">
            <text:p>1865885</text:p>
          </table:table-cell>
          <table:table-cell office:value-type="float" office:value="3361900" calcext:value-type="float">
            <text:p>3361900</text:p>
          </table:table-cell>
          <table:table-cell/>
        </table:table-row>
        <table:table-row table:style-name="ro1">
          <table:table-cell/>
          <table:table-cell table:formula="of:=[.B244]+1" office:value-type="float" office:value="14" calcext:value-type="float">
            <text:p>14</text:p>
          </table:table-cell>
          <table:table-cell office:value-type="string" calcext:value-type="string">
            <text:p>Qf3-g4</text:p>
          </table:table-cell>
          <table:table-cell office:value-type="float" office:value="189789456" calcext:value-type="float">
            <text:p>189789456</text:p>
          </table:table-cell>
          <table:table-cell office:value-type="float" office:value="38140339" calcext:value-type="float">
            <text:p>38140339</text:p>
          </table:table-cell>
          <table:table-cell office:value-type="float" office:value="80740" calcext:value-type="float">
            <text:p>80740</text:p>
          </table:table-cell>
          <table:table-cell office:value-type="float" office:value="1534016" calcext:value-type="float">
            <text:p>1534016</text:p>
          </table:table-cell>
          <table:table-cell office:value-type="float" office:value="2054720" calcext:value-type="float">
            <text:p>2054720</text:p>
          </table:table-cell>
          <table:table-cell office:value-type="float" office:value="4520687" calcext:value-type="float">
            <text:p>4520687</text:p>
          </table:table-cell>
          <table:table-cell/>
        </table:table-row>
        <table:table-row table:style-name="ro1">
          <table:table-cell/>
          <table:table-cell table:formula="of:=[.B245]+1" office:value-type="float" office:value="15" calcext:value-type="float">
            <text:p>15</text:p>
          </table:table-cell>
          <table:table-cell office:value-type="string" calcext:value-type="string">
            <text:p>Qf3-h5</text:p>
          </table:table-cell>
          <table:table-cell office:value-type="float" office:value="197839051" calcext:value-type="float">
            <text:p>197839051</text:p>
          </table:table-cell>
          <table:table-cell office:value-type="float" office:value="44085753" calcext:value-type="float">
            <text:p>44085753</text:p>
          </table:table-cell>
          <table:table-cell office:value-type="float" office:value="83350" calcext:value-type="float">
            <text:p>83350</text:p>
          </table:table-cell>
          <table:table-cell office:value-type="float" office:value="1544160" calcext:value-type="float">
            <text:p>1544160</text:p>
          </table:table-cell>
          <table:table-cell office:value-type="float" office:value="2137999" calcext:value-type="float">
            <text:p>2137999</text:p>
          </table:table-cell>
          <table:table-cell office:value-type="float" office:value="4783073" calcext:value-type="float">
            <text:p>4783073</text:p>
          </table:table-cell>
          <table:table-cell/>
        </table:table-row>
        <table:table-row table:style-name="ro1">
          <table:table-cell/>
          <table:table-cell table:formula="of:=[.B246]+1" office:value-type="float" office:value="16" calcext:value-type="float">
            <text:p>16</text:p>
          </table:table-cell>
          <table:table-cell office:value-type="string" calcext:value-type="string">
            <text:p>Qf3*h3</text:p>
          </table:table-cell>
          <table:table-cell office:value-type="float" office:value="210100865" calcext:value-type="float">
            <text:p>210100865</text:p>
          </table:table-cell>
          <table:table-cell office:value-type="float" office:value="38614007" calcext:value-type="float">
            <text:p>38614007</text:p>
          </table:table-cell>
          <table:table-cell office:value-type="float" office:value="86457" calcext:value-type="float">
            <text:p>86457</text:p>
          </table:table-cell>
          <table:table-cell office:value-type="float" office:value="34768" calcext:value-type="float">
            <text:p>34768</text:p>
          </table:table-cell>
          <table:table-cell office:value-type="float" office:value="1449161" calcext:value-type="float">
            <text:p>1449161</text:p>
          </table:table-cell>
          <table:table-cell office:value-type="float" office:value="4897621" calcext:value-type="float">
            <text:p>4897621</text:p>
          </table:table-cell>
          <table:table-cell/>
        </table:table-row>
        <table:table-row table:style-name="ro1">
          <table:table-cell/>
          <table:table-cell table:formula="of:=[.B247]+1" office:value-type="float" office:value="17" calcext:value-type="float">
            <text:p>17</text:p>
          </table:table-cell>
          <table:table-cell office:value-type="string" calcext:value-type="string">
            <text:p>g2-g4</text:p>
          </table:table-cell>
          <table:table-cell office:value-type="float" office:value="135208177" calcext:value-type="float">
            <text:p>135208177</text:p>
          </table:table-cell>
          <table:table-cell office:value-type="float" office:value="25123455" calcext:value-type="float">
            <text:p>25123455</text:p>
          </table:table-cell>
          <table:table-cell office:value-type="float" office:value="66420" calcext:value-type="float">
            <text:p>66420</text:p>
          </table:table-cell>
          <table:table-cell office:value-type="float" office:value="36740" calcext:value-type="float">
            <text:p>36740</text:p>
          </table:table-cell>
          <table:table-cell office:value-type="float" office:value="906959" calcext:value-type="float">
            <text:p>906959</text:p>
          </table:table-cell>
          <table:table-cell office:value-type="float" office:value="3260167" calcext:value-type="float">
            <text:p>3260167</text:p>
          </table:table-cell>
          <table:table-cell/>
        </table:table-row>
        <table:table-row table:style-name="ro1">
          <table:table-cell/>
          <table:table-cell table:formula="of:=[.B248]+1" office:value-type="float" office:value="18" calcext:value-type="float">
            <text:p>18</text:p>
          </table:table-cell>
          <table:table-cell office:value-type="string" calcext:value-type="string">
            <text:p>e1g1</text:p>
          </table:table-cell>
          <table:table-cell office:value-type="float" office:value="172063416" calcext:value-type="float">
            <text:p>172063416</text:p>
          </table:table-cell>
          <table:table-cell office:value-type="float" office:value="32926344" calcext:value-type="float">
            <text:p>32926344</text:p>
          </table:table-cell>
          <table:table-cell office:value-type="float" office:value="76553" calcext:value-type="float">
            <text:p>76553</text:p>
          </table:table-cell>
          <table:table-cell office:value-type="float" office:value="616996" calcext:value-type="float">
            <text:p>616996</text:p>
          </table:table-cell>
          <table:table-cell office:value-type="float" office:value="851153" calcext:value-type="float">
            <text:p>851153</text:p>
          </table:table-cell>
          <table:table-cell office:value-type="float" office:value="4129740" calcext:value-type="float">
            <text:p>4129740</text:p>
          </table:table-cell>
          <table:table-cell/>
        </table:table-row>
        <table:table-row table:style-name="ro1">
          <table:table-cell/>
          <table:table-cell table:formula="of:=[.B249]+1" office:value-type="float" office:value="19" calcext:value-type="float">
            <text:p>19</text:p>
          </table:table-cell>
          <table:table-cell office:value-type="string" calcext:value-type="string">
            <text:p>a2-a4</text:p>
          </table:table-cell>
          <table:table-cell office:value-type="float" office:value="183872225" calcext:value-type="float">
            <text:p>183872225</text:p>
          </table:table-cell>
          <table:table-cell office:value-type="float" office:value="37734784" calcext:value-type="float">
            <text:p>37734784</text:p>
          </table:table-cell>
          <table:table-cell office:value-type="float" office:value="6269" calcext:value-type="float">
            <text:p>6269</text:p>
          </table:table-cell>
          <table:table-cell office:value-type="float" office:value="1422860" calcext:value-type="float">
            <text:p>1422860</text:p>
          </table:table-cell>
          <table:table-cell office:value-type="float" office:value="1903072" calcext:value-type="float">
            <text:p>1903072</text:p>
          </table:table-cell>
          <table:table-cell office:value-type="float" office:value="4435329" calcext:value-type="float">
            <text:p>4435329</text:p>
          </table:table-cell>
          <table:table-cell/>
        </table:table-row>
        <table:table-row table:style-name="ro1">
          <table:table-cell/>
          <table:table-cell table:formula="of:=[.B250]+1" office:value-type="float" office:value="20" calcext:value-type="float">
            <text:p>20</text:p>
          </table:table-cell>
          <table:table-cell office:value-type="string" calcext:value-type="string">
            <text:p>e1c1</text:p>
          </table:table-cell>
          <table:table-cell office:value-type="float" office:value="148701308" calcext:value-type="float">
            <text:p>148701308</text:p>
          </table:table-cell>
          <table:table-cell office:value-type="float" office:value="28678498" calcext:value-type="float">
            <text:p>28678498</text:p>
          </table:table-cell>
          <table:table-cell office:value-type="float" office:value="68808" calcext:value-type="float">
            <text:p>68808</text:p>
          </table:table-cell>
          <table:table-cell office:value-type="float" office:value="1191616" calcext:value-type="float">
            <text:p>1191616</text:p>
          </table:table-cell>
          <table:table-cell office:value-type="float" office:value="1023132" calcext:value-type="float">
            <text:p>1023132</text:p>
          </table:table-cell>
          <table:table-cell office:value-type="float" office:value="3537017" calcext:value-type="float">
            <text:p>3537017</text:p>
          </table:table-cell>
          <table:table-cell/>
        </table:table-row>
        <table:table-row table:style-name="ro1">
          <table:table-cell/>
          <table:table-cell table:formula="of:=[.B251]+1" office:value-type="float" office:value="21" calcext:value-type="float">
            <text:p>21</text:p>
          </table:table-cell>
          <table:table-cell office:value-type="string" calcext:value-type="string">
            <text:p>g2-g3</text:p>
          </table:table-cell>
          <table:table-cell office:value-type="float" office:value="141076301" calcext:value-type="float">
            <text:p>141076301</text:p>
          </table:table-cell>
          <table:table-cell office:value-type="float" office:value="24483982" calcext:value-type="float">
            <text:p>24483982</text:p>
          </table:table-cell>
          <table:table-cell office:value-type="float" office:value="67975" calcext:value-type="float">
            <text:p>67975</text:p>
          </table:table-cell>
          <table:table-cell office:value-type="float" office:value="38680" calcext:value-type="float">
            <text:p>38680</text:p>
          </table:table-cell>
          <table:table-cell office:value-type="float" office:value="943302" calcext:value-type="float">
            <text:p>943302</text:p>
          </table:table-cell>
          <table:table-cell office:value-type="float" office:value="3398839" calcext:value-type="float">
            <text:p>3398839</text:p>
          </table:table-cell>
          <table:table-cell/>
        </table:table-row>
        <table:table-row table:style-name="ro1">
          <table:table-cell/>
          <table:table-cell table:formula="of:=[.B252]+1" office:value-type="float" office:value="22" calcext:value-type="float">
            <text:p>22</text:p>
          </table:table-cell>
          <table:table-cell office:value-type="string" calcext:value-type="string">
            <text:p>Be2-f1</text:p>
          </table:table-cell>
          <table:table-cell office:value-type="float" office:value="174218453" calcext:value-type="float">
            <text:p>174218453</text:p>
          </table:table-cell>
          <table:table-cell office:value-type="float" office:value="33159603" calcext:value-type="float">
            <text:p>33159603</text:p>
          </table:table-cell>
          <table:table-cell office:value-type="float" office:value="79838" calcext:value-type="float">
            <text:p>79838</text:p>
          </table:table-cell>
          <table:table-cell office:value-type="float" office:value="1905672" calcext:value-type="float">
            <text:p>1905672</text:p>
          </table:table-cell>
          <table:table-cell office:value-type="float" office:value="1627279" calcext:value-type="float">
            <text:p>1627279</text:p>
          </table:table-cell>
          <table:table-cell office:value-type="float" office:value="4145562" calcext:value-type="float">
            <text:p>4145562</text:p>
          </table:table-cell>
          <table:table-cell/>
        </table:table-row>
        <table:table-row table:style-name="ro1">
          <table:table-cell/>
          <table:table-cell table:formula="of:=[.B253]+1" office:value-type="float" office:value="23" calcext:value-type="float">
            <text:p>23</text:p>
          </table:table-cell>
          <table:table-cell office:value-type="string" calcext:value-type="string">
            <text:p>b2-b3</text:p>
          </table:table-cell>
          <table:table-cell office:value-type="float" office:value="153953689" calcext:value-type="float">
            <text:p>153953689</text:p>
          </table:table-cell>
          <table:table-cell office:value-type="float" office:value="29481000" calcext:value-type="float">
            <text:p>29481000</text:p>
          </table:table-cell>
          <table:table-cell office:value-type="float" office:value="74773" calcext:value-type="float">
            <text:p>74773</text:p>
          </table:table-cell>
          <table:table-cell office:value-type="float" office:value="1224060" calcext:value-type="float">
            <text:p>1224060</text:p>
          </table:table-cell>
          <table:table-cell office:value-type="float" office:value="1668617" calcext:value-type="float">
            <text:p>1668617</text:p>
          </table:table-cell>
          <table:table-cell office:value-type="float" office:value="3702163" calcext:value-type="float">
            <text:p>3702163</text:p>
          </table:table-cell>
          <table:table-cell/>
        </table:table-row>
        <table:table-row table:style-name="ro1">
          <table:table-cell/>
          <table:table-cell table:formula="of:=[.B254]+1" office:value-type="float" office:value="24" calcext:value-type="float">
            <text:p>24</text:p>
          </table:table-cell>
          <table:table-cell office:value-type="string" calcext:value-type="string">
            <text:p>Be2-d1</text:p>
          </table:table-cell>
          <table:table-cell office:value-type="float" office:value="131348645" calcext:value-type="float">
            <text:p>131348645</text:p>
          </table:table-cell>
          <table:table-cell office:value-type="float" office:value="23184862" calcext:value-type="float">
            <text:p>23184862</text:p>
          </table:table-cell>
          <table:table-cell office:value-type="float" office:value="66289" calcext:value-type="float">
            <text:p>66289</text:p>
          </table:table-cell>
          <table:table-cell office:value-type="float" office:value="985164" calcext:value-type="float">
            <text:p>985164</text:p>
          </table:table-cell>
          <table:table-cell office:value-type="float" office:value="1309092" calcext:value-type="float">
            <text:p>1309092</text:p>
          </table:table-cell>
          <table:table-cell office:value-type="float" office:value="3143196" calcext:value-type="float">
            <text:p>3143196</text:p>
          </table:table-cell>
          <table:table-cell/>
        </table:table-row>
        <table:table-row table:style-name="ro1">
          <table:table-cell/>
          <table:table-cell table:formula="of:=[.B255]+1" office:value-type="float" office:value="25" calcext:value-type="float">
            <text:p>25</text:p>
          </table:table-cell>
          <table:table-cell office:value-type="string" calcext:value-type="string">
            <text:p>Be2-d3</text:p>
          </table:table-cell>
          <table:table-cell office:value-type="float" office:value="167737155" calcext:value-type="float">
            <text:p>167737155</text:p>
          </table:table-cell>
          <table:table-cell office:value-type="float" office:value="32266462" calcext:value-type="float">
            <text:p>32266462</text:p>
          </table:table-cell>
          <table:table-cell office:value-type="float" office:value="75915" calcext:value-type="float">
            <text:p>75915</text:p>
          </table:table-cell>
          <table:table-cell office:value-type="float" office:value="1346680" calcext:value-type="float">
            <text:p>1346680</text:p>
          </table:table-cell>
          <table:table-cell office:value-type="float" office:value="2047357" calcext:value-type="float">
            <text:p>2047357</text:p>
          </table:table-cell>
          <table:table-cell office:value-type="float" office:value="4009936" calcext:value-type="float">
            <text:p>4009936</text:p>
          </table:table-cell>
          <table:table-cell/>
        </table:table-row>
        <table:table-row table:style-name="ro1">
          <table:table-cell/>
          <table:table-cell table:formula="of:=[.B256]+1" office:value-type="float" office:value="26" calcext:value-type="float">
            <text:p>26</text:p>
          </table:table-cell>
          <table:table-cell office:value-type="string" calcext:value-type="string">
            <text:p>a2-a3</text:p>
          </table:table-cell>
          <table:table-cell office:value-type="float" office:value="197413067" calcext:value-type="float">
            <text:p>197413067</text:p>
          </table:table-cell>
          <table:table-cell office:value-type="float" office:value="40162639" calcext:value-type="float">
            <text:p>40162639</text:p>
          </table:table-cell>
          <table:table-cell office:value-type="float" office:value="7755" calcext:value-type="float">
            <text:p>7755</text:p>
          </table:table-cell>
          <table:table-cell office:value-type="float" office:value="1494412" calcext:value-type="float">
            <text:p>1494412</text:p>
          </table:table-cell>
          <table:table-cell office:value-type="float" office:value="1985354" calcext:value-type="float">
            <text:p>1985354</text:p>
          </table:table-cell>
          <table:table-cell office:value-type="float" office:value="4699200" calcext:value-type="float">
            <text:p>4699200</text:p>
          </table:table-cell>
          <table:table-cell/>
        </table:table-row>
        <table:table-row table:style-name="ro1">
          <table:table-cell/>
          <table:table-cell table:formula="of:=[.B257]+1" office:value-type="float" office:value="27" calcext:value-type="float">
            <text:p>27</text:p>
          </table:table-cell>
          <table:table-cell office:value-type="string" calcext:value-type="string">
            <text:p>Be2-c4</text:p>
          </table:table-cell>
          <table:table-cell office:value-type="float" office:value="170094798" calcext:value-type="float">
            <text:p>170094798</text:p>
          </table:table-cell>
          <table:table-cell office:value-type="float" office:value="35185655" calcext:value-type="float">
            <text:p>35185655</text:p>
          </table:table-cell>
          <table:table-cell office:value-type="float" office:value="68369" calcext:value-type="float">
            <text:p>68369</text:p>
          </table:table-cell>
          <table:table-cell office:value-type="float" office:value="1427048" calcext:value-type="float">
            <text:p>1427048</text:p>
          </table:table-cell>
          <table:table-cell office:value-type="float" office:value="2195329" calcext:value-type="float">
            <text:p>2195329</text:p>
          </table:table-cell>
          <table:table-cell office:value-type="float" office:value="4076372" calcext:value-type="float">
            <text:p>4076372</text:p>
          </table:table-cell>
          <table:table-cell/>
        </table:table-row>
        <table:table-row table:style-name="ro1">
          <table:table-cell/>
          <table:table-cell table:formula="of:=[.B258]+1" office:value-type="float" office:value="28" calcext:value-type="float">
            <text:p>28</text:p>
          </table:table-cell>
          <table:table-cell office:value-type="string" calcext:value-type="string">
            <text:p>d5-d6</text:p>
          </table:table-cell>
          <table:table-cell office:value-type="float" office:value="151133066" calcext:value-type="float">
            <text:p>151133066</text:p>
          </table:table-cell>
          <table:table-cell office:value-type="float" office:value="27841512" calcext:value-type="float">
            <text:p>27841512</text:p>
          </table:table-cell>
          <table:table-cell office:value-type="float" office:value="70712" calcext:value-type="float">
            <text:p>70712</text:p>
          </table:table-cell>
          <table:table-cell office:value-type="float" office:value="1326484" calcext:value-type="float">
            <text:p>1326484</text:p>
          </table:table-cell>
          <table:table-cell office:value-type="float" office:value="1654692" calcext:value-type="float">
            <text:p>1654692</text:p>
          </table:table-cell>
          <table:table-cell office:value-type="float" office:value="3529280" calcext:value-type="float">
            <text:p>3529280</text:p>
          </table:table-cell>
          <table:table-cell/>
        </table:table-row>
        <table:table-row table:style-name="ro1">
          <table:table-cell/>
          <table:table-cell table:formula="of:=[.B259]+1" office:value-type="float" office:value="29" calcext:value-type="float">
            <text:p>29</text:p>
          </table:table-cell>
          <table:table-cell office:value-type="string" calcext:value-type="string">
            <text:p>Be2-b5</text:p>
          </table:table-cell>
          <table:table-cell office:value-type="float" office:value="158033152" calcext:value-type="float">
            <text:p>158033152</text:p>
          </table:table-cell>
          <table:table-cell office:value-type="float" office:value="31538520" calcext:value-type="float">
            <text:p>31538520</text:p>
          </table:table-cell>
          <table:table-cell office:value-type="float" office:value="67832" calcext:value-type="float">
            <text:p>67832</text:p>
          </table:table-cell>
          <table:table-cell office:value-type="float" office:value="1415684" calcext:value-type="float">
            <text:p>1415684</text:p>
          </table:table-cell>
          <table:table-cell office:value-type="float" office:value="2143161" calcext:value-type="float">
            <text:p>2143161</text:p>
          </table:table-cell>
          <table:table-cell office:value-type="float" office:value="3753965" calcext:value-type="float">
            <text:p>3753965</text:p>
          </table:table-cell>
          <table:table-cell/>
        </table:table-row>
        <table:table-row table:style-name="ro1">
          <table:table-cell/>
          <table:table-cell table:formula="of:=[.B260]+1" office:value-type="float" office:value="30" calcext:value-type="float">
            <text:p>30</text:p>
          </table:table-cell>
          <table:table-cell office:value-type="string" calcext:value-type="string">
            <text:p>Nc3-d1</text:p>
          </table:table-cell>
          <table:table-cell office:value-type="float" office:value="165415976" calcext:value-type="float">
            <text:p>165415976</text:p>
          </table:table-cell>
          <table:table-cell office:value-type="float" office:value="29077143" calcext:value-type="float">
            <text:p>29077143</text:p>
          </table:table-cell>
          <table:table-cell office:value-type="float" office:value="130992" calcext:value-type="float">
            <text:p>130992</text:p>
          </table:table-cell>
          <table:table-cell office:value-type="float" office:value="1317808" calcext:value-type="float">
            <text:p>1317808</text:p>
          </table:table-cell>
          <table:table-cell office:value-type="float" office:value="1675428" calcext:value-type="float">
            <text:p>1675428</text:p>
          </table:table-cell>
          <table:table-cell office:value-type="float" office:value="3931646" calcext:value-type="float">
            <text:p>3931646</text:p>
          </table:table-cell>
          <table:table-cell/>
        </table:table-row>
        <table:table-row table:style-name="ro1">
          <table:table-cell/>
          <table:table-cell table:formula="of:=[.B261]+1" office:value-type="float" office:value="31" calcext:value-type="float">
            <text:p>31</text:p>
          </table:table-cell>
          <table:table-cell office:value-type="string" calcext:value-type="string">
            <text:p>Bd2-c1</text:p>
          </table:table-cell>
          <table:table-cell office:value-type="float" office:value="158801466" calcext:value-type="float">
            <text:p>158801466</text:p>
          </table:table-cell>
          <table:table-cell office:value-type="float" office:value="29849921" calcext:value-type="float">
            <text:p>29849921</text:p>
          </table:table-cell>
          <table:table-cell office:value-type="float" office:value="72872" calcext:value-type="float">
            <text:p>72872</text:p>
          </table:table-cell>
          <table:table-cell office:value-type="float" office:value="1229708" calcext:value-type="float">
            <text:p>1229708</text:p>
          </table:table-cell>
          <table:table-cell office:value-type="float" office:value="2327663" calcext:value-type="float">
            <text:p>2327663</text:p>
          </table:table-cell>
          <table:table-cell office:value-type="float" office:value="3769837" calcext:value-type="float">
            <text:p>3769837</text:p>
          </table:table-cell>
          <table:table-cell/>
        </table:table-row>
        <table:table-row table:style-name="ro1">
          <table:table-cell/>
          <table:table-cell table:formula="of:=[.B262]+1" office:value-type="float" office:value="32" calcext:value-type="float">
            <text:p>32</text:p>
          </table:table-cell>
          <table:table-cell office:value-type="string" calcext:value-type="string">
            <text:p>Nc3-b1</text:p>
          </table:table-cell>
          <table:table-cell office:value-type="float" office:value="165673862" calcext:value-type="float">
            <text:p>165673862</text:p>
          </table:table-cell>
          <table:table-cell office:value-type="float" office:value="29011998" calcext:value-type="float">
            <text:p>29011998</text:p>
          </table:table-cell>
          <table:table-cell office:value-type="float" office:value="129199" calcext:value-type="float">
            <text:p>129199</text:p>
          </table:table-cell>
          <table:table-cell office:value-type="float" office:value="1327992" calcext:value-type="float">
            <text:p>1327992</text:p>
          </table:table-cell>
          <table:table-cell office:value-type="float" office:value="1887211" calcext:value-type="float">
            <text:p>1887211</text:p>
          </table:table-cell>
          <table:table-cell office:value-type="float" office:value="3930106" calcext:value-type="float">
            <text:p>3930106</text:p>
          </table:table-cell>
          <table:table-cell/>
        </table:table-row>
        <table:table-row table:style-name="ro1">
          <table:table-cell/>
          <table:table-cell table:formula="of:=[.B263]+1" office:value-type="float" office:value="33" calcext:value-type="float">
            <text:p>33</text:p>
          </table:table-cell>
          <table:table-cell office:value-type="string" calcext:value-type="string">
            <text:p>Bd2-e3</text:p>
          </table:table-cell>
          <table:table-cell office:value-type="float" office:value="184114087" calcext:value-type="float">
            <text:p>184114087</text:p>
          </table:table-cell>
          <table:table-cell office:value-type="float" office:value="35387223" calcext:value-type="float">
            <text:p>35387223</text:p>
          </table:table-cell>
          <table:table-cell office:value-type="float" office:value="79251" calcext:value-type="float">
            <text:p>79251</text:p>
          </table:table-cell>
          <table:table-cell office:value-type="float" office:value="1441616" calcext:value-type="float">
            <text:p>1441616</text:p>
          </table:table-cell>
          <table:table-cell office:value-type="float" office:value="2262357" calcext:value-type="float">
            <text:p>2262357</text:p>
          </table:table-cell>
          <table:table-cell office:value-type="float" office:value="4393261" calcext:value-type="float">
            <text:p>4393261</text:p>
          </table:table-cell>
          <table:table-cell/>
        </table:table-row>
        <table:table-row table:style-name="ro1">
          <table:table-cell/>
          <table:table-cell table:formula="of:=[.B264]+1" office:value-type="float" office:value="34" calcext:value-type="float">
            <text:p>34</text:p>
          </table:table-cell>
          <table:table-cell office:value-type="string" calcext:value-type="string">
            <text:p>Bd2-f4</text:p>
          </table:table-cell>
          <table:table-cell office:value-type="float" office:value="165805784" calcext:value-type="float">
            <text:p>165805784</text:p>
          </table:table-cell>
          <table:table-cell office:value-type="float" office:value="31423842" calcext:value-type="float">
            <text:p>31423842</text:p>
          </table:table-cell>
          <table:table-cell office:value-type="float" office:value="74540" calcext:value-type="float">
            <text:p>74540</text:p>
          </table:table-cell>
          <table:table-cell office:value-type="float" office:value="1288844" calcext:value-type="float">
            <text:p>1288844</text:p>
          </table:table-cell>
          <table:table-cell office:value-type="float" office:value="2190202" calcext:value-type="float">
            <text:p>2190202</text:p>
          </table:table-cell>
          <table:table-cell office:value-type="float" office:value="3944862" calcext:value-type="float">
            <text:p>3944862</text:p>
          </table:table-cell>
          <table:table-cell/>
        </table:table-row>
        <table:table-row table:style-name="ro1">
          <table:table-cell/>
          <table:table-cell table:formula="of:=[.B265]+1" office:value-type="float" office:value="35" calcext:value-type="float">
            <text:p>35</text:p>
          </table:table-cell>
          <table:table-cell office:value-type="string" calcext:value-type="string">
            <text:p>Nc3-a4</text:p>
          </table:table-cell>
          <table:table-cell office:value-type="float" office:value="191260040" calcext:value-type="float">
            <text:p>191260040</text:p>
          </table:table-cell>
          <table:table-cell office:value-type="float" office:value="36878644" calcext:value-type="float">
            <text:p>36878644</text:p>
          </table:table-cell>
          <table:table-cell office:value-type="float" office:value="71646" calcext:value-type="float">
            <text:p>71646</text:p>
          </table:table-cell>
          <table:table-cell office:value-type="float" office:value="1543352" calcext:value-type="float">
            <text:p>1543352</text:p>
          </table:table-cell>
          <table:table-cell office:value-type="float" office:value="2098622" calcext:value-type="float">
            <text:p>2098622</text:p>
          </table:table-cell>
          <table:table-cell office:value-type="float" office:value="4492166" calcext:value-type="float">
            <text:p>4492166</text:p>
          </table:table-cell>
          <table:table-cell/>
        </table:table-row>
        <table:table-row table:style-name="ro1">
          <table:table-cell/>
          <table:table-cell table:formula="of:=[.B266]+1" office:value-type="float" office:value="36" calcext:value-type="float">
            <text:p>36</text:p>
          </table:table-cell>
          <table:table-cell office:value-type="string" calcext:value-type="string">
            <text:p>Bd2-g5</text:p>
          </table:table-cell>
          <table:table-cell office:value-type="float" office:value="177883051" calcext:value-type="float">
            <text:p>177883051</text:p>
          </table:table-cell>
          <table:table-cell office:value-type="float" office:value="35462433" calcext:value-type="float">
            <text:p>35462433</text:p>
          </table:table-cell>
          <table:table-cell office:value-type="float" office:value="76752" calcext:value-type="float">
            <text:p>76752</text:p>
          </table:table-cell>
          <table:table-cell office:value-type="float" office:value="1469136" calcext:value-type="float">
            <text:p>1469136</text:p>
          </table:table-cell>
          <table:table-cell office:value-type="float" office:value="2478013" calcext:value-type="float">
            <text:p>2478013</text:p>
          </table:table-cell>
          <table:table-cell office:value-type="float" office:value="4212082" calcext:value-type="float">
            <text:p>4212082</text:p>
          </table:table-cell>
          <table:table-cell/>
        </table:table-row>
        <table:table-row table:style-name="ro1">
          <table:table-cell/>
          <table:table-cell table:formula="of:=[.B267]+1" office:value-type="float" office:value="37" calcext:value-type="float">
            <text:p>37</text:p>
          </table:table-cell>
          <table:table-cell office:value-type="string" calcext:value-type="string">
            <text:p>Nc3-b5</text:p>
          </table:table-cell>
          <table:table-cell office:value-type="float" office:value="166970874" calcext:value-type="float">
            <text:p>166970874</text:p>
          </table:table-cell>
          <table:table-cell office:value-type="float" office:value="30918524" calcext:value-type="float">
            <text:p>30918524</text:p>
          </table:table-cell>
          <table:table-cell office:value-type="float" office:value="127505" calcext:value-type="float">
            <text:p>127505</text:p>
          </table:table-cell>
          <table:table-cell office:value-type="float" office:value="1473860" calcext:value-type="float">
            <text:p>1473860</text:p>
          </table:table-cell>
          <table:table-cell office:value-type="float" office:value="1785009" calcext:value-type="float">
            <text:p>1785009</text:p>
          </table:table-cell>
          <table:table-cell office:value-type="float" office:value="3942384" calcext:value-type="float">
            <text:p>3942384</text:p>
          </table:table-cell>
          <table:table-cell/>
        </table:table-row>
        <table:table-row table:style-name="ro1">
          <table:table-cell/>
          <table:table-cell table:formula="of:=[.B268]+1" office:value-type="float" office:value="38" calcext:value-type="float">
            <text:p>38</text:p>
          </table:table-cell>
          <table:table-cell office:value-type="string" calcext:value-type="string">
            <text:p>Ne5-d3</text:p>
          </table:table-cell>
          <table:table-cell office:value-type="float" office:value="140737072" calcext:value-type="float">
            <text:p>140737072</text:p>
          </table:table-cell>
          <table:table-cell office:value-type="float" office:value="25105943" calcext:value-type="float">
            <text:p>25105943</text:p>
          </table:table-cell>
          <table:table-cell office:value-type="float" office:value="66778" calcext:value-type="float">
            <text:p>66778</text:p>
          </table:table-cell>
          <table:table-cell office:value-type="float" office:value="1031208" calcext:value-type="float">
            <text:p>1031208</text:p>
          </table:table-cell>
          <table:table-cell office:value-type="float" office:value="1412873" calcext:value-type="float">
            <text:p>1412873</text:p>
          </table:table-cell>
          <table:table-cell office:value-type="float" office:value="3606742" calcext:value-type="float">
            <text:p>3606742</text:p>
          </table:table-cell>
          <table:table-cell/>
        </table:table-row>
        <table:table-row table:style-name="ro1">
          <table:table-cell/>
          <table:table-cell table:formula="of:=[.B269]+1" office:value-type="float" office:value="39" calcext:value-type="float">
            <text:p>39</text:p>
          </table:table-cell>
          <table:table-cell office:value-type="string" calcext:value-type="string">
            <text:p>Bd2-h6</text:p>
          </table:table-cell>
          <table:table-cell office:value-type="float" office:value="161319567" calcext:value-type="float">
            <text:p>161319567</text:p>
          </table:table-cell>
          <table:table-cell office:value-type="float" office:value="35468278" calcext:value-type="float">
            <text:p>35468278</text:p>
          </table:table-cell>
          <table:table-cell office:value-type="float" office:value="71602" calcext:value-type="float">
            <text:p>71602</text:p>
          </table:table-cell>
          <table:table-cell office:value-type="float" office:value="1341648" calcext:value-type="float">
            <text:p>1341648</text:p>
          </table:table-cell>
          <table:table-cell office:value-type="float" office:value="2529739" calcext:value-type="float">
            <text:p>2529739</text:p>
          </table:table-cell>
          <table:table-cell office:value-type="float" office:value="3997887" calcext:value-type="float">
            <text:p>3997887</text:p>
          </table:table-cell>
          <table:table-cell/>
        </table:table-row>
        <table:table-row table:style-name="ro1">
          <table:table-cell/>
          <table:table-cell table:formula="of:=[.B270]+1" office:value-type="float" office:value="40" calcext:value-type="float">
            <text:p>40</text:p>
          </table:table-cell>
          <table:table-cell office:value-type="string" calcext:value-type="string">
            <text:p>Ne5-g4</text:p>
          </table:table-cell>
          <table:table-cell office:value-type="float" office:value="144264874" calcext:value-type="float">
            <text:p>144264874</text:p>
          </table:table-cell>
          <table:table-cell office:value-type="float" office:value="27236164" calcext:value-type="float">
            <text:p>27236164</text:p>
          </table:table-cell>
          <table:table-cell office:value-type="float" office:value="70601" calcext:value-type="float">
            <text:p>70601</text:p>
          </table:table-cell>
          <table:table-cell office:value-type="float" office:value="1085372" calcext:value-type="float">
            <text:p>1085372</text:p>
          </table:table-cell>
          <table:table-cell office:value-type="float" office:value="1639564" calcext:value-type="float">
            <text:p>1639564</text:p>
          </table:table-cell>
          <table:table-cell office:value-type="float" office:value="3566498" calcext:value-type="float">
            <text:p>3566498</text:p>
          </table:table-cell>
          <table:table-cell/>
        </table:table-row>
        <table:table-row table:style-name="ro1">
          <table:table-cell/>
          <table:table-cell table:formula="of:=[.B271]+1" office:value-type="float" office:value="41" calcext:value-type="float">
            <text:p>41</text:p>
          </table:table-cell>
          <table:table-cell office:value-type="string" calcext:value-type="string">
            <text:p>Rh1-g1</text:p>
          </table:table-cell>
          <table:table-cell office:value-type="float" office:value="166086672" calcext:value-type="float">
            <text:p>166086672</text:p>
          </table:table-cell>
          <table:table-cell office:value-type="float" office:value="31173614" calcext:value-type="float">
            <text:p>31173614</text:p>
          </table:table-cell>
          <table:table-cell office:value-type="float" office:value="74654" calcext:value-type="float">
            <text:p>74654</text:p>
          </table:table-cell>
          <table:table-cell office:value-type="float" office:value="170072" calcext:value-type="float">
            <text:p>170072</text:p>
          </table:table-cell>
          <table:table-cell office:value-type="float" office:value="1250048" calcext:value-type="float">
            <text:p>1250048</text:p>
          </table:table-cell>
          <table:table-cell office:value-type="float" office:value="3982960" calcext:value-type="float">
            <text:p>3982960</text:p>
          </table:table-cell>
          <table:table-cell/>
        </table:table-row>
        <table:table-row table:style-name="ro1">
          <table:table-cell/>
          <table:table-cell table:formula="of:=[.B272]+1" office:value-type="float" office:value="42" calcext:value-type="float">
            <text:p>42</text:p>
          </table:table-cell>
          <table:table-cell office:value-type="string" calcext:value-type="string">
            <text:p>Rh1-f1</text:p>
          </table:table-cell>
          <table:table-cell office:value-type="float" office:value="154273720" calcext:value-type="float">
            <text:p>154273720</text:p>
          </table:table-cell>
          <table:table-cell office:value-type="float" office:value="29607262" calcext:value-type="float">
            <text:p>29607262</text:p>
          </table:table-cell>
          <table:table-cell office:value-type="float" office:value="71851" calcext:value-type="float">
            <text:p>71851</text:p>
          </table:table-cell>
          <table:table-cell office:value-type="float" office:value="1242984" calcext:value-type="float">
            <text:p>1242984</text:p>
          </table:table-cell>
          <table:table-cell office:value-type="float" office:value="1174742" calcext:value-type="float">
            <text:p>1174742</text:p>
          </table:table-cell>
          <table:table-cell office:value-type="float" office:value="3673431" calcext:value-type="float">
            <text:p>3673431</text:p>
          </table:table-cell>
          <table:table-cell/>
        </table:table-row>
        <table:table-row table:style-name="ro1">
          <table:table-cell/>
          <table:table-cell table:formula="of:=[.B273]+1" office:value-type="float" office:value="43" calcext:value-type="float">
            <text:p>43</text:p>
          </table:table-cell>
          <table:table-cell office:value-type="string" calcext:value-type="string">
            <text:p>Ne5-c4</text:p>
          </table:table-cell>
          <table:table-cell office:value-type="float" office:value="145182844" calcext:value-type="float">
            <text:p>145182844</text:p>
          </table:table-cell>
          <table:table-cell office:value-type="float" office:value="28465152" calcext:value-type="float">
            <text:p>28465152</text:p>
          </table:table-cell>
          <table:table-cell office:value-type="float" office:value="60856" calcext:value-type="float">
            <text:p>60856</text:p>
          </table:table-cell>
          <table:table-cell office:value-type="float" office:value="1114212" calcext:value-type="float">
            <text:p>1114212</text:p>
          </table:table-cell>
          <table:table-cell office:value-type="float" office:value="1495970" calcext:value-type="float">
            <text:p>1495970</text:p>
          </table:table-cell>
          <table:table-cell office:value-type="float" office:value="3633984" calcext:value-type="float">
            <text:p>3633984</text:p>
          </table:table-cell>
          <table:table-cell/>
        </table:table-row>
        <table:table-row table:style-name="ro1">
          <table:table-cell/>
          <table:table-cell table:formula="of:=[.B274]+1" office:value-type="float" office:value="44" calcext:value-type="float">
            <text:p>44</text:p>
          </table:table-cell>
          <table:table-cell office:value-type="string" calcext:value-type="string">
            <text:p>Ra1-d1</text:p>
          </table:table-cell>
          <table:table-cell office:value-type="float" office:value="149265033" calcext:value-type="float">
            <text:p>149265033</text:p>
          </table:table-cell>
          <table:table-cell office:value-type="float" office:value="28731024" calcext:value-type="float">
            <text:p>28731024</text:p>
          </table:table-cell>
          <table:table-cell office:value-type="float" office:value="68523" calcext:value-type="float">
            <text:p>68523</text:p>
          </table:table-cell>
          <table:table-cell office:value-type="float" office:value="1146904" calcext:value-type="float">
            <text:p>1146904</text:p>
          </table:table-cell>
          <table:table-cell office:value-type="float" office:value="1442329" calcext:value-type="float">
            <text:p>1442329</text:p>
          </table:table-cell>
          <table:table-cell office:value-type="float" office:value="3548546" calcext:value-type="float">
            <text:p>3548546</text:p>
          </table:table-cell>
          <table:table-cell/>
        </table:table-row>
        <table:table-row table:style-name="ro1">
          <table:table-cell/>
          <table:table-cell table:formula="of:=[.B275]+1" office:value-type="float" office:value="45" calcext:value-type="float">
            <text:p>45</text:p>
          </table:table-cell>
          <table:table-cell office:value-type="string" calcext:value-type="string">
            <text:p>Ne5-c6</text:p>
          </table:table-cell>
          <table:table-cell office:value-type="float" office:value="169836097" calcext:value-type="float">
            <text:p>169836097</text:p>
          </table:table-cell>
          <table:table-cell office:value-type="float" office:value="34612955" calcext:value-type="float">
            <text:p>34612955</text:p>
          </table:table-cell>
          <table:table-cell office:value-type="float" office:value="71695" calcext:value-type="float">
            <text:p>71695</text:p>
          </table:table-cell>
          <table:table-cell office:value-type="float" office:value="1387380" calcext:value-type="float">
            <text:p>1387380</text:p>
          </table:table-cell>
          <table:table-cell office:value-type="float" office:value="2048774" calcext:value-type="float">
            <text:p>2048774</text:p>
          </table:table-cell>
          <table:table-cell office:value-type="float" office:value="2642990" calcext:value-type="float">
            <text:p>2642990</text:p>
          </table:table-cell>
          <table:table-cell/>
        </table:table-row>
        <table:table-row table:style-name="ro1">
          <table:table-cell/>
          <table:table-cell table:formula="of:=[.B276]+1" office:value-type="float" office:value="46" calcext:value-type="float">
            <text:p>46</text:p>
          </table:table-cell>
          <table:table-cell office:value-type="string" calcext:value-type="string">
            <text:p>Ra1-c1</text:p>
          </table:table-cell>
          <table:table-cell office:value-type="float" office:value="159720218" calcext:value-type="float">
            <text:p>159720218</text:p>
          </table:table-cell>
          <table:table-cell office:value-type="float" office:value="30387658" calcext:value-type="float">
            <text:p>30387658</text:p>
          </table:table-cell>
          <table:table-cell office:value-type="float" office:value="73146" calcext:value-type="float">
            <text:p>73146</text:p>
          </table:table-cell>
          <table:table-cell office:value-type="float" office:value="1230060" calcext:value-type="float">
            <text:p>1230060</text:p>
          </table:table-cell>
          <table:table-cell office:value-type="float" office:value="1681156" calcext:value-type="float">
            <text:p>1681156</text:p>
          </table:table-cell>
          <table:table-cell office:value-type="float" office:value="3800222" calcext:value-type="float">
            <text:p>3800222</text:p>
          </table:table-cell>
          <table:table-cell/>
        </table:table-row>
        <table:table-row table:style-name="ro1">
          <table:table-cell/>
          <table:table-cell table:formula="of:=[.B277]+1" office:value-type="float" office:value="47" calcext:value-type="float">
            <text:p>47</text:p>
          </table:table-cell>
          <table:table-cell office:value-type="string" calcext:value-type="string">
            <text:p>Ke1-f1</text:p>
          </table:table-cell>
          <table:table-cell office:value-type="float" office:value="139601450" calcext:value-type="float">
            <text:p>139601450</text:p>
          </table:table-cell>
          <table:table-cell office:value-type="float" office:value="26478444" calcext:value-type="float">
            <text:p>26478444</text:p>
          </table:table-cell>
          <table:table-cell office:value-type="float" office:value="65259" calcext:value-type="float">
            <text:p>65259</text:p>
          </table:table-cell>
          <table:table-cell office:value-type="float" office:value="95240" calcext:value-type="float">
            <text:p>95240</text:p>
          </table:table-cell>
          <table:table-cell office:value-type="float" office:value="6064406" calcext:value-type="float">
            <text:p>6064406</text:p>
          </table:table-cell>
          <table:table-cell office:value-type="float" office:value="3270488" calcext:value-type="float">
            <text:p>3270488</text:p>
          </table:table-cell>
          <table:table-cell/>
        </table:table-row>
        <table:table-row table:style-name="ro1">
          <table:table-cell/>
          <table:table-cell table:formula="of:=[.B278]+1" office:value-type="float" office:value="48" calcext:value-type="float">
            <text:p>48</text:p>
          </table:table-cell>
          <table:table-cell office:value-type="string" calcext:value-type="string">
            <text:p>Ke1-d1</text:p>
          </table:table-cell>
          <table:table-cell office:value-type="float" office:value="148612404" calcext:value-type="float">
            <text:p>148612404</text:p>
          </table:table-cell>
          <table:table-cell office:value-type="float" office:value="28574940" calcext:value-type="float">
            <text:p>28574940</text:p>
          </table:table-cell>
          <table:table-cell office:value-type="float" office:value="67073" calcext:value-type="float">
            <text:p>67073</text:p>
          </table:table-cell>
          <table:table-cell office:value-type="float" office:value="1225160" calcext:value-type="float">
            <text:p>1225160</text:p>
          </table:table-cell>
          <table:table-cell office:value-type="float" office:value="4583694" calcext:value-type="float">
            <text:p>4583694</text:p>
          </table:table-cell>
          <table:table-cell office:value-type="float" office:value="3495344" calcext:value-type="float">
            <text:p>3495344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3">
          <table:table-cell/>
          <table:table-cell table:style-name="ce5" office:value-type="string" calcext:value-type="string" table:number-columns-spanned="8" table:number-rows-spanned="1">
            <text:p>detail Depth 7</text:p>
          </table:table-cell>
          <table:covered-table-cell table:style-name="ce8"/>
          <table:covered-table-cell table:number-columns-repeated="2"/>
          <table:covered-table-cell table:style-name="ce15"/>
          <table:covered-table-cell table:number-columns-repeated="3"/>
          <table:table-cell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 table:style-name="ce9" office:value-type="string" calcext:value-type="string">
            <text:p>move</text:p>
          </table:table-cell>
          <table:table-cell table:style-name="ce13" office:value-type="string" calcext:value-type="string">
            <text:p>tot</text:p>
          </table:table-cell>
          <table:table-cell table:style-name="ce13" office:value-type="string" calcext:value-type="string">
            <text:p>capture</text:p>
          </table:table-cell>
          <table:table-cell table:style-name="ce13" office:value-type="string" calcext:value-type="string">
            <text:p>en passant</text:p>
          </table:table-cell>
          <table:table-cell table:style-name="ce13" office:value-type="string" calcext:value-type="string">
            <text:p>promotion</text:p>
          </table:table-cell>
          <table:table-cell table:style-name="ce13" office:value-type="string" calcext:value-type="string">
            <text:p>check</text:p>
          </table:table-cell>
          <table:table-cell table:style-name="ce13" office:value-type="string" calcext:value-type="string">
            <text:p>castle</text:p>
          </table:table-cell>
          <table:table-cell table:style-name="ce1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2*h3</text:p>
          </table:table-cell>
          <table:table-cell office:value-type="float" office:value="7265571564" calcext:value-type="float">
            <text:p>7265571564</text:p>
          </table:table-cell>
          <table:table-cell office:value-type="float" office:value="1170939548" calcext:value-type="float">
            <text:p>1170939548</text:p>
          </table:table-cell>
          <table:table-cell office:value-type="float" office:value="2450284" calcext:value-type="float">
            <text:p>2450284</text:p>
          </table:table-cell>
          <table:table-cell office:value-type="float" office:value="375816" calcext:value-type="float">
            <text:p>375816</text:p>
          </table:table-cell>
          <table:table-cell office:value-type="float" office:value="146061815" calcext:value-type="float">
            <text:p>146061815</text:p>
          </table:table-cell>
          <table:table-cell office:value-type="float" office:value="187831513" calcext:value-type="float">
            <text:p>187831513</text:p>
          </table:table-cell>
          <table:table-cell/>
        </table:table-row>
        <table:table-row table:style-name="ro1">
          <table:table-cell/>
          <table:table-cell table:formula="of:=[.B285]+1" office:value-type="float" office:value="2" calcext:value-type="float">
            <text:p>2</text:p>
          </table:table-cell>
          <table:table-cell office:value-type="string" calcext:value-type="string">
            <text:p>Ra1-b1</text:p>
          </table:table-cell>
          <table:table-cell office:value-type="float" office:value="7312345541" calcext:value-type="float">
            <text:p>7312345541</text:p>
          </table:table-cell>
          <table:table-cell office:value-type="float" office:value="1412081924" calcext:value-type="float">
            <text:p>1412081924</text:p>
          </table:table-cell>
          <table:table-cell office:value-type="float" office:value="2456845" calcext:value-type="float">
            <text:p>2456845</text:p>
          </table:table-cell>
          <table:table-cell office:value-type="float" office:value="382868" calcext:value-type="float">
            <text:p>382868</text:p>
          </table:table-cell>
          <table:table-cell office:value-type="float" office:value="151879854" calcext:value-type="float">
            <text:p>151879854</text:p>
          </table:table-cell>
          <table:table-cell office:value-type="float" office:value="100651881" calcext:value-type="float">
            <text:p>100651881</text:p>
          </table:table-cell>
          <table:table-cell/>
        </table:table-row>
        <table:table-row table:style-name="ro1">
          <table:table-cell/>
          <table:table-cell table:formula="of:=[.B286]+1" office:value-type="float" office:value="3" calcext:value-type="float">
            <text:p>3</text:p>
          </table:table-cell>
          <table:table-cell office:value-type="string" calcext:value-type="string">
            <text:p>Qf3-g3</text:p>
          </table:table-cell>
          <table:table-cell office:value-type="float" office:value="9484342196" calcext:value-type="float">
            <text:p>9484342196</text:p>
          </table:table-cell>
          <table:table-cell office:value-type="float" office:value="1747240954" calcext:value-type="float">
            <text:p>1747240954</text:p>
          </table:table-cell>
          <table:table-cell office:value-type="float" office:value="3032499" calcext:value-type="float">
            <text:p>3032499</text:p>
          </table:table-cell>
          <table:table-cell office:value-type="float" office:value="383884" calcext:value-type="float">
            <text:p>383884</text:p>
          </table:table-cell>
          <table:table-cell office:value-type="float" office:value="150753055" calcext:value-type="float">
            <text:p>150753055</text:p>
          </table:table-cell>
          <table:table-cell office:value-type="float" office:value="227974442" calcext:value-type="float">
            <text:p>227974442</text:p>
          </table:table-cell>
          <table:table-cell/>
        </table:table-row>
        <table:table-row table:style-name="ro1">
          <table:table-cell/>
          <table:table-cell table:formula="of:=[.B287]+1" office:value-type="float" office:value="4" calcext:value-type="float">
            <text:p>4</text:p>
          </table:table-cell>
          <table:table-cell office:value-type="string" calcext:value-type="string">
            <text:p>d5*e6</text:p>
          </table:table-cell>
          <table:table-cell office:value-type="float" office:value="9741806126" calcext:value-type="float">
            <text:p>9741806126</text:p>
          </table:table-cell>
          <table:table-cell office:value-type="float" office:value="1876283514" calcext:value-type="float">
            <text:p>1876283514</text:p>
          </table:table-cell>
          <table:table-cell office:value-type="float" office:value="27489" calcext:value-type="float">
            <text:p>27489</text:p>
          </table:table-cell>
          <table:table-cell office:value-type="float" office:value="7326920" calcext:value-type="float">
            <text:p>7326920</text:p>
          </table:table-cell>
          <table:table-cell office:value-type="float" office:value="449604585" calcext:value-type="float">
            <text:p>449604585</text:p>
          </table:table-cell>
          <table:table-cell office:value-type="float" office:value="236990523" calcext:value-type="float">
            <text:p>236990523</text:p>
          </table:table-cell>
          <table:table-cell/>
        </table:table-row>
        <table:table-row table:style-name="ro1">
          <table:table-cell/>
          <table:table-cell table:formula="of:=[.B288]+1" office:value-type="float" office:value="5" calcext:value-type="float">
            <text:p>5</text:p>
          </table:table-cell>
          <table:table-cell office:value-type="string" calcext:value-type="string">
            <text:p>Ne5*g6</text:p>
          </table:table-cell>
          <table:table-cell office:value-type="float" office:value="7679730505" calcext:value-type="float">
            <text:p>7679730505</text:p>
          </table:table-cell>
          <table:table-cell office:value-type="float" office:value="1268086349" calcext:value-type="float">
            <text:p>1268086349</text:p>
          </table:table-cell>
          <table:table-cell office:value-type="float" office:value="2674556" calcext:value-type="float">
            <text:p>2674556</text:p>
          </table:table-cell>
          <table:table-cell office:value-type="float" office:value="331184" calcext:value-type="float">
            <text:p>331184</text:p>
          </table:table-cell>
          <table:table-cell office:value-type="float" office:value="126358115" calcext:value-type="float">
            <text:p>126358115</text:p>
          </table:table-cell>
          <table:table-cell office:value-type="float" office:value="191352614" calcext:value-type="float">
            <text:p>191352614</text:p>
          </table:table-cell>
          <table:table-cell/>
        </table:table-row>
        <table:table-row table:style-name="ro1">
          <table:table-cell/>
          <table:table-cell table:formula="of:=[.B289]+1" office:value-type="float" office:value="6" calcext:value-type="float">
            <text:p>6</text:p>
          </table:table-cell>
          <table:table-cell office:value-type="string" calcext:value-type="string">
            <text:p>Qf3-e3</text:p>
          </table:table-cell>
          <table:table-cell office:value-type="float" office:value="8885152041" calcext:value-type="float">
            <text:p>8885152041</text:p>
          </table:table-cell>
          <table:table-cell office:value-type="float" office:value="1631299102" calcext:value-type="float">
            <text:p>1631299102</text:p>
          </table:table-cell>
          <table:table-cell office:value-type="float" office:value="2805508" calcext:value-type="float">
            <text:p>2805508</text:p>
          </table:table-cell>
          <table:table-cell office:value-type="float" office:value="383940" calcext:value-type="float">
            <text:p>383940</text:p>
          </table:table-cell>
          <table:table-cell office:value-type="float" office:value="140920790" calcext:value-type="float">
            <text:p>140920790</text:p>
          </table:table-cell>
          <table:table-cell office:value-type="float" office:value="216880195" calcext:value-type="float">
            <text:p>216880195</text:p>
          </table:table-cell>
          <table:table-cell/>
        </table:table-row>
        <table:table-row table:style-name="ro1">
          <table:table-cell/>
          <table:table-cell table:formula="of:=[.B290]+1" office:value-type="float" office:value="7" calcext:value-type="float">
            <text:p>7</text:p>
          </table:table-cell>
          <table:table-cell office:value-type="string" calcext:value-type="string">
            <text:p>Qf3-d3</text:p>
          </table:table-cell>
          <table:table-cell office:value-type="float" office:value="7637864872" calcext:value-type="float">
            <text:p>7637864872</text:p>
          </table:table-cell>
          <table:table-cell office:value-type="float" office:value="1328213954" calcext:value-type="float">
            <text:p>1328213954</text:p>
          </table:table-cell>
          <table:table-cell office:value-type="float" office:value="2523693" calcext:value-type="float">
            <text:p>2523693</text:p>
          </table:table-cell>
          <table:table-cell office:value-type="float" office:value="357336" calcext:value-type="float">
            <text:p>357336</text:p>
          </table:table-cell>
          <table:table-cell office:value-type="float" office:value="116515976" calcext:value-type="float">
            <text:p>116515976</text:p>
          </table:table-cell>
          <table:table-cell office:value-type="float" office:value="200315096" calcext:value-type="float">
            <text:p>200315096</text:p>
          </table:table-cell>
          <table:table-cell/>
        </table:table-row>
        <table:table-row table:style-name="ro1">
          <table:table-cell/>
          <table:table-cell table:formula="of:=[.B291]+1" office:value-type="float" office:value="8" calcext:value-type="float">
            <text:p>8</text:p>
          </table:table-cell>
          <table:table-cell office:value-type="string" calcext:value-type="string">
            <text:p>Ne5*f7</text:p>
          </table:table-cell>
          <table:table-cell office:value-type="float" office:value="8146033781" calcext:value-type="float">
            <text:p>8146033781</text:p>
          </table:table-cell>
          <table:table-cell office:value-type="float" office:value="1257759463" calcext:value-type="float">
            <text:p>1257759463</text:p>
          </table:table-cell>
          <table:table-cell office:value-type="float" office:value="2781817" calcext:value-type="float">
            <text:p>2781817</text:p>
          </table:table-cell>
          <table:table-cell office:value-type="float" office:value="396464" calcext:value-type="float">
            <text:p>396464</text:p>
          </table:table-cell>
          <table:table-cell office:value-type="float" office:value="234919480" calcext:value-type="float">
            <text:p>234919480</text:p>
          </table:table-cell>
          <table:table-cell office:value-type="float" office:value="203374889" calcext:value-type="float">
            <text:p>203374889</text:p>
          </table:table-cell>
          <table:table-cell/>
        </table:table-row>
        <table:table-row table:style-name="ro1">
          <table:table-cell/>
          <table:table-cell table:formula="of:=[.B292]+1" office:value-type="float" office:value="9" calcext:value-type="float">
            <text:p>9</text:p>
          </table:table-cell>
          <table:table-cell office:value-type="string" calcext:value-type="string">
            <text:p>Qf3-f4</text:p>
          </table:table-cell>
          <table:table-cell office:value-type="float" office:value="8487829062" calcext:value-type="float">
            <text:p>8487829062</text:p>
          </table:table-cell>
          <table:table-cell office:value-type="float" office:value="1544922681" calcext:value-type="float">
            <text:p>1544922681</text:p>
          </table:table-cell>
          <table:table-cell office:value-type="float" office:value="2784048" calcext:value-type="float">
            <text:p>2784048</text:p>
          </table:table-cell>
          <table:table-cell office:value-type="float" office:value="383372" calcext:value-type="float">
            <text:p>383372</text:p>
          </table:table-cell>
          <table:table-cell office:value-type="float" office:value="185057159" calcext:value-type="float">
            <text:p>185057159</text:p>
          </table:table-cell>
          <table:table-cell office:value-type="float" office:value="206991665" calcext:value-type="float">
            <text:p>206991665</text:p>
          </table:table-cell>
          <table:table-cell/>
        </table:table-row>
        <table:table-row table:style-name="ro1">
          <table:table-cell/>
          <table:table-cell table:formula="of:=[.B293]+1" office:value-type="float" office:value="10" calcext:value-type="float">
            <text:p>10</text:p>
          </table:table-cell>
          <table:table-cell office:value-type="string" calcext:value-type="string">
            <text:p>Ne5*d7</text:p>
          </table:table-cell>
          <table:table-cell office:value-type="float" office:value="8964657917" calcext:value-type="float">
            <text:p>8964657917</text:p>
          </table:table-cell>
          <table:table-cell office:value-type="float" office:value="1488786908" calcext:value-type="float">
            <text:p>1488786908</text:p>
          </table:table-cell>
          <table:table-cell office:value-type="float" office:value="2881636" calcext:value-type="float">
            <text:p>2881636</text:p>
          </table:table-cell>
          <table:table-cell office:value-type="float" office:value="435040" calcext:value-type="float">
            <text:p>435040</text:p>
          </table:table-cell>
          <table:table-cell office:value-type="float" office:value="286505056" calcext:value-type="float">
            <text:p>286505056</text:p>
          </table:table-cell>
          <table:table-cell office:value-type="float" office:value="224330444" calcext:value-type="float">
            <text:p>224330444</text:p>
          </table:table-cell>
          <table:table-cell/>
        </table:table-row>
        <table:table-row table:style-name="ro1">
          <table:table-cell/>
          <table:table-cell table:formula="of:=[.B294]+1" office:value-type="float" office:value="11" calcext:value-type="float">
            <text:p>11</text:p>
          </table:table-cell>
          <table:table-cell office:value-type="string" calcext:value-type="string">
            <text:p>Be2*a6</text:p>
          </table:table-cell>
          <table:table-cell office:value-type="float" office:value="6480008058" calcext:value-type="float">
            <text:p>6480008058</text:p>
          </table:table-cell>
          <table:table-cell office:value-type="float" office:value="1045554544" calcext:value-type="float">
            <text:p>1045554544</text:p>
          </table:table-cell>
          <table:table-cell office:value-type="float" office:value="2199666" calcext:value-type="float">
            <text:p>2199666</text:p>
          </table:table-cell>
          <table:table-cell office:value-type="float" office:value="219260" calcext:value-type="float">
            <text:p>219260</text:p>
          </table:table-cell>
          <table:table-cell office:value-type="float" office:value="129002157" calcext:value-type="float">
            <text:p>129002157</text:p>
          </table:table-cell>
          <table:table-cell office:value-type="float" office:value="160421040" calcext:value-type="float">
            <text:p>160421040</text:p>
          </table:table-cell>
          <table:table-cell/>
        </table:table-row>
        <table:table-row table:style-name="ro1">
          <table:table-cell/>
          <table:table-cell table:formula="of:=[.B295]+1" office:value-type="float" office:value="12" calcext:value-type="float">
            <text:p>12</text:p>
          </table:table-cell>
          <table:table-cell office:value-type="string" calcext:value-type="string">
            <text:p>Qf3-f5</text:p>
          </table:table-cell>
          <table:table-cell office:value-type="float" office:value="10870589675" calcext:value-type="float">
            <text:p>10870589675</text:p>
          </table:table-cell>
          <table:table-cell office:value-type="float" office:value="2202042563" calcext:value-type="float">
            <text:p>2202042563</text:p>
          </table:table-cell>
          <table:table-cell office:value-type="float" office:value="3454081" calcext:value-type="float">
            <text:p>3454081</text:p>
          </table:table-cell>
          <table:table-cell office:value-type="float" office:value="428252" calcext:value-type="float">
            <text:p>428252</text:p>
          </table:table-cell>
          <table:table-cell office:value-type="float" office:value="269569108" calcext:value-type="float">
            <text:p>269569108</text:p>
          </table:table-cell>
          <table:table-cell office:value-type="float" office:value="260865718" calcext:value-type="float">
            <text:p>260865718</text:p>
          </table:table-cell>
          <table:table-cell/>
        </table:table-row>
        <table:table-row table:style-name="ro1">
          <table:table-cell/>
          <table:table-cell table:formula="of:=[.B296]+1" office:value-type="float" office:value="13" calcext:value-type="float">
            <text:p>13</text:p>
          </table:table-cell>
          <table:table-cell office:value-type="string" calcext:value-type="string">
            <text:p>Qf3*f6</text:p>
          </table:table-cell>
          <table:table-cell office:value-type="float" office:value="7136487960" calcext:value-type="float">
            <text:p>7136487960</text:p>
          </table:table-cell>
          <table:table-cell office:value-type="float" office:value="1445367419" calcext:value-type="float">
            <text:p>1445367419</text:p>
          </table:table-cell>
          <table:table-cell office:value-type="float" office:value="2534997" calcext:value-type="float">
            <text:p>2534997</text:p>
          </table:table-cell>
          <table:table-cell office:value-type="float" office:value="273668" calcext:value-type="float">
            <text:p>273668</text:p>
          </table:table-cell>
          <table:table-cell office:value-type="float" office:value="346552534" calcext:value-type="float">
            <text:p>346552534</text:p>
          </table:table-cell>
          <table:table-cell office:value-type="float" office:value="168662432" calcext:value-type="float">
            <text:p>168662432</text:p>
          </table:table-cell>
          <table:table-cell/>
        </table:table-row>
        <table:table-row table:style-name="ro1">
          <table:table-cell/>
          <table:table-cell table:formula="of:=[.B297]+1" office:value-type="float" office:value="14" calcext:value-type="float">
            <text:p>14</text:p>
          </table:table-cell>
          <table:table-cell office:value-type="string" calcext:value-type="string">
            <text:p>Qf3-g4</text:p>
          </table:table-cell>
          <table:table-cell office:value-type="float" office:value="9047498461" calcext:value-type="float">
            <text:p>9047498461</text:p>
          </table:table-cell>
          <table:table-cell office:value-type="float" office:value="1760657206" calcext:value-type="float">
            <text:p>1760657206</text:p>
          </table:table-cell>
          <table:table-cell office:value-type="float" office:value="2924737" calcext:value-type="float">
            <text:p>2924737</text:p>
          </table:table-cell>
          <table:table-cell office:value-type="float" office:value="380740" calcext:value-type="float">
            <text:p>380740</text:p>
          </table:table-cell>
          <table:table-cell office:value-type="float" office:value="183344879" calcext:value-type="float">
            <text:p>183344879</text:p>
          </table:table-cell>
          <table:table-cell office:value-type="float" office:value="221514277" calcext:value-type="float">
            <text:p>221514277</text:p>
          </table:table-cell>
          <table:table-cell/>
        </table:table-row>
        <table:table-row table:style-name="ro1">
          <table:table-cell/>
          <table:table-cell table:formula="of:=[.B298]+1" office:value-type="float" office:value="15" calcext:value-type="float">
            <text:p>15</text:p>
          </table:table-cell>
          <table:table-cell office:value-type="string" calcext:value-type="string">
            <text:p>Qf3-h5</text:p>
          </table:table-cell>
          <table:table-cell office:value-type="float" office:value="9445639220" calcext:value-type="float">
            <text:p>9445639220</text:p>
          </table:table-cell>
          <table:table-cell office:value-type="float" office:value="1783607816" calcext:value-type="float">
            <text:p>1783607816</text:p>
          </table:table-cell>
          <table:table-cell office:value-type="float" office:value="3043831" calcext:value-type="float">
            <text:p>3043831</text:p>
          </table:table-cell>
          <table:table-cell office:value-type="float" office:value="381540" calcext:value-type="float">
            <text:p>381540</text:p>
          </table:table-cell>
          <table:table-cell office:value-type="float" office:value="219054717" calcext:value-type="float">
            <text:p>219054717</text:p>
          </table:table-cell>
          <table:table-cell office:value-type="float" office:value="229726706" calcext:value-type="float">
            <text:p>229726706</text:p>
          </table:table-cell>
          <table:table-cell/>
        </table:table-row>
        <table:table-row table:style-name="ro1">
          <table:table-cell/>
          <table:table-cell table:formula="of:=[.B299]+1" office:value-type="float" office:value="16" calcext:value-type="float">
            <text:p>16</text:p>
          </table:table-cell>
          <table:table-cell office:value-type="string" calcext:value-type="string">
            <text:p>Qf3*h3</text:p>
          </table:table-cell>
          <table:table-cell office:value-type="float" office:value="10314822739" calcext:value-type="float">
            <text:p>10314822739</text:p>
          </table:table-cell>
          <table:table-cell office:value-type="float" office:value="1590139591" calcext:value-type="float">
            <text:p>1590139591</text:p>
          </table:table-cell>
          <table:table-cell office:value-type="float" office:value="3268631" calcext:value-type="float">
            <text:p>3268631</text:p>
          </table:table-cell>
          <table:table-cell office:value-type="float" office:value="374116" calcext:value-type="float">
            <text:p>374116</text:p>
          </table:table-cell>
          <table:table-cell office:value-type="float" office:value="241957073" calcext:value-type="float">
            <text:p>241957073</text:p>
          </table:table-cell>
          <table:table-cell office:value-type="float" office:value="254323171" calcext:value-type="float">
            <text:p>254323171</text:p>
          </table:table-cell>
          <table:table-cell/>
        </table:table-row>
        <table:table-row table:style-name="ro1">
          <table:table-cell/>
          <table:table-cell table:formula="of:=[.B300]+1" office:value-type="float" office:value="17" calcext:value-type="float">
            <text:p>17</text:p>
          </table:table-cell>
          <table:table-cell office:value-type="string" calcext:value-type="string">
            <text:p>g2-g4</text:p>
          </table:table-cell>
          <table:table-cell office:value-type="float" office:value="5928350487" calcext:value-type="float">
            <text:p>5928350487</text:p>
          </table:table-cell>
          <table:table-cell office:value-type="float" office:value="1094216280" calcext:value-type="float">
            <text:p>1094216280</text:p>
          </table:table-cell>
          <table:table-cell office:value-type="float" office:value="2141170" calcext:value-type="float">
            <text:p>2141170</text:p>
          </table:table-cell>
          <table:table-cell office:value-type="float" office:value="353284" calcext:value-type="float">
            <text:p>353284</text:p>
          </table:table-cell>
          <table:table-cell office:value-type="float" office:value="123022228" calcext:value-type="float">
            <text:p>123022228</text:p>
          </table:table-cell>
          <table:table-cell office:value-type="float" office:value="158295399" calcext:value-type="float">
            <text:p>158295399</text:p>
          </table:table-cell>
          <table:table-cell/>
        </table:table-row>
        <table:table-row table:style-name="ro1">
          <table:table-cell/>
          <table:table-cell table:formula="of:=[.B301]+1" office:value-type="float" office:value="18" calcext:value-type="float">
            <text:p>18</text:p>
          </table:table-cell>
          <table:table-cell office:value-type="string" calcext:value-type="string">
            <text:p>e1g1</text:p>
          </table:table-cell>
          <table:table-cell office:value-type="float" office:value="8038310789" calcext:value-type="float">
            <text:p>8038310789</text:p>
          </table:table-cell>
          <table:table-cell office:value-type="float" office:value="1528490783" calcext:value-type="float">
            <text:p>1528490783</text:p>
          </table:table-cell>
          <table:table-cell office:value-type="float" office:value="2659057" calcext:value-type="float">
            <text:p>2659057</text:p>
          </table:table-cell>
          <table:table-cell office:value-type="float" office:value="383024" calcext:value-type="float">
            <text:p>383024</text:p>
          </table:table-cell>
          <table:table-cell office:value-type="float" office:value="162127964" calcext:value-type="float">
            <text:p>1621279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302]+1" office:value-type="float" office:value="19" calcext:value-type="float">
            <text:p>19</text:p>
          </table:table-cell>
          <table:table-cell office:value-type="string" calcext:value-type="string">
            <text:p>e1c1</text:p>
          </table:table-cell>
          <table:table-cell office:value-type="float" office:value="6631088095" calcext:value-type="float">
            <text:p>6631088095</text:p>
          </table:table-cell>
          <table:table-cell office:value-type="float" office:value="1316509788" calcext:value-type="float">
            <text:p>1316509788</text:p>
          </table:table-cell>
          <table:table-cell office:value-type="float" office:value="2270657" calcext:value-type="float">
            <text:p>2270657</text:p>
          </table:table-cell>
          <table:table-cell office:value-type="float" office:value="385196" calcext:value-type="float">
            <text:p>385196</text:p>
          </table:table-cell>
          <table:table-cell office:value-type="float" office:value="143036870" calcext:value-type="float">
            <text:p>14303687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303]+1" office:value-type="float" office:value="20" calcext:value-type="float">
            <text:p>20</text:p>
          </table:table-cell>
          <table:table-cell office:value-type="string" calcext:value-type="string">
            <text:p>a2-a4</text:p>
          </table:table-cell>
          <table:table-cell office:value-type="float" office:value="8711431200" calcext:value-type="float">
            <text:p>8711431200</text:p>
          </table:table-cell>
          <table:table-cell office:value-type="float" office:value="1637014412" calcext:value-type="float">
            <text:p>1637014412</text:p>
          </table:table-cell>
          <table:table-cell office:value-type="float" office:value="2859322" calcext:value-type="float">
            <text:p>2859322</text:p>
          </table:table-cell>
          <table:table-cell office:value-type="float" office:value="390840" calcext:value-type="float">
            <text:p>390840</text:p>
          </table:table-cell>
          <table:table-cell office:value-type="float" office:value="170492192" calcext:value-type="float">
            <text:p>170492192</text:p>
          </table:table-cell>
          <table:table-cell office:value-type="float" office:value="207243863" calcext:value-type="float">
            <text:p>207243863</text:p>
          </table:table-cell>
          <table:table-cell/>
        </table:table-row>
        <table:table-row table:style-name="ro1">
          <table:table-cell/>
          <table:table-cell table:formula="of:=[.B304]+1" office:value-type="float" office:value="21" calcext:value-type="float">
            <text:p>21</text:p>
          </table:table-cell>
          <table:table-cell office:value-type="string" calcext:value-type="string">
            <text:p>g2-g3</text:p>
          </table:table-cell>
          <table:table-cell office:value-type="float" office:value="6261927843" calcext:value-type="float">
            <text:p>6261927843</text:p>
          </table:table-cell>
          <table:table-cell office:value-type="float" office:value="1062683063" calcext:value-type="float">
            <text:p>1062683063</text:p>
          </table:table-cell>
          <table:table-cell office:value-type="float" office:value="2202329" calcext:value-type="float">
            <text:p>2202329</text:p>
          </table:table-cell>
          <table:table-cell office:value-type="float" office:value="354744" calcext:value-type="float">
            <text:p>354744</text:p>
          </table:table-cell>
          <table:table-cell office:value-type="float" office:value="133534962" calcext:value-type="float">
            <text:p>133534962</text:p>
          </table:table-cell>
          <table:table-cell office:value-type="float" office:value="166323696" calcext:value-type="float">
            <text:p>166323696</text:p>
          </table:table-cell>
          <table:table-cell/>
        </table:table-row>
        <table:table-row table:style-name="ro1">
          <table:table-cell/>
          <table:table-cell table:formula="of:=[.B305]+1" office:value-type="float" office:value="22" calcext:value-type="float">
            <text:p>22</text:p>
          </table:table-cell>
          <table:table-cell office:value-type="string" calcext:value-type="string">
            <text:p>Be2-f1</text:p>
          </table:table-cell>
          <table:table-cell office:value-type="float" office:value="7893751276" calcext:value-type="float">
            <text:p>7893751276</text:p>
          </table:table-cell>
          <table:table-cell office:value-type="float" office:value="1532461376" calcext:value-type="float">
            <text:p>1532461376</text:p>
          </table:table-cell>
          <table:table-cell office:value-type="float" office:value="2648470" calcext:value-type="float">
            <text:p>2648470</text:p>
          </table:table-cell>
          <table:table-cell office:value-type="float" office:value="410984" calcext:value-type="float">
            <text:p>410984</text:p>
          </table:table-cell>
          <table:table-cell office:value-type="float" office:value="158428111" calcext:value-type="float">
            <text:p>158428111</text:p>
          </table:table-cell>
          <table:table-cell office:value-type="float" office:value="127642206" calcext:value-type="float">
            <text:p>127642206</text:p>
          </table:table-cell>
          <table:table-cell/>
        </table:table-row>
        <table:table-row table:style-name="ro1">
          <table:table-cell/>
          <table:table-cell table:formula="of:=[.B306]+1" office:value-type="float" office:value="23" calcext:value-type="float">
            <text:p>23</text:p>
          </table:table-cell>
          <table:table-cell office:value-type="string" calcext:value-type="string">
            <text:p>Be2-d1</text:p>
          </table:table-cell>
          <table:table-cell office:value-type="float" office:value="5464336094" calcext:value-type="float">
            <text:p>5464336094</text:p>
          </table:table-cell>
          <table:table-cell office:value-type="float" office:value="1078056465" calcext:value-type="float">
            <text:p>1078056465</text:p>
          </table:table-cell>
          <table:table-cell office:value-type="float" office:value="1966835" calcext:value-type="float">
            <text:p>1966835</text:p>
          </table:table-cell>
          <table:table-cell office:value-type="float" office:value="407432" calcext:value-type="float">
            <text:p>407432</text:p>
          </table:table-cell>
          <table:table-cell office:value-type="float" office:value="114914893" calcext:value-type="float">
            <text:p>114914893</text:p>
          </table:table-cell>
          <table:table-cell office:value-type="float" office:value="46788434" calcext:value-type="float">
            <text:p>46788434</text:p>
          </table:table-cell>
          <table:table-cell/>
        </table:table-row>
        <table:table-row table:style-name="ro1">
          <table:table-cell/>
          <table:table-cell table:formula="of:=[.B307]+1" office:value-type="float" office:value="24" calcext:value-type="float">
            <text:p>24</text:p>
          </table:table-cell>
          <table:table-cell office:value-type="string" calcext:value-type="string">
            <text:p>b2-b3</text:p>
          </table:table-cell>
          <table:table-cell office:value-type="float" office:value="7059227732" calcext:value-type="float">
            <text:p>7059227732</text:p>
          </table:table-cell>
          <table:table-cell office:value-type="float" office:value="1354576316" calcext:value-type="float">
            <text:p>1354576316</text:p>
          </table:table-cell>
          <table:table-cell office:value-type="float" office:value="2403285" calcext:value-type="float">
            <text:p>2403285</text:p>
          </table:table-cell>
          <table:table-cell office:value-type="float" office:value="356272" calcext:value-type="float">
            <text:p>356272</text:p>
          </table:table-cell>
          <table:table-cell office:value-type="float" office:value="146223357" calcext:value-type="float">
            <text:p>146223357</text:p>
          </table:table-cell>
          <table:table-cell office:value-type="float" office:value="178330081" calcext:value-type="float">
            <text:p>178330081</text:p>
          </table:table-cell>
          <table:table-cell/>
        </table:table-row>
        <table:table-row table:style-name="ro1">
          <table:table-cell/>
          <table:table-cell table:formula="of:=[.B308]+1" office:value-type="float" office:value="25" calcext:value-type="float">
            <text:p>25</text:p>
          </table:table-cell>
          <table:table-cell office:value-type="string" calcext:value-type="string">
            <text:p>Be2-d3</text:p>
          </table:table-cell>
          <table:table-cell office:value-type="float" office:value="7843129110" calcext:value-type="float">
            <text:p>7843129110</text:p>
          </table:table-cell>
          <table:table-cell office:value-type="float" office:value="1462799964" calcext:value-type="float">
            <text:p>1462799964</text:p>
          </table:table-cell>
          <table:table-cell office:value-type="float" office:value="2608797" calcext:value-type="float">
            <text:p>2608797</text:p>
          </table:table-cell>
          <table:table-cell office:value-type="float" office:value="356952" calcext:value-type="float">
            <text:p>356952</text:p>
          </table:table-cell>
          <table:table-cell office:value-type="float" office:value="158307439" calcext:value-type="float">
            <text:p>158307439</text:p>
          </table:table-cell>
          <table:table-cell office:value-type="float" office:value="196045561" calcext:value-type="float">
            <text:p>196045561</text:p>
          </table:table-cell>
          <table:table-cell/>
        </table:table-row>
        <table:table-row table:style-name="ro1">
          <table:table-cell/>
          <table:table-cell table:formula="of:=[.B309]+1" office:value-type="float" office:value="26" calcext:value-type="float">
            <text:p>26</text:p>
          </table:table-cell>
          <table:table-cell office:value-type="string" calcext:value-type="string">
            <text:p>a2-a3</text:p>
          </table:table-cell>
          <table:table-cell office:value-type="float" office:value="9491604100" calcext:value-type="float">
            <text:p>9491604100</text:p>
          </table:table-cell>
          <table:table-cell office:value-type="float" office:value="1901746429" calcext:value-type="float">
            <text:p>1901746429</text:p>
          </table:table-cell>
          <table:table-cell office:value-type="float" office:value="3017466" calcext:value-type="float">
            <text:p>3017466</text:p>
          </table:table-cell>
          <table:table-cell office:value-type="float" office:value="407432" calcext:value-type="float">
            <text:p>407432</text:p>
          </table:table-cell>
          <table:table-cell office:value-type="float" office:value="182108638" calcext:value-type="float">
            <text:p>182108638</text:p>
          </table:table-cell>
          <table:table-cell office:value-type="float" office:value="229375389" calcext:value-type="float">
            <text:p>229375389</text:p>
          </table:table-cell>
          <table:table-cell/>
        </table:table-row>
        <table:table-row table:style-name="ro1">
          <table:table-cell/>
          <table:table-cell table:formula="of:=[.B310]+1" office:value-type="float" office:value="27" calcext:value-type="float">
            <text:p>27</text:p>
          </table:table-cell>
          <table:table-cell office:value-type="string" calcext:value-type="string">
            <text:p>Be2-c4</text:p>
          </table:table-cell>
          <table:table-cell office:value-type="float" office:value="8143385765" calcext:value-type="float">
            <text:p>8143385765</text:p>
          </table:table-cell>
          <table:table-cell office:value-type="float" office:value="1484704500" calcext:value-type="float">
            <text:p>1484704500</text:p>
          </table:table-cell>
          <table:table-cell office:value-type="float" office:value="2658490" calcext:value-type="float">
            <text:p>2658490</text:p>
          </table:table-cell>
          <table:table-cell office:value-type="float" office:value="332592" calcext:value-type="float">
            <text:p>332592</text:p>
          </table:table-cell>
          <table:table-cell office:value-type="float" office:value="156176574" calcext:value-type="float">
            <text:p>156176574</text:p>
          </table:table-cell>
          <table:table-cell office:value-type="float" office:value="198181665" calcext:value-type="float">
            <text:p>198181665</text:p>
          </table:table-cell>
          <table:table-cell/>
        </table:table-row>
        <table:table-row table:style-name="ro1">
          <table:table-cell/>
          <table:table-cell table:formula="of:=[.B311]+1" office:value-type="float" office:value="28" calcext:value-type="float">
            <text:p>28</text:p>
          </table:table-cell>
          <table:table-cell office:value-type="string" calcext:value-type="string">
            <text:p>d5-d6</text:p>
          </table:table-cell>
          <table:table-cell office:value-type="float" office:value="7180089264" calcext:value-type="float">
            <text:p>7180089264</text:p>
          </table:table-cell>
          <table:table-cell office:value-type="float" office:value="1429645697" calcext:value-type="float">
            <text:p>1429645697</text:p>
          </table:table-cell>
          <table:table-cell office:value-type="float" office:value="12373" calcext:value-type="float">
            <text:p>12373</text:p>
          </table:table-cell>
          <table:table-cell office:value-type="float" office:value="25439224" calcext:value-type="float">
            <text:p>25439224</text:p>
          </table:table-cell>
          <table:table-cell office:value-type="float" office:value="152490059" calcext:value-type="float">
            <text:p>152490059</text:p>
          </table:table-cell>
          <table:table-cell office:value-type="float" office:value="176150703" calcext:value-type="float">
            <text:p>176150703</text:p>
          </table:table-cell>
          <table:table-cell/>
        </table:table-row>
        <table:table-row table:style-name="ro1">
          <table:table-cell/>
          <table:table-cell table:formula="of:=[.B312]+1" office:value-type="float" office:value="29" calcext:value-type="float">
            <text:p>29</text:p>
          </table:table-cell>
          <table:table-cell office:value-type="string" calcext:value-type="string">
            <text:p>Be2-b5</text:p>
          </table:table-cell>
          <table:table-cell office:value-type="float" office:value="7708742487" calcext:value-type="float">
            <text:p>7708742487</text:p>
          </table:table-cell>
          <table:table-cell office:value-type="float" office:value="1458105098" calcext:value-type="float">
            <text:p>1458105098</text:p>
          </table:table-cell>
          <table:table-cell office:value-type="float" office:value="2428141" calcext:value-type="float">
            <text:p>2428141</text:p>
          </table:table-cell>
          <table:table-cell office:value-type="float" office:value="299036" calcext:value-type="float">
            <text:p>299036</text:p>
          </table:table-cell>
          <table:table-cell office:value-type="float" office:value="228220854" calcext:value-type="float">
            <text:p>228220854</text:p>
          </table:table-cell>
          <table:table-cell office:value-type="float" office:value="182602205" calcext:value-type="float">
            <text:p>182602205</text:p>
          </table:table-cell>
          <table:table-cell/>
        </table:table-row>
        <table:table-row table:style-name="ro1">
          <table:table-cell/>
          <table:table-cell table:formula="of:=[.B313]+1" office:value-type="float" office:value="30" calcext:value-type="float">
            <text:p>30</text:p>
          </table:table-cell>
          <table:table-cell office:value-type="string" calcext:value-type="string">
            <text:p>Nc3-d1</text:p>
          </table:table-cell>
          <table:table-cell office:value-type="float" office:value="7560735010" calcext:value-type="float">
            <text:p>7560735010</text:p>
          </table:table-cell>
          <table:table-cell office:value-type="float" office:value="1482507366" calcext:value-type="float">
            <text:p>1482507366</text:p>
          </table:table-cell>
          <table:table-cell office:value-type="float" office:value="2567430" calcext:value-type="float">
            <text:p>2567430</text:p>
          </table:table-cell>
          <table:table-cell office:value-type="float" office:value="358468" calcext:value-type="float">
            <text:p>358468</text:p>
          </table:table-cell>
          <table:table-cell office:value-type="float" office:value="143577059" calcext:value-type="float">
            <text:p>143577059</text:p>
          </table:table-cell>
          <table:table-cell office:value-type="float" office:value="121876285" calcext:value-type="float">
            <text:p>121876285</text:p>
          </table:table-cell>
          <table:table-cell/>
        </table:table-row>
        <table:table-row table:style-name="ro1">
          <table:table-cell/>
          <table:table-cell table:formula="of:=[.B314]+1" office:value-type="float" office:value="31" calcext:value-type="float">
            <text:p>31</text:p>
          </table:table-cell>
          <table:table-cell office:value-type="string" calcext:value-type="string">
            <text:p>Bd2-c1</text:p>
          </table:table-cell>
          <table:table-cell office:value-type="float" office:value="7188695081" calcext:value-type="float">
            <text:p>7188695081</text:p>
          </table:table-cell>
          <table:table-cell office:value-type="float" office:value="1365607393" calcext:value-type="float">
            <text:p>1365607393</text:p>
          </table:table-cell>
          <table:table-cell office:value-type="float" office:value="2423610" calcext:value-type="float">
            <text:p>2423610</text:p>
          </table:table-cell>
          <table:table-cell office:value-type="float" office:value="382936" calcext:value-type="float">
            <text:p>382936</text:p>
          </table:table-cell>
          <table:table-cell office:value-type="float" office:value="148996007" calcext:value-type="float">
            <text:p>148996007</text:p>
          </table:table-cell>
          <table:table-cell office:value-type="float" office:value="119126612" calcext:value-type="float">
            <text:p>119126612</text:p>
          </table:table-cell>
          <table:table-cell/>
        </table:table-row>
        <table:table-row table:style-name="ro1">
          <table:table-cell/>
          <table:table-cell table:formula="of:=[.B315]+1" office:value-type="float" office:value="32" calcext:value-type="float">
            <text:p>32</text:p>
          </table:table-cell>
          <table:table-cell office:value-type="string" calcext:value-type="string">
            <text:p>Nc3-b1</text:p>
          </table:table-cell>
          <table:table-cell office:value-type="float" office:value="7574150349" calcext:value-type="float">
            <text:p>7574150349</text:p>
          </table:table-cell>
          <table:table-cell office:value-type="float" office:value="1476603892" calcext:value-type="float">
            <text:p>1476603892</text:p>
          </table:table-cell>
          <table:table-cell office:value-type="float" office:value="2567018" calcext:value-type="float">
            <text:p>2567018</text:p>
          </table:table-cell>
          <table:table-cell office:value-type="float" office:value="358460" calcext:value-type="float">
            <text:p>358460</text:p>
          </table:table-cell>
          <table:table-cell office:value-type="float" office:value="142857201" calcext:value-type="float">
            <text:p>142857201</text:p>
          </table:table-cell>
          <table:table-cell office:value-type="float" office:value="114794400" calcext:value-type="float">
            <text:p>114794400</text:p>
          </table:table-cell>
          <table:table-cell/>
        </table:table-row>
        <table:table-row table:style-name="ro1">
          <table:table-cell/>
          <table:table-cell table:formula="of:=[.B316]+1" office:value-type="float" office:value="33" calcext:value-type="float">
            <text:p>33</text:p>
          </table:table-cell>
          <table:table-cell office:value-type="string" calcext:value-type="string">
            <text:p>Bd2-e3</text:p>
          </table:table-cell>
          <table:table-cell office:value-type="float" office:value="8831533611" calcext:value-type="float">
            <text:p>8831533611</text:p>
          </table:table-cell>
          <table:table-cell office:value-type="float" office:value="1743868776" calcext:value-type="float">
            <text:p>1743868776</text:p>
          </table:table-cell>
          <table:table-cell office:value-type="float" office:value="2738037" calcext:value-type="float">
            <text:p>2738037</text:p>
          </table:table-cell>
          <table:table-cell office:value-type="float" office:value="382376" calcext:value-type="float">
            <text:p>382376</text:p>
          </table:table-cell>
          <table:table-cell office:value-type="float" office:value="176579652" calcext:value-type="float">
            <text:p>176579652</text:p>
          </table:table-cell>
          <table:table-cell office:value-type="float" office:value="207941903" calcext:value-type="float">
            <text:p>207941903</text:p>
          </table:table-cell>
          <table:table-cell/>
        </table:table-row>
        <table:table-row table:style-name="ro1">
          <table:table-cell/>
          <table:table-cell table:formula="of:=[.B317]+1" office:value-type="float" office:value="34" calcext:value-type="float">
            <text:p>34</text:p>
          </table:table-cell>
          <table:table-cell office:value-type="string" calcext:value-type="string">
            <text:p>Nc3-a4</text:p>
          </table:table-cell>
          <table:table-cell office:value-type="float" office:value="9346560191" calcext:value-type="float">
            <text:p>9346560191</text:p>
          </table:table-cell>
          <table:table-cell office:value-type="float" office:value="1882004864" calcext:value-type="float">
            <text:p>1882004864</text:p>
          </table:table-cell>
          <table:table-cell office:value-type="float" office:value="2882969" calcext:value-type="float">
            <text:p>2882969</text:p>
          </table:table-cell>
          <table:table-cell office:value-type="float" office:value="358416" calcext:value-type="float">
            <text:p>358416</text:p>
          </table:table-cell>
          <table:table-cell office:value-type="float" office:value="172896734" calcext:value-type="float">
            <text:p>172896734</text:p>
          </table:table-cell>
          <table:table-cell office:value-type="float" office:value="237675385" calcext:value-type="float">
            <text:p>237675385</text:p>
          </table:table-cell>
          <table:table-cell/>
        </table:table-row>
        <table:table-row table:style-name="ro1">
          <table:table-cell/>
          <table:table-cell table:formula="of:=[.B318]+1" office:value-type="float" office:value="35" calcext:value-type="float">
            <text:p>35</text:p>
          </table:table-cell>
          <table:table-cell office:value-type="string" calcext:value-type="string">
            <text:p>Bd2-f4</text:p>
          </table:table-cell>
          <table:table-cell office:value-type="float" office:value="7644341581" calcext:value-type="float">
            <text:p>7644341581</text:p>
          </table:table-cell>
          <table:table-cell office:value-type="float" office:value="1365759406" calcext:value-type="float">
            <text:p>1365759406</text:p>
          </table:table-cell>
          <table:table-cell office:value-type="float" office:value="2524183" calcext:value-type="float">
            <text:p>2524183</text:p>
          </table:table-cell>
          <table:table-cell office:value-type="float" office:value="381792" calcext:value-type="float">
            <text:p>381792</text:p>
          </table:table-cell>
          <table:table-cell office:value-type="float" office:value="119197200" calcext:value-type="float">
            <text:p>119197200</text:p>
          </table:table-cell>
          <table:table-cell office:value-type="float" office:value="183905510" calcext:value-type="float">
            <text:p>183905510</text:p>
          </table:table-cell>
          <table:table-cell/>
        </table:table-row>
        <table:table-row table:style-name="ro1">
          <table:table-cell/>
          <table:table-cell table:formula="of:=[.B319]+1" office:value-type="float" office:value="36" calcext:value-type="float">
            <text:p>36</text:p>
          </table:table-cell>
          <table:table-cell office:value-type="string" calcext:value-type="string">
            <text:p>Nc3-b5</text:p>
          </table:table-cell>
          <table:table-cell office:value-type="float" office:value="8536331785" calcext:value-type="float">
            <text:p>8536331785</text:p>
          </table:table-cell>
          <table:table-cell office:value-type="float" office:value="1650624183" calcext:value-type="float">
            <text:p>1650624183</text:p>
          </table:table-cell>
          <table:table-cell office:value-type="float" office:value="2664413" calcext:value-type="float">
            <text:p>2664413</text:p>
          </table:table-cell>
          <table:table-cell office:value-type="float" office:value="289240" calcext:value-type="float">
            <text:p>289240</text:p>
          </table:table-cell>
          <table:table-cell office:value-type="float" office:value="341301194" calcext:value-type="float">
            <text:p>341301194</text:p>
          </table:table-cell>
          <table:table-cell office:value-type="float" office:value="221767962" calcext:value-type="float">
            <text:p>221767962</text:p>
          </table:table-cell>
          <table:table-cell/>
        </table:table-row>
        <table:table-row table:style-name="ro1">
          <table:table-cell/>
          <table:table-cell table:formula="of:=[.B320]+1" office:value-type="float" office:value="37" calcext:value-type="float">
            <text:p>37</text:p>
          </table:table-cell>
          <table:table-cell office:value-type="string" calcext:value-type="string">
            <text:p>Bd2-g5</text:p>
          </table:table-cell>
          <table:table-cell office:value-type="float" office:value="8614847947" calcext:value-type="float">
            <text:p>8614847947</text:p>
          </table:table-cell>
          <table:table-cell office:value-type="float" office:value="1654960483" calcext:value-type="float">
            <text:p>1654960483</text:p>
          </table:table-cell>
          <table:table-cell office:value-type="float" office:value="2801521" calcext:value-type="float">
            <text:p>2801521</text:p>
          </table:table-cell>
          <table:table-cell office:value-type="float" office:value="351188" calcext:value-type="float">
            <text:p>351188</text:p>
          </table:table-cell>
          <table:table-cell office:value-type="float" office:value="166159098" calcext:value-type="float">
            <text:p>166159098</text:p>
          </table:table-cell>
          <table:table-cell office:value-type="float" office:value="201223490" calcext:value-type="float">
            <text:p>201223490</text:p>
          </table:table-cell>
          <table:table-cell/>
        </table:table-row>
        <table:table-row table:style-name="ro1">
          <table:table-cell/>
          <table:table-cell table:formula="of:=[.B321]+1" office:value-type="float" office:value="38" calcext:value-type="float">
            <text:p>38</text:p>
          </table:table-cell>
          <table:table-cell office:value-type="string" calcext:value-type="string">
            <text:p>Ne5-d3</text:p>
          </table:table-cell>
          <table:table-cell office:value-type="float" office:value="6010078078" calcext:value-type="float">
            <text:p>6010078078</text:p>
          </table:table-cell>
          <table:table-cell office:value-type="float" office:value="980245262" calcext:value-type="float">
            <text:p>980245262</text:p>
          </table:table-cell>
          <table:table-cell office:value-type="float" office:value="2133773" calcext:value-type="float">
            <text:p>2133773</text:p>
          </table:table-cell>
          <table:table-cell office:value-type="float" office:value="388880" calcext:value-type="float">
            <text:p>388880</text:p>
          </table:table-cell>
          <table:table-cell office:value-type="float" office:value="93711176" calcext:value-type="float">
            <text:p>93711176</text:p>
          </table:table-cell>
          <table:table-cell office:value-type="float" office:value="161954280" calcext:value-type="float">
            <text:p>161954280</text:p>
          </table:table-cell>
          <table:table-cell/>
        </table:table-row>
        <table:table-row table:style-name="ro1">
          <table:table-cell/>
          <table:table-cell table:formula="of:=[.B322]+1" office:value-type="float" office:value="39" calcext:value-type="float">
            <text:p>39</text:p>
          </table:table-cell>
          <table:table-cell office:value-type="string" calcext:value-type="string">
            <text:p>Bd2-h6</text:p>
          </table:table-cell>
          <table:table-cell office:value-type="float" office:value="7594325672" calcext:value-type="float">
            <text:p>7594325672</text:p>
          </table:table-cell>
          <table:table-cell office:value-type="float" office:value="1477756081" calcext:value-type="float">
            <text:p>1477756081</text:p>
          </table:table-cell>
          <table:table-cell office:value-type="float" office:value="2514200" calcext:value-type="float">
            <text:p>2514200</text:p>
          </table:table-cell>
          <table:table-cell office:value-type="float" office:value="342088" calcext:value-type="float">
            <text:p>342088</text:p>
          </table:table-cell>
          <table:table-cell office:value-type="float" office:value="150683386" calcext:value-type="float">
            <text:p>150683386</text:p>
          </table:table-cell>
          <table:table-cell office:value-type="float" office:value="177657843" calcext:value-type="float">
            <text:p>177657843</text:p>
          </table:table-cell>
          <table:table-cell/>
        </table:table-row>
        <table:table-row table:style-name="ro1">
          <table:table-cell/>
          <table:table-cell table:formula="of:=[.B323]+1" office:value-type="float" office:value="40" calcext:value-type="float">
            <text:p>40</text:p>
          </table:table-cell>
          <table:table-cell office:value-type="string" calcext:value-type="string">
            <text:p>Ne5-g4</text:p>
          </table:table-cell>
          <table:table-cell office:value-type="float" office:value="6143255313" calcext:value-type="float">
            <text:p>6143255313</text:p>
          </table:table-cell>
          <table:table-cell office:value-type="float" office:value="1020507019" calcext:value-type="float">
            <text:p>1020507019</text:p>
          </table:table-cell>
          <table:table-cell office:value-type="float" office:value="2274684" calcext:value-type="float">
            <text:p>2274684</text:p>
          </table:table-cell>
          <table:table-cell office:value-type="float" office:value="414084" calcext:value-type="float">
            <text:p>414084</text:p>
          </table:table-cell>
          <table:table-cell office:value-type="float" office:value="195533896" calcext:value-type="float">
            <text:p>195533896</text:p>
          </table:table-cell>
          <table:table-cell office:value-type="float" office:value="159552211" calcext:value-type="float">
            <text:p>159552211</text:p>
          </table:table-cell>
          <table:table-cell/>
        </table:table-row>
        <table:table-row table:style-name="ro1">
          <table:table-cell/>
          <table:table-cell table:formula="of:=[.B324]+1" office:value-type="float" office:value="41" calcext:value-type="float">
            <text:p>41</text:p>
          </table:table-cell>
          <table:table-cell office:value-type="string" calcext:value-type="string">
            <text:p>Rh1-g1</text:p>
          </table:table-cell>
          <table:table-cell office:value-type="float" office:value="7743466513" calcext:value-type="float">
            <text:p>7743466513</text:p>
          </table:table-cell>
          <table:table-cell office:value-type="float" office:value="1483021724" calcext:value-type="float">
            <text:p>1483021724</text:p>
          </table:table-cell>
          <table:table-cell office:value-type="float" office:value="2567655" calcext:value-type="float">
            <text:p>2567655</text:p>
          </table:table-cell>
          <table:table-cell office:value-type="float" office:value="380524" calcext:value-type="float">
            <text:p>380524</text:p>
          </table:table-cell>
          <table:table-cell office:value-type="float" office:value="156667969" calcext:value-type="float">
            <text:p>156667969</text:p>
          </table:table-cell>
          <table:table-cell office:value-type="float" office:value="97584548" calcext:value-type="float">
            <text:p>97584548</text:p>
          </table:table-cell>
          <table:table-cell/>
        </table:table-row>
        <table:table-row table:style-name="ro1">
          <table:table-cell/>
          <table:table-cell table:formula="of:=[.B325]+1" office:value-type="float" office:value="42" calcext:value-type="float">
            <text:p>42</text:p>
          </table:table-cell>
          <table:table-cell office:value-type="string" calcext:value-type="string">
            <text:p>Ne5-c4</text:p>
          </table:table-cell>
          <table:table-cell office:value-type="float" office:value="6485370632" calcext:value-type="float">
            <text:p>6485370632</text:p>
          </table:table-cell>
          <table:table-cell office:value-type="float" office:value="976055791" calcext:value-type="float">
            <text:p>976055791</text:p>
          </table:table-cell>
          <table:table-cell office:value-type="float" office:value="2324321" calcext:value-type="float">
            <text:p>2324321</text:p>
          </table:table-cell>
          <table:table-cell office:value-type="float" office:value="363308" calcext:value-type="float">
            <text:p>363308</text:p>
          </table:table-cell>
          <table:table-cell office:value-type="float" office:value="176212501" calcext:value-type="float">
            <text:p>176212501</text:p>
          </table:table-cell>
          <table:table-cell office:value-type="float" office:value="174301136" calcext:value-type="float">
            <text:p>174301136</text:p>
          </table:table-cell>
          <table:table-cell/>
        </table:table-row>
        <table:table-row table:style-name="ro1">
          <table:table-cell/>
          <table:table-cell table:formula="of:=[.B326]+1" office:value-type="float" office:value="43" calcext:value-type="float">
            <text:p>43</text:p>
          </table:table-cell>
          <table:table-cell office:value-type="string" calcext:value-type="string">
            <text:p>Rh1-f1</text:p>
          </table:table-cell>
          <table:table-cell office:value-type="float" office:value="6941145758" calcext:value-type="float">
            <text:p>6941145758</text:p>
          </table:table-cell>
          <table:table-cell office:value-type="float" office:value="1361381734" calcext:value-type="float">
            <text:p>1361381734</text:p>
          </table:table-cell>
          <table:table-cell office:value-type="float" office:value="2361710" calcext:value-type="float">
            <text:p>2361710</text:p>
          </table:table-cell>
          <table:table-cell office:value-type="float" office:value="384064" calcext:value-type="float">
            <text:p>384064</text:p>
          </table:table-cell>
          <table:table-cell office:value-type="float" office:value="146941410" calcext:value-type="float">
            <text:p>146941410</text:p>
          </table:table-cell>
          <table:table-cell office:value-type="float" office:value="92596918" calcext:value-type="float">
            <text:p>92596918</text:p>
          </table:table-cell>
          <table:table-cell/>
        </table:table-row>
        <table:table-row table:style-name="ro1">
          <table:table-cell/>
          <table:table-cell table:formula="of:=[.B327]+1" office:value-type="float" office:value="44" calcext:value-type="float">
            <text:p>44</text:p>
          </table:table-cell>
          <table:table-cell office:value-type="string" calcext:value-type="string">
            <text:p>Ra1-d1</text:p>
          </table:table-cell>
          <table:table-cell office:value-type="float" office:value="6710600976" calcext:value-type="float">
            <text:p>6710600976</text:p>
          </table:table-cell>
          <table:table-cell office:value-type="float" office:value="1325538067" calcext:value-type="float">
            <text:p>1325538067</text:p>
          </table:table-cell>
          <table:table-cell office:value-type="float" office:value="2281474" calcext:value-type="float">
            <text:p>2281474</text:p>
          </table:table-cell>
          <table:table-cell office:value-type="float" office:value="382884" calcext:value-type="float">
            <text:p>382884</text:p>
          </table:table-cell>
          <table:table-cell office:value-type="float" office:value="143088540" calcext:value-type="float">
            <text:p>143088540</text:p>
          </table:table-cell>
          <table:table-cell office:value-type="float" office:value="99882001" calcext:value-type="float">
            <text:p>99882001</text:p>
          </table:table-cell>
          <table:table-cell/>
        </table:table-row>
        <table:table-row table:style-name="ro1">
          <table:table-cell/>
          <table:table-cell table:formula="of:=[.B328]+1" office:value-type="float" office:value="45" calcext:value-type="float">
            <text:p>45</text:p>
          </table:table-cell>
          <table:table-cell office:value-type="string" calcext:value-type="string">
            <text:p>Ne5-c6</text:p>
          </table:table-cell>
          <table:table-cell office:value-type="float" office:value="8102096729" calcext:value-type="float">
            <text:p>8102096729</text:p>
          </table:table-cell>
          <table:table-cell office:value-type="float" office:value="1456026148" calcext:value-type="float">
            <text:p>1456026148</text:p>
          </table:table-cell>
          <table:table-cell office:value-type="float" office:value="891841" calcext:value-type="float">
            <text:p>891841</text:p>
          </table:table-cell>
          <table:table-cell office:value-type="float" office:value="340796" calcext:value-type="float">
            <text:p>340796</text:p>
          </table:table-cell>
          <table:table-cell office:value-type="float" office:value="116614149" calcext:value-type="float">
            <text:p>116614149</text:p>
          </table:table-cell>
          <table:table-cell office:value-type="float" office:value="199924267" calcext:value-type="float">
            <text:p>199924267</text:p>
          </table:table-cell>
          <table:table-cell/>
        </table:table-row>
        <table:table-row table:style-name="ro1">
          <table:table-cell/>
          <table:table-cell table:formula="of:=[.B329]+1" office:value-type="float" office:value="46" calcext:value-type="float">
            <text:p>46</text:p>
          </table:table-cell>
          <table:table-cell office:value-type="string" calcext:value-type="string">
            <text:p>Ra1-c1</text:p>
          </table:table-cell>
          <table:table-cell office:value-type="float" office:value="7249929466" calcext:value-type="float">
            <text:p>7249929466</text:p>
          </table:table-cell>
          <table:table-cell office:value-type="float" office:value="1408433269" calcext:value-type="float">
            <text:p>1408433269</text:p>
          </table:table-cell>
          <table:table-cell office:value-type="float" office:value="2447122" calcext:value-type="float">
            <text:p>2447122</text:p>
          </table:table-cell>
          <table:table-cell office:value-type="float" office:value="382868" calcext:value-type="float">
            <text:p>382868</text:p>
          </table:table-cell>
          <table:table-cell office:value-type="float" office:value="151169517" calcext:value-type="float">
            <text:p>151169517</text:p>
          </table:table-cell>
          <table:table-cell office:value-type="float" office:value="100298793" calcext:value-type="float">
            <text:p>100298793</text:p>
          </table:table-cell>
          <table:table-cell/>
        </table:table-row>
        <table:table-row table:style-name="ro1">
          <table:table-cell/>
          <table:table-cell table:formula="of:=[.B330]+1" office:value-type="float" office:value="47" calcext:value-type="float">
            <text:p>47</text:p>
          </table:table-cell>
          <table:table-cell office:value-type="string" calcext:value-type="string">
            <text:p>Ke1-f1</text:p>
          </table:table-cell>
          <table:table-cell office:value-type="float" office:value="6050797903" calcext:value-type="float">
            <text:p>6050797903</text:p>
          </table:table-cell>
          <table:table-cell office:value-type="float" office:value="1193516866" calcext:value-type="float">
            <text:p>1193516866</text:p>
          </table:table-cell>
          <table:table-cell office:value-type="float" office:value="2139173" calcext:value-type="float">
            <text:p>2139173</text:p>
          </table:table-cell>
          <table:table-cell office:value-type="float" office:value="327044" calcext:value-type="float">
            <text:p>327044</text:p>
          </table:table-cell>
          <table:table-cell office:value-type="float" office:value="128783435" calcext:value-type="float">
            <text:p>12878343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331]+1" office:value-type="float" office:value="48" calcext:value-type="float">
            <text:p>48</text:p>
          </table:table-cell>
          <table:table-cell office:value-type="string" calcext:value-type="string">
            <text:p>Ke1-d1</text:p>
          </table:table-cell>
          <table:table-cell office:value-type="float" office:value="6605992768" calcext:value-type="float">
            <text:p>6605992768</text:p>
          </table:table-cell>
          <table:table-cell office:value-type="float" office:value="1281234195" calcext:value-type="float">
            <text:p>1281234195</text:p>
          </table:table-cell>
          <table:table-cell office:value-type="float" office:value="2249288" calcext:value-type="float">
            <text:p>2249288</text:p>
          </table:table-cell>
          <table:table-cell office:value-type="float" office:value="352116" calcext:value-type="float">
            <text:p>352116</text:p>
          </table:table-cell>
          <table:table-cell office:value-type="float" office:value="140013413" calcext:value-type="float">
            <text:p>1400134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104824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9">00/00/0000</text:date>, <text:time style:data-style-name="N2" text:time-value="11:36:45.831005501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ko </meta:initial-creator>
    <meta:creation-date>2015-09-25T20:04:16.618654642</meta:creation-date>
    <dc:date>2015-09-29T11:38:01.380735822</dc:date>
    <dc:creator>geko </dc:creator>
    <meta:editing-duration>PT1H58M7S</meta:editing-duration>
    <meta:editing-cycles>19</meta:editing-cycles>
    <meta:generator>LibreOffice/4.2.8.2$Linux_X86_64 LibreOffice_project/420m0$Build-2</meta:generator>
    <dc:title>Perft Results</dc:title>
    <meta:document-statistic meta:table-count="1" meta:cell-count="2419" meta:object-count="0"/>
  </office:meta>
</office:document-meta>
</file>